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9.74pt"/>
    </style:style>
    <style:style style:name="co2" style:family="table-column">
      <style:table-column-properties fo:break-before="auto" style:column-width="43.46pt"/>
    </style:style>
    <style:style style:name="co3" style:family="table-column">
      <style:table-column-properties fo:break-before="auto" style:column-width="80.5pt"/>
    </style:style>
    <style:style style:name="co4" style:family="table-column">
      <style:table-column-properties fo:break-before="auto" style:column-width="54.2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53.49pt"/>
    </style:style>
    <style:style style:name="co7" style:family="table-column">
      <style:table-column-properties fo:break-before="auto" style:column-width="49.66pt"/>
    </style:style>
    <style:style style:name="co8" style:family="table-column">
      <style:table-column-properties fo:break-before="auto" style:column-width="98.25pt"/>
    </style:style>
    <style:style style:name="co9" style:family="table-column">
      <style:table-column-properties fo:break-before="auto" style:column-width="108.31pt"/>
    </style:style>
    <style:style style:name="co10" style:family="table-column">
      <style:table-column-properties fo:break-before="auto" style:column-width="113.7pt"/>
    </style:style>
    <style:style style:name="co11" style:family="table-column">
      <style:table-column-properties fo:break-before="auto" style:column-width="106.75pt"/>
    </style:style>
    <style:style style:name="co12" style:family="table-column">
      <style:table-column-properties fo:break-before="auto" style:column-width="112.14pt"/>
    </style:style>
    <style:style style:name="co13" style:family="table-column">
      <style:table-column-properties fo:break-before="auto" style:column-width="109.05pt"/>
    </style:style>
    <style:style style:name="co14" style:family="table-column">
      <style:table-column-properties fo:break-before="auto" style:column-width="173.14pt"/>
    </style:style>
    <style:style style:name="co15" style:family="table-column">
      <style:table-column-properties fo:break-before="auto" style:column-width="162.34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v_scores_total_20191001-20h09m53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_classe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calib_size</text:p>
          </table:table-cell>
          <table:table-cell office:value-type="string" calcext:value-type="string">
            <text:p>test_size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log-loss_mean</text:p>
          </table:table-cell>
          <table:table-cell office:value-type="string" calcext:value-type="string">
            <text:p>log-loss_std</text:p>
          </table:table-cell>
          <table:table-cell office:value-type="string" calcext:value-type="string">
            <text:p>ECE_mean</text:p>
          </table:table-cell>
          <table:table-cell office:value-type="string" calcext:value-type="string">
            <text:p>ECE_std</text:p>
          </table:table-cell>
          <table:table-cell office:value-type="string" calcext:value-type="string">
            <text:p>ECE_15bins_mean</text:p>
          </table:table-cell>
          <table:table-cell office:value-type="string" calcext:value-type="string">
            <text:p>ECE_15bins_std</text:p>
          </table:table-cell>
          <table:table-cell office:value-type="string" calcext:value-type="string">
            <text:p>MCE_mean</text:p>
          </table:table-cell>
          <table:table-cell office:value-type="string" calcext:value-type="string">
            <text:p>MCE_std</text:p>
          </table:table-cell>
          <table:table-cell office:value-type="string" calcext:value-type="string">
            <text:p>sharpness_mean</text:p>
          </table:table-cell>
          <table:table-cell office:value-type="string" calcext:value-type="string">
            <text:p>sharpness_std</text:p>
          </table:table-cell>
          <table:table-cell office:value-type="string" calcext:value-type="string">
            <text:p>overconfidence_mean</text:p>
          </table:table-cell>
          <table:table-cell office:value-type="string" calcext:value-type="string">
            <text:p>overconfidence_std</text:p>
          </table:table-cell>
          <table:table-cell office:value-type="string" calcext:value-type="string">
            <text:p>underconfidence_mean</text:p>
          </table:table-cell>
          <table:table-cell office:value-type="string" calcext:value-type="string">
            <text:p>underconfidence_std</text:p>
          </table:table-cell>
          <table:table-cell office:value-type="string" calcext:value-type="string">
            <text:p>avg_confidence_mean</text:p>
          </table:table-cell>
          <table:table-cell office:value-type="string" calcext:value-type="string">
            <text:p>avg_confidence_std</text:p>
          </table:table-cell>
          <table:table-cell office:value-type="string" calcext:value-type="string">
            <text:p>weighted_abs_conf_difference_mean</text:p>
          </table:table-cell>
          <table:table-cell office:value-type="string" calcext:value-type="string">
            <text:p>weighted_abs_conf_difference_std</text:p>
          </table:table-cell>
          <table:table-cell office:value-type="string" calcext:value-type="string">
            <text:p>brier_score_mean</text:p>
          </table:table-cell>
          <table:table-cell office:value-type="string" calcext:value-type="string">
            <text:p>brier_score_std</text:p>
          </table:table-cell>
          <table:table-cell office:value-type="string" calcext:value-type="string">
            <text:p>cal_time_mean</text:p>
          </table:table-cell>
          <table:table-cell office:value-type="string" calcext:value-type="string">
            <text:p>cal_time_std</text:p>
          </table:table-cell>
          <table:table-cell office:value-type="string" calcext:value-type="string">
            <text:p>fit_time_mean</text:p>
          </table:table-cell>
          <table:table-cell office:value-type="string" calcext:value-type="string">
            <text:p>fit_time_std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AdaBoost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758588888888889" calcext:value-type="float">
            <text:p>0.758588888888889</text:p>
          </table:table-cell>
          <table:table-cell office:value-type="float" office:value="0.00217609534407436" calcext:value-type="float">
            <text:p>0.002176095344074</text:p>
          </table:table-cell>
          <table:table-cell office:value-type="float" office:value="0.685536452028605" calcext:value-type="float">
            <text:p>0.685536452028605</text:p>
          </table:table-cell>
          <table:table-cell office:value-type="float" office:value="0.000031845749648885" calcext:value-type="float">
            <text:p>3.1845749648885E-05</text:p>
          </table:table-cell>
          <table:table-cell office:value-type="float" office:value="0.250598953984287" calcext:value-type="float">
            <text:p>0.250598953984287</text:p>
          </table:table-cell>
          <table:table-cell office:value-type="float" office:value="0.00217554592522733" calcext:value-type="float">
            <text:p>0.002175545925227</text:p>
          </table:table-cell>
          <table:table-cell office:value-type="float" office:value="0.225255555555556" calcext:value-type="float">
            <text:p>0.225255555555556</text:p>
          </table:table-cell>
          <table:table-cell office:value-type="float" office:value="0.00217609534407436" calcext:value-type="float">
            <text:p>0.002176095344074</text:p>
          </table:table-cell>
          <table:table-cell office:value-type="float" office:value="0.480151515151515" calcext:value-type="float">
            <text:p>0.480151515151515</text:p>
          </table:table-cell>
          <table:table-cell office:value-type="float" office:value="0" calcext:value-type="float">
            <text:p>0</text:p>
          </table:table-cell>
          <table:table-cell office:value-type="float" office:value="0.000254995257307262" calcext:value-type="float">
            <text:p>0.000254995257307</text:p>
          </table:table-cell>
          <table:table-cell office:value-type="float" office:value="0.00000178382500889873" calcext:value-type="float">
            <text:p>1.78382500889873E-06</text:p>
          </table:table-cell>
          <table:table-cell office:value-type="float" office:value="0.502889534944647" calcext:value-type="float">
            <text:p>0.502889534944647</text:p>
          </table:table-cell>
          <table:table-cell office:value-type="float" office:value="0.0000228494413123886" calcext:value-type="float">
            <text:p>2.28494413123886E-05</text:p>
          </table:table-cell>
          <table:table-cell office:value-type="float" office:value="0.494007565088806" calcext:value-type="float">
            <text:p>0.494007565088806</text:p>
          </table:table-cell>
          <table:table-cell office:value-type="float" office:value="0.0000106545673834237" calcext:value-type="float">
            <text:p>1.06545673834237E-05</text:p>
          </table:table-cell>
          <table:table-cell office:value-type="float" office:value="0.505243334731602" calcext:value-type="float">
            <text:p>0.505243334731602</text:p>
          </table:table-cell>
          <table:table-cell office:value-type="float" office:value="0.0000112460765375669" calcext:value-type="float">
            <text:p>1.12460765375669E-05</text:p>
          </table:table-cell>
          <table:table-cell office:value-type="float" office:value="0.253345554157287" calcext:value-type="float">
            <text:p>0.253345554157287</text:p>
          </table:table-cell>
          <table:table-cell office:value-type="float" office:value="0.00217064915676044" calcext:value-type="float">
            <text:p>0.00217064915676</text:p>
          </table:table-cell>
          <table:table-cell office:value-type="float" office:value="0.246195191014892" calcext:value-type="float">
            <text:p>0.246195191014892</text:p>
          </table:table-cell>
          <table:table-cell office:value-type="float" office:value="0.0000159192609551112" calcext:value-type="float">
            <text:p>1.59192609551112E-05</text:p>
          </table:table-cell>
          <table:table-cell office:value-type="float" office:value="0.00000162124633789063" calcext:value-type="float">
            <text:p>1.62124633789063E-06</text:p>
          </table:table-cell>
          <table:table-cell office:value-type="float" office:value="0.000000333407353773165" calcext:value-type="float">
            <text:p>3.33407353773165E-07</text:p>
          </table:table-cell>
          <table:table-cell office:value-type="float" office:value="0.000165796279907227" calcext:value-type="float">
            <text:p>0.000165796279907</text:p>
          </table:table-cell>
          <table:table-cell office:value-type="float" office:value="0.0000417492346617104" calcext:value-type="float">
            <text:p>4.17492346617104E-05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XGBoost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808577777777778" calcext:value-type="float">
            <text:p>0.808577777777778</text:p>
          </table:table-cell>
          <table:table-cell office:value-type="float" office:value="0.00156154051473201" calcext:value-type="float">
            <text:p>0.001561540514732</text:p>
          </table:table-cell>
          <table:table-cell office:value-type="float" office:value="0.424947325456083" calcext:value-type="float">
            <text:p>0.424947325456083</text:p>
          </table:table-cell>
          <table:table-cell office:value-type="float" office:value="0.00147024219739343" calcext:value-type="float">
            <text:p>0.001470242197393</text:p>
          </table:table-cell>
          <table:table-cell office:value-type="float" office:value="0.0604586767676768" calcext:value-type="float">
            <text:p>0.060458676767677</text:p>
          </table:table-cell>
          <table:table-cell office:value-type="float" office:value="0.00071774918711834" calcext:value-type="float">
            <text:p>0.000717749187118</text:p>
          </table:table-cell>
          <table:table-cell office:value-type="float" office:value="0.0541597883597884" calcext:value-type="float">
            <text:p>0.054159788359788</text:p>
          </table:table-cell>
          <table:table-cell office:value-type="float" office:value="0.00097964812106375" calcext:value-type="float">
            <text:p>0.000979648121064</text:p>
          </table:table-cell>
          <table:table-cell office:value-type="float" office:value="0.185016378510051" calcext:value-type="float">
            <text:p>0.185016378510051</text:p>
          </table:table-cell>
          <table:table-cell office:value-type="float" office:value="0.00896404069632041" calcext:value-type="float">
            <text:p>0.00896404069632</text:p>
          </table:table-cell>
          <table:table-cell office:value-type="float" office:value="0.331531781853808" calcext:value-type="float">
            <text:p>0.331531781853808</text:p>
          </table:table-cell>
          <table:table-cell office:value-type="float" office:value="0.000920502019549843" calcext:value-type="float">
            <text:p>0.00092050201955</text:p>
          </table:table-cell>
          <table:table-cell office:value-type="float" office:value="0.648903483734371" calcext:value-type="float">
            <text:p>0.648903483734371</text:p>
          </table:table-cell>
          <table:table-cell office:value-type="float" office:value="0.000567552523129798" calcext:value-type="float">
            <text:p>0.00056755252313</text:p>
          </table:table-cell>
          <table:table-cell office:value-type="float" office:value="0.217695014537763" calcext:value-type="float">
            <text:p>0.217695014537763</text:p>
          </table:table-cell>
          <table:table-cell office:value-type="float" office:value="0.00067682860216007" calcext:value-type="float">
            <text:p>0.00067682860216</text:p>
          </table:table-cell>
          <table:table-cell office:value-type="float" office:value="0.756768568681346" calcext:value-type="float">
            <text:p>0.756768568681346</text:p>
          </table:table-cell>
          <table:table-cell office:value-type="float" office:value="0.000508787575580201" calcext:value-type="float">
            <text:p>0.00050878757558</text:p>
          </table:table-cell>
          <table:table-cell office:value-type="float" office:value="0.0518092090964317" calcext:value-type="float">
            <text:p>0.051809209096432</text:p>
          </table:table-cell>
          <table:table-cell office:value-type="float" office:value="0.00151682121993528" calcext:value-type="float">
            <text:p>0.001516821219935</text:p>
          </table:table-cell>
          <table:table-cell office:value-type="float" office:value="0.136886640713116" calcext:value-type="float">
            <text:p>0.136886640713116</text:p>
          </table:table-cell>
          <table:table-cell office:value-type="float" office:value="0.000600147652576663" calcext:value-type="float">
            <text:p>0.000600147652577</text:p>
          </table:table-cell>
          <table:table-cell office:value-type="float" office:value="0.00000162124633789063" calcext:value-type="float">
            <text:p>1.62124633789063E-06</text:p>
          </table:table-cell>
          <table:table-cell office:value-type="float" office:value="0.000000313892645170395" calcext:value-type="float">
            <text:p>3.13892645170395E-07</text:p>
          </table:table-cell>
          <table:table-cell office:value-type="float" office:value="0.000139331817626953" calcext:value-type="float">
            <text:p>0.000139331817627</text:p>
          </table:table-cell>
          <table:table-cell office:value-type="float" office:value="0.000010516995179539" calcext:value-type="float">
            <text:p>1.0516995179539E-05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mondrian_forest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794588888888889" calcext:value-type="float">
            <text:p>0.794588888888889</text:p>
          </table:table-cell>
          <table:table-cell office:value-type="float" office:value="0.00124617384242401" calcext:value-type="float">
            <text:p>0.001246173842424</text:p>
          </table:table-cell>
          <table:table-cell office:value-type="float" office:value="0.410777326098409" calcext:value-type="float">
            <text:p>0.410777326098409</text:p>
          </table:table-cell>
          <table:table-cell office:value-type="float" office:value="0.000995617146484821" calcext:value-type="float">
            <text:p>0.000995617146485</text:p>
          </table:table-cell>
          <table:table-cell office:value-type="float" office:value="0.0415235970819304" calcext:value-type="float">
            <text:p>0.041523597081931</text:p>
          </table:table-cell>
          <table:table-cell office:value-type="float" office:value="0.000711723791747043" calcext:value-type="float">
            <text:p>0.000711723791747</text:p>
          </table:table-cell>
          <table:table-cell office:value-type="float" office:value="0.0376228021669121" calcext:value-type="float">
            <text:p>0.037622802166912</text:p>
          </table:table-cell>
          <table:table-cell office:value-type="float" office:value="0.00111555865873529" calcext:value-type="float">
            <text:p>0.001115558658735</text:p>
          </table:table-cell>
          <table:table-cell office:value-type="float" office:value="0.161123499619781" calcext:value-type="float">
            <text:p>0.161123499619781</text:p>
          </table:table-cell>
          <table:table-cell office:value-type="float" office:value="0.00334250051030849" calcext:value-type="float">
            <text:p>0.003342500510308</text:p>
          </table:table-cell>
          <table:table-cell office:value-type="float" office:value="0.496211071611824" calcext:value-type="float">
            <text:p>0.496211071611824</text:p>
          </table:table-cell>
          <table:table-cell office:value-type="float" office:value="0.00145041148037959" calcext:value-type="float">
            <text:p>0.00145041148038</text:p>
          </table:table-cell>
          <table:table-cell office:value-type="float" office:value="0.622845878315563" calcext:value-type="float">
            <text:p>0.622845878315563</text:p>
          </table:table-cell>
          <table:table-cell office:value-type="float" office:value="0.000444678207577991" calcext:value-type="float">
            <text:p>0.000444678207578</text:p>
          </table:table-cell>
          <table:table-cell office:value-type="float" office:value="0.202378427009056" calcext:value-type="float">
            <text:p>0.202378427009056</text:p>
          </table:table-cell>
          <table:table-cell office:value-type="float" office:value="0.000585414546335639" calcext:value-type="float">
            <text:p>0.000585414546336</text:p>
          </table:table-cell>
          <table:table-cell office:value-type="float" office:value="0.761720353756406" calcext:value-type="float">
            <text:p>0.761720353756406</text:p>
          </table:table-cell>
          <table:table-cell office:value-type="float" office:value="0.000473351482244069" calcext:value-type="float">
            <text:p>0.000473351482244</text:p>
          </table:table-cell>
          <table:table-cell office:value-type="float" office:value="0.0328685351324828" calcext:value-type="float">
            <text:p>0.032868535132483</text:p>
          </table:table-cell>
          <table:table-cell office:value-type="float" office:value="0.00119051879169662" calcext:value-type="float">
            <text:p>0.001190518791697</text:p>
          </table:table-cell>
          <table:table-cell office:value-type="float" office:value="0.138254562788027" calcext:value-type="float">
            <text:p>0.138254562788027</text:p>
          </table:table-cell>
          <table:table-cell office:value-type="float" office:value="0.000375521929933885" calcext:value-type="float">
            <text:p>0.000375521929934</text:p>
          </table:table-cell>
          <table:table-cell office:value-type="float" office:value="0.00000164508819580078" calcext:value-type="float">
            <text:p>1.64508819580078E-06</text:p>
          </table:table-cell>
          <table:table-cell office:value-type="float" office:value="0.000000345501345305191" calcext:value-type="float">
            <text:p>3.45501345305191E-07</text:p>
          </table:table-cell>
          <table:table-cell office:value-type="float" office:value="0.000151777267456055" calcext:value-type="float">
            <text:p>0.000151777267456</text:p>
          </table:table-cell>
          <table:table-cell office:value-type="float" office:value="0.0000219682305273418" calcext:value-type="float">
            <text:p>2.19682305273418E-05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random_forest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848666666666667" calcext:value-type="float">
            <text:p>0.848666666666667</text:p>
          </table:table-cell>
          <table:table-cell office:value-type="float" office:value="0.000737027731190098" calcext:value-type="float">
            <text:p>0.00073702773119</text:p>
          </table:table-cell>
          <table:table-cell office:value-type="float" office:value="0.381351494569453" calcext:value-type="float">
            <text:p>0.381351494569453</text:p>
          </table:table-cell>
          <table:table-cell office:value-type="float" office:value="0.00258216197399092" calcext:value-type="float">
            <text:p>0.002582161973991</text:p>
          </table:table-cell>
          <table:table-cell office:value-type="float" office:value="0.0797927328843996" calcext:value-type="float">
            <text:p>0.0797927328844</text:p>
          </table:table-cell>
          <table:table-cell office:value-type="float" office:value="0.000636249538896672" calcext:value-type="float">
            <text:p>0.000636249538897</text:p>
          </table:table-cell>
          <table:table-cell office:value-type="float" office:value="0.0812979100529101" calcext:value-type="float">
            <text:p>0.08129791005291</text:p>
          </table:table-cell>
          <table:table-cell office:value-type="float" office:value="0.000704518944148191" calcext:value-type="float">
            <text:p>0.000704518944148</text:p>
          </table:table-cell>
          <table:table-cell office:value-type="float" office:value="0.190303609791864" calcext:value-type="float">
            <text:p>0.190303609791864</text:p>
          </table:table-cell>
          <table:table-cell office:value-type="float" office:value="0.00480916861782127" calcext:value-type="float">
            <text:p>0.004809168617821</text:p>
          </table:table-cell>
          <table:table-cell office:value-type="float" office:value="0.413160852570779" calcext:value-type="float">
            <text:p>0.413160852570779</text:p>
          </table:table-cell>
          <table:table-cell office:value-type="float" office:value="0.00093314821344144" calcext:value-type="float">
            <text:p>0.000933148213441</text:p>
          </table:table-cell>
          <table:table-cell office:value-type="float" office:value="0.616985185056853" calcext:value-type="float">
            <text:p>0.616985185056853</text:p>
          </table:table-cell>
          <table:table-cell office:value-type="float" office:value="0.000900740433811182" calcext:value-type="float">
            <text:p>0.000900740433811</text:p>
          </table:table-cell>
          <table:table-cell office:value-type="float" office:value="0.204488772087432" calcext:value-type="float">
            <text:p>0.204488772087432</text:p>
          </table:table-cell>
          <table:table-cell office:value-type="float" office:value="0.000635626388991238" calcext:value-type="float">
            <text:p>0.000635626388991</text:p>
          </table:table-cell>
          <table:table-cell office:value-type="float" office:value="0.768494222222222" calcext:value-type="float">
            <text:p>0.768494222222222</text:p>
          </table:table-cell>
          <table:table-cell office:value-type="float" office:value="0.000523129445748939" calcext:value-type="float">
            <text:p>0.000523129445749</text:p>
          </table:table-cell>
          <table:table-cell office:value-type="float" office:value="0.0801724444444445" calcext:value-type="float">
            <text:p>0.080172444444445</text:p>
          </table:table-cell>
          <table:table-cell office:value-type="float" office:value="0.000735557196671189" calcext:value-type="float">
            <text:p>0.000735557196671</text:p>
          </table:table-cell>
          <table:table-cell office:value-type="float" office:value="0.114822188888889" calcext:value-type="float">
            <text:p>0.114822188888889</text:p>
          </table:table-cell>
          <table:table-cell office:value-type="float" office:value="0.000443056402476064" calcext:value-type="float">
            <text:p>0.000443056402476</text:p>
          </table:table-cell>
          <table:table-cell office:value-type="float" office:value="0.00000154972076416016" calcext:value-type="float">
            <text:p>1.54972076416016E-06</text:p>
          </table:table-cell>
          <table:table-cell office:value-type="float" office:value="0.000000493116126298541" calcext:value-type="float">
            <text:p>4.93116126298541E-07</text:p>
          </table:table-cell>
          <table:table-cell office:value-type="float" office:value="0.000146389007568359" calcext:value-type="float">
            <text:p>0.000146389007568</text:p>
          </table:table-cell>
          <table:table-cell office:value-type="float" office:value="0.00000426792195068917" calcext:value-type="float">
            <text:p>4.26792195068917E-06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1layer_NN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5925" calcext:value-type="float">
            <text:p>0.5925</text:p>
          </table:table-cell>
          <table:table-cell office:value-type="float" office:value="0.000772024577247251" calcext:value-type="float">
            <text:p>0.000772024577247</text:p>
          </table:table-cell>
          <table:table-cell office:value-type="float" office:value="0.864920774060361" calcext:value-type="float">
            <text:p>0.864920774060361</text:p>
          </table:table-cell>
          <table:table-cell office:value-type="float" office:value="0.00149119275138752" calcext:value-type="float">
            <text:p>0.001491192751388</text:p>
          </table:table-cell>
          <table:table-cell office:value-type="float" office:value="0.209018604938272" calcext:value-type="float">
            <text:p>0.209018604938272</text:p>
          </table:table-cell>
          <table:table-cell office:value-type="float" office:value="0.000854028993970311" calcext:value-type="float">
            <text:p>0.00085402899397</text:p>
          </table:table-cell>
          <table:table-cell office:value-type="float" office:value="0.203171613756614" calcext:value-type="float">
            <text:p>0.203171613756614</text:p>
          </table:table-cell>
          <table:table-cell office:value-type="float" office:value="0.000925272651463746" calcext:value-type="float">
            <text:p>0.000925272651464</text:p>
          </table:table-cell>
          <table:table-cell office:value-type="float" office:value="0.430423240419858" calcext:value-type="float">
            <text:p>0.430423240419858</text:p>
          </table:table-cell>
          <table:table-cell office:value-type="float" office:value="0.0185371792980253" calcext:value-type="float">
            <text:p>0.018537179298025</text:p>
          </table:table-cell>
          <table:table-cell office:value-type="float" office:value="0.34978774985768" calcext:value-type="float">
            <text:p>0.34978774985768</text:p>
          </table:table-cell>
          <table:table-cell office:value-type="float" office:value="0.00104803672441382" calcext:value-type="float">
            <text:p>0.001048036724414</text:p>
          </table:table-cell>
          <table:table-cell office:value-type="float" office:value="0.770060753819202" calcext:value-type="float">
            <text:p>0.770060753819202</text:p>
          </table:table-cell>
          <table:table-cell office:value-type="float" office:value="0.000427692584917844" calcext:value-type="float">
            <text:p>0.000427692584918</text:p>
          </table:table-cell>
          <table:table-cell office:value-type="float" office:value="0.181066759338857" calcext:value-type="float">
            <text:p>0.181066759338857</text:p>
          </table:table-cell>
          <table:table-cell office:value-type="float" office:value="0.000910028018093949" calcext:value-type="float">
            <text:p>0.000910028018094</text:p>
          </table:table-cell>
          <table:table-cell office:value-type="float" office:value="0.799017752212888" calcext:value-type="float">
            <text:p>0.799017752212888</text:p>
          </table:table-cell>
          <table:table-cell office:value-type="float" office:value="0.000597400963081988" calcext:value-type="float">
            <text:p>0.000597400963082</text:p>
          </table:table-cell>
          <table:table-cell office:value-type="float" office:value="0.206517752212888" calcext:value-type="float">
            <text:p>0.206517752212888</text:p>
          </table:table-cell>
          <table:table-cell office:value-type="float" office:value="0.000943566696938688" calcext:value-type="float">
            <text:p>0.000943566696939</text:p>
          </table:table-cell>
          <table:table-cell office:value-type="float" office:value="0.282353059833231" calcext:value-type="float">
            <text:p>0.282353059833231</text:p>
          </table:table-cell>
          <table:table-cell office:value-type="float" office:value="0.000549089644959864" calcext:value-type="float">
            <text:p>0.00054908964496</text:p>
          </table:table-cell>
          <table:table-cell office:value-type="float" office:value="0.00000154972076416016" calcext:value-type="float">
            <text:p>1.54972076416016E-06</text:p>
          </table:table-cell>
          <table:table-cell office:value-type="float" office:value="0.000000393370586101678" calcext:value-type="float">
            <text:p>3.93370586101678E-07</text:p>
          </table:table-cell>
          <table:table-cell office:value-type="float" office:value="0.000149059295654297" calcext:value-type="float">
            <text:p>0.000149059295654</text:p>
          </table:table-cell>
          <table:table-cell office:value-type="float" office:value="0.0000207291057356791" calcext:value-type="float">
            <text:p>2.07291057356791E-05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AdaBoost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758611111111111" calcext:value-type="float">
            <text:p>0.758611111111111</text:p>
          </table:table-cell>
          <table:table-cell office:value-type="float" office:value="0.00233024486959276" calcext:value-type="float">
            <text:p>0.002330244869593</text:p>
          </table:table-cell>
          <table:table-cell office:value-type="float" office:value="0.483072126597301" calcext:value-type="float">
            <text:p>0.483072126597301</text:p>
          </table:table-cell>
          <table:table-cell office:value-type="float" office:value="0.00221562098922928" calcext:value-type="float">
            <text:p>0.002215620989229</text:p>
          </table:table-cell>
          <table:table-cell office:value-type="float" office:value="0.0389398260381594" calcext:value-type="float">
            <text:p>0.038939826038159</text:p>
          </table:table-cell>
          <table:table-cell office:value-type="float" office:value="0.00318995145705778" calcext:value-type="float">
            <text:p>0.003189951457058</text:p>
          </table:table-cell>
          <table:table-cell office:value-type="float" office:value="0.0258946825396825" calcext:value-type="float">
            <text:p>0.025894682539683</text:p>
          </table:table-cell>
          <table:table-cell office:value-type="float" office:value="0.00423313575357012" calcext:value-type="float">
            <text:p>0.00423313575357</text:p>
          </table:table-cell>
          <table:table-cell office:value-type="float" office:value="0.182749264675791" calcext:value-type="float">
            <text:p>0.182749264675791</text:p>
          </table:table-cell>
          <table:table-cell office:value-type="float" office:value="0.029856661305449" calcext:value-type="float">
            <text:p>0.029856661305449</text:p>
          </table:table-cell>
          <table:table-cell office:value-type="float" office:value="0.305459605705064" calcext:value-type="float">
            <text:p>0.305459605705064</text:p>
          </table:table-cell>
          <table:table-cell office:value-type="float" office:value="0.0136976432645257" calcext:value-type="float">
            <text:p>0.013697643264526</text:p>
          </table:table-cell>
          <table:table-cell office:value-type="float" office:value="0.672693331177641" calcext:value-type="float">
            <text:p>0.672693331177641</text:p>
          </table:table-cell>
          <table:table-cell office:value-type="float" office:value="0.0102505297706223" calcext:value-type="float">
            <text:p>0.010250529770622</text:p>
          </table:table-cell>
          <table:table-cell office:value-type="float" office:value="0.212101389637909" calcext:value-type="float">
            <text:p>0.212101389637909</text:p>
          </table:table-cell>
          <table:table-cell office:value-type="float" office:value="0.0120001499586927" calcext:value-type="float">
            <text:p>0.012000149958693</text:p>
          </table:table-cell>
          <table:table-cell office:value-type="float" office:value="0.760085533399659" calcext:value-type="float">
            <text:p>0.760085533399659</text:p>
          </table:table-cell>
          <table:table-cell office:value-type="float" office:value="0.0113557623899404" calcext:value-type="float">
            <text:p>0.011355762389941</text:p>
          </table:table-cell>
          <table:table-cell office:value-type="float" office:value="0.00916610584125827" calcext:value-type="float">
            <text:p>0.009166105841258</text:p>
          </table:table-cell>
          <table:table-cell office:value-type="float" office:value="0.00894697407664562" calcext:value-type="float">
            <text:p>0.008946974076646</text:p>
          </table:table-cell>
          <table:table-cell office:value-type="float" office:value="0.160164918130518" calcext:value-type="float">
            <text:p>0.160164918130518</text:p>
          </table:table-cell>
          <table:table-cell office:value-type="float" office:value="0.00101165794412793" calcext:value-type="float">
            <text:p>0.001011657944128</text:p>
          </table:table-cell>
          <table:table-cell office:value-type="float" office:value="0.164023995399475" calcext:value-type="float">
            <text:p>0.164023995399475</text:p>
          </table:table-cell>
          <table:table-cell office:value-type="float" office:value="0.0182347521402434" calcext:value-type="float">
            <text:p>0.018234752140244</text:p>
          </table:table-cell>
          <table:table-cell office:value-type="float" office:value="1.37729711532593" calcext:value-type="float">
            <text:p>1.37729711532593</text:p>
          </table:table-cell>
          <table:table-cell office:value-type="float" office:value="0.35345345037352" calcext:value-type="float">
            <text:p>0.35345345037352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XGBoost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808477777777778" calcext:value-type="float">
            <text:p>0.808477777777778</text:p>
          </table:table-cell>
          <table:table-cell office:value-type="float" office:value="0.00144875898834486" calcext:value-type="float">
            <text:p>0.001448758988345</text:p>
          </table:table-cell>
          <table:table-cell office:value-type="float" office:value="0.413707165300956" calcext:value-type="float">
            <text:p>0.413707165300956</text:p>
          </table:table-cell>
          <table:table-cell office:value-type="float" office:value="0.00123736472132956" calcext:value-type="float">
            <text:p>0.00123736472133</text:p>
          </table:table-cell>
          <table:table-cell office:value-type="float" office:value="0.0340833501683502" calcext:value-type="float">
            <text:p>0.03408335016835</text:p>
          </table:table-cell>
          <table:table-cell office:value-type="float" office:value="0.00194289021766704" calcext:value-type="float">
            <text:p>0.001942890217667</text:p>
          </table:table-cell>
          <table:table-cell office:value-type="float" office:value="0.0220712169312169" calcext:value-type="float">
            <text:p>0.022071216931217</text:p>
          </table:table-cell>
          <table:table-cell office:value-type="float" office:value="0.00437683667830203" calcext:value-type="float">
            <text:p>0.004376836678302</text:p>
          </table:table-cell>
          <table:table-cell office:value-type="float" office:value="0.161946167818308" calcext:value-type="float">
            <text:p>0.161946167818308</text:p>
          </table:table-cell>
          <table:table-cell office:value-type="float" office:value="0.0254475582219327" calcext:value-type="float">
            <text:p>0.025447558221933</text:p>
          </table:table-cell>
          <table:table-cell office:value-type="float" office:value="0.327914288927183" calcext:value-type="float">
            <text:p>0.327914288927183</text:p>
          </table:table-cell>
          <table:table-cell office:value-type="float" office:value="0.00400554194724046" calcext:value-type="float">
            <text:p>0.00400554194724</text:p>
          </table:table-cell>
          <table:table-cell office:value-type="float" office:value="0.697413432313356" calcext:value-type="float">
            <text:p>0.697413432313356</text:p>
          </table:table-cell>
          <table:table-cell office:value-type="float" office:value="0.00999738601353401" calcext:value-type="float">
            <text:p>0.009997386013534</text:p>
          </table:table-cell>
          <table:table-cell office:value-type="float" office:value="0.167952756166942" calcext:value-type="float">
            <text:p>0.167952756166942</text:p>
          </table:table-cell>
          <table:table-cell office:value-type="float" office:value="0.00972106262154652" calcext:value-type="float">
            <text:p>0.009721062621547</text:p>
          </table:table-cell>
          <table:table-cell office:value-type="float" office:value="0.806261801718859" calcext:value-type="float">
            <text:p>0.806261801718859</text:p>
          </table:table-cell>
          <table:table-cell office:value-type="float" office:value="0.00958933561348434" calcext:value-type="float">
            <text:p>0.009589335613484</text:p>
          </table:table-cell>
          <table:table-cell office:value-type="float" office:value="0.00781083555329107" calcext:value-type="float">
            <text:p>0.007810835553291</text:p>
          </table:table-cell>
          <table:table-cell office:value-type="float" office:value="0.00753987166322075" calcext:value-type="float">
            <text:p>0.007539871663221</text:p>
          </table:table-cell>
          <table:table-cell office:value-type="float" office:value="0.13375073502057" calcext:value-type="float">
            <text:p>0.13375073502057</text:p>
          </table:table-cell>
          <table:table-cell office:value-type="float" office:value="0.000568822219597897" calcext:value-type="float">
            <text:p>0.000568822219598</text:p>
          </table:table-cell>
          <table:table-cell office:value-type="float" office:value="0.160722136497498" calcext:value-type="float">
            <text:p>0.160722136497498</text:p>
          </table:table-cell>
          <table:table-cell office:value-type="float" office:value="0.00943527463005691" calcext:value-type="float">
            <text:p>0.009435274630057</text:p>
          </table:table-cell>
          <table:table-cell office:value-type="float" office:value="0.946303987503052" calcext:value-type="float">
            <text:p>0.946303987503052</text:p>
          </table:table-cell>
          <table:table-cell office:value-type="float" office:value="0.0694611859776632" calcext:value-type="float">
            <text:p>0.069461185977663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mondrian_forest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794355555555555" calcext:value-type="float">
            <text:p>0.794355555555555</text:p>
          </table:table-cell>
          <table:table-cell office:value-type="float" office:value="0.00147200673941319" calcext:value-type="float">
            <text:p>0.001472006739413</text:p>
          </table:table-cell>
          <table:table-cell office:value-type="float" office:value="0.407775757096556" calcext:value-type="float">
            <text:p>0.407775757096556</text:p>
          </table:table-cell>
          <table:table-cell office:value-type="float" office:value="0.00128776073388187" calcext:value-type="float">
            <text:p>0.001287760733882</text:p>
          </table:table-cell>
          <table:table-cell office:value-type="float" office:value="0.0351544802406975" calcext:value-type="float">
            <text:p>0.035154480240698</text:p>
          </table:table-cell>
          <table:table-cell office:value-type="float" office:value="0.00402448551941293" calcext:value-type="float">
            <text:p>0.004024485519413</text:p>
          </table:table-cell>
          <table:table-cell office:value-type="float" office:value="0.0270227800947918" calcext:value-type="float">
            <text:p>0.027022780094792</text:p>
          </table:table-cell>
          <table:table-cell office:value-type="float" office:value="0.00521474232685752" calcext:value-type="float">
            <text:p>0.005214742326858</text:p>
          </table:table-cell>
          <table:table-cell office:value-type="float" office:value="0.140482139638834" calcext:value-type="float">
            <text:p>0.140482139638834</text:p>
          </table:table-cell>
          <table:table-cell office:value-type="float" office:value="0.0205289815126227" calcext:value-type="float">
            <text:p>0.020528981512623</text:p>
          </table:table-cell>
          <table:table-cell office:value-type="float" office:value="0.462073544746084" calcext:value-type="float">
            <text:p>0.462073544746084</text:p>
          </table:table-cell>
          <table:table-cell office:value-type="float" office:value="0.025487459936896" calcext:value-type="float">
            <text:p>0.025487459936896</text:p>
          </table:table-cell>
          <table:table-cell office:value-type="float" office:value="0.643916316614339" calcext:value-type="float">
            <text:p>0.643916316614339</text:p>
          </table:table-cell>
          <table:table-cell office:value-type="float" office:value="0.0125082819871781" calcext:value-type="float">
            <text:p>0.012508281987178</text:p>
          </table:table-cell>
          <table:table-cell office:value-type="float" office:value="0.186252577317284" calcext:value-type="float">
            <text:p>0.186252577317284</text:p>
          </table:table-cell>
          <table:table-cell office:value-type="float" office:value="0.00909535530315475" calcext:value-type="float">
            <text:p>0.009095355303155</text:p>
          </table:table-cell>
          <table:table-cell office:value-type="float" office:value="0.778826461983257" calcext:value-type="float">
            <text:p>0.778826461983257</text:p>
          </table:table-cell>
          <table:table-cell office:value-type="float" office:value="0.00956754980861487" calcext:value-type="float">
            <text:p>0.009567549808615</text:p>
          </table:table-cell>
          <table:table-cell office:value-type="float" office:value="0.0156760735976854" calcext:value-type="float">
            <text:p>0.015676073597685</text:p>
          </table:table-cell>
          <table:table-cell office:value-type="float" office:value="0.0105702816952389" calcext:value-type="float">
            <text:p>0.010570281695239</text:p>
          </table:table-cell>
          <table:table-cell office:value-type="float" office:value="0.137095298674897" calcext:value-type="float">
            <text:p>0.137095298674897</text:p>
          </table:table-cell>
          <table:table-cell office:value-type="float" office:value="0.000382281492025245" calcext:value-type="float">
            <text:p>0.000382281492025</text:p>
          </table:table-cell>
          <table:table-cell office:value-type="float" office:value="0.165721201896668" calcext:value-type="float">
            <text:p>0.165721201896668</text:p>
          </table:table-cell>
          <table:table-cell office:value-type="float" office:value="0.00473856874375304" calcext:value-type="float">
            <text:p>0.004738568743753</text:p>
          </table:table-cell>
          <table:table-cell office:value-type="float" office:value="1.03911983966827" calcext:value-type="float">
            <text:p>1.03911983966827</text:p>
          </table:table-cell>
          <table:table-cell office:value-type="float" office:value="0.27176975567943" calcext:value-type="float">
            <text:p>0.27176975567943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random_forest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848477777777778" calcext:value-type="float">
            <text:p>0.848477777777778</text:p>
          </table:table-cell>
          <table:table-cell office:value-type="float" office:value="0.000944335505699702" calcext:value-type="float">
            <text:p>0.0009443355057</text:p>
          </table:table-cell>
          <table:table-cell office:value-type="float" office:value="0.350491652514317" calcext:value-type="float">
            <text:p>0.350491652514317</text:p>
          </table:table-cell>
          <table:table-cell office:value-type="float" office:value="0.00310753473773603" calcext:value-type="float">
            <text:p>0.003107534737736</text:p>
          </table:table-cell>
          <table:table-cell office:value-type="float" office:value="0.0282595353535353" calcext:value-type="float">
            <text:p>0.028259535353535</text:p>
          </table:table-cell>
          <table:table-cell office:value-type="float" office:value="0.00269576920072918" calcext:value-type="float">
            <text:p>0.002695769200729</text:p>
          </table:table-cell>
          <table:table-cell office:value-type="float" office:value="0.0212973015873016" calcext:value-type="float">
            <text:p>0.021297301587302</text:p>
          </table:table-cell>
          <table:table-cell office:value-type="float" office:value="0.00299227571419772" calcext:value-type="float">
            <text:p>0.002992275714198</text:p>
          </table:table-cell>
          <table:table-cell office:value-type="float" office:value="0.643080808080808" calcext:value-type="float">
            <text:p>0.643080808080808</text:p>
          </table:table-cell>
          <table:table-cell office:value-type="float" office:value="0.0938893341388611" calcext:value-type="float">
            <text:p>0.093889334138861</text:p>
          </table:table-cell>
          <table:table-cell office:value-type="float" office:value="0.358578230789082" calcext:value-type="float">
            <text:p>0.358578230789082</text:p>
          </table:table-cell>
          <table:table-cell office:value-type="float" office:value="0.0248225466302959" calcext:value-type="float">
            <text:p>0.024822546630296</text:p>
          </table:table-cell>
          <table:table-cell office:value-type="float" office:value="0.704519155651646" calcext:value-type="float">
            <text:p>0.704519155651646</text:p>
          </table:table-cell>
          <table:table-cell office:value-type="float" office:value="0.00678969238635546" calcext:value-type="float">
            <text:p>0.006789692386355</text:p>
          </table:table-cell>
          <table:table-cell office:value-type="float" office:value="0.120645097658497" calcext:value-type="float">
            <text:p>0.120645097658497</text:p>
          </table:table-cell>
          <table:table-cell office:value-type="float" office:value="0.00507556622650869" calcext:value-type="float">
            <text:p>0.005075566226509</text:p>
          </table:table-cell>
          <table:table-cell office:value-type="float" office:value="0.852862705146095" calcext:value-type="float">
            <text:p>0.852862705146095</text:p>
          </table:table-cell>
          <table:table-cell office:value-type="float" office:value="0.00487745136956454" calcext:value-type="float">
            <text:p>0.004877451369565</text:p>
          </table:table-cell>
          <table:table-cell office:value-type="float" office:value="0.00578332790865254" calcext:value-type="float">
            <text:p>0.005783327908653</text:p>
          </table:table-cell>
          <table:table-cell office:value-type="float" office:value="0.00402987884955016" calcext:value-type="float">
            <text:p>0.00402987884955</text:p>
          </table:table-cell>
          <table:table-cell office:value-type="float" office:value="0.106063558744272" calcext:value-type="float">
            <text:p>0.106063558744272</text:p>
          </table:table-cell>
          <table:table-cell office:value-type="float" office:value="0.000597947032199975" calcext:value-type="float">
            <text:p>0.0005979470322</text:p>
          </table:table-cell>
          <table:table-cell office:value-type="float" office:value="0.158114385604858" calcext:value-type="float">
            <text:p>0.158114385604858</text:p>
          </table:table-cell>
          <table:table-cell office:value-type="float" office:value="0.00223758322219214" calcext:value-type="float">
            <text:p>0.002237583222192</text:p>
          </table:table-cell>
          <table:table-cell office:value-type="float" office:value="1.06438245773315" calcext:value-type="float">
            <text:p>1.06438245773315</text:p>
          </table:table-cell>
          <table:table-cell office:value-type="float" office:value="0.373061233465913" calcext:value-type="float">
            <text:p>0.373061233465913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1layer_NN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577888888888889" calcext:value-type="float">
            <text:p>0.577888888888889</text:p>
          </table:table-cell>
          <table:table-cell office:value-type="float" office:value="0.0035210517196741" calcext:value-type="float">
            <text:p>0.003521051719674</text:p>
          </table:table-cell>
          <table:table-cell office:value-type="float" office:value="0.672742784060646" calcext:value-type="float">
            <text:p>0.672742784060646</text:p>
          </table:table-cell>
          <table:table-cell office:value-type="float" office:value="0.000961612387112503" calcext:value-type="float">
            <text:p>0.000961612387113</text:p>
          </table:table-cell>
          <table:table-cell office:value-type="float" office:value="0.0454158125701459" calcext:value-type="float">
            <text:p>0.045415812570146</text:p>
          </table:table-cell>
          <table:table-cell office:value-type="float" office:value="0.0030749093236233" calcext:value-type="float">
            <text:p>0.003074909323623</text:p>
          </table:table-cell>
          <table:table-cell office:value-type="float" office:value="0.0401672486772487" calcext:value-type="float">
            <text:p>0.040167248677249</text:p>
          </table:table-cell>
          <table:table-cell office:value-type="float" office:value="0.00265821462561178" calcext:value-type="float">
            <text:p>0.002658214625612</text:p>
          </table:table-cell>
          <table:table-cell office:value-type="float" office:value="0.661533411033411" calcext:value-type="float">
            <text:p>0.661533411033411</text:p>
          </table:table-cell>
          <table:table-cell office:value-type="float" office:value="0.0596987461761697" calcext:value-type="float">
            <text:p>0.05969874617617</text:p>
          </table:table-cell>
          <table:table-cell office:value-type="float" office:value="0.222666199523327" calcext:value-type="float">
            <text:p>0.222666199523327</text:p>
          </table:table-cell>
          <table:table-cell office:value-type="float" office:value="0.0121585164680899" calcext:value-type="float">
            <text:p>0.01215851646809</text:p>
          </table:table-cell>
          <table:table-cell office:value-type="float" office:value="0.570003087672025" calcext:value-type="float">
            <text:p>0.570003087672025</text:p>
          </table:table-cell>
          <table:table-cell office:value-type="float" office:value="0.00177556145470361" calcext:value-type="float">
            <text:p>0.001775561454704</text:p>
          </table:table-cell>
          <table:table-cell office:value-type="float" office:value="0.386196713298293" calcext:value-type="float">
            <text:p>0.386196713298293</text:p>
          </table:table-cell>
          <table:table-cell office:value-type="float" office:value="0.00262153049946767" calcext:value-type="float">
            <text:p>0.002621530499468</text:p>
          </table:table-cell>
          <table:table-cell office:value-type="float" office:value="0.595316365357089" calcext:value-type="float">
            <text:p>0.595316365357089</text:p>
          </table:table-cell>
          <table:table-cell office:value-type="float" office:value="0.0023643235027564" calcext:value-type="float">
            <text:p>0.002364323502756</text:p>
          </table:table-cell>
          <table:table-cell office:value-type="float" office:value="0.0174274764682" calcext:value-type="float">
            <text:p>0.0174274764682</text:p>
          </table:table-cell>
          <table:table-cell office:value-type="float" office:value="0.00219684914413881" calcext:value-type="float">
            <text:p>0.002196849144139</text:p>
          </table:table-cell>
          <table:table-cell office:value-type="float" office:value="0.236778142327167" calcext:value-type="float">
            <text:p>0.236778142327167</text:p>
          </table:table-cell>
          <table:table-cell office:value-type="float" office:value="0.000377708580590659" calcext:value-type="float">
            <text:p>0.000377708580591</text:p>
          </table:table-cell>
          <table:table-cell office:value-type="float" office:value="0.156326341629028" calcext:value-type="float">
            <text:p>0.156326341629028</text:p>
          </table:table-cell>
          <table:table-cell office:value-type="float" office:value="0.00204388099346165" calcext:value-type="float">
            <text:p>0.002043880993462</text:p>
          </table:table-cell>
          <table:table-cell office:value-type="float" office:value="0.899584364891052" calcext:value-type="float">
            <text:p>0.899584364891052</text:p>
          </table:table-cell>
          <table:table-cell office:value-type="float" office:value="0.0258256351308047" calcext:value-type="float">
            <text:p>0.025825635130805</text:p>
          </table:table-cell>
        </table:table-row>
        <table:table-row table:style-name="ro1">
          <table:table-cell office:value-type="string" calcext:value-type="string">
            <text:p>GPcalib_lin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AdaBoost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758577777777778" calcext:value-type="float">
            <text:p>0.758577777777778</text:p>
          </table:table-cell>
          <table:table-cell office:value-type="float" office:value="0.00233879431497014" calcext:value-type="float">
            <text:p>0.00233879431497</text:p>
          </table:table-cell>
          <table:table-cell office:value-type="float" office:value="0.481985280014563" calcext:value-type="float">
            <text:p>0.481985280014563</text:p>
          </table:table-cell>
          <table:table-cell office:value-type="float" office:value="0.00233744562898999" calcext:value-type="float">
            <text:p>0.00233744562899</text:p>
          </table:table-cell>
          <table:table-cell office:value-type="float" office:value="0.0368788428731762" calcext:value-type="float">
            <text:p>0.036878842873176</text:p>
          </table:table-cell>
          <table:table-cell office:value-type="float" office:value="0.00336493254615077" calcext:value-type="float">
            <text:p>0.003364932546151</text:p>
          </table:table-cell>
          <table:table-cell office:value-type="float" office:value="0.0242721428571429" calcext:value-type="float">
            <text:p>0.024272142857143</text:p>
          </table:table-cell>
          <table:table-cell office:value-type="float" office:value="0.00477486707595483" calcext:value-type="float">
            <text:p>0.004774867075955</text:p>
          </table:table-cell>
          <table:table-cell office:value-type="float" office:value="0.21659378634923" calcext:value-type="float">
            <text:p>0.21659378634923</text:p>
          </table:table-cell>
          <table:table-cell office:value-type="float" office:value="0.0597139769650222" calcext:value-type="float">
            <text:p>0.059713976965022</text:p>
          </table:table-cell>
          <table:table-cell office:value-type="float" office:value="0.319589719470544" calcext:value-type="float">
            <text:p>0.319589719470544</text:p>
          </table:table-cell>
          <table:table-cell office:value-type="float" office:value="0.0103553306085485" calcext:value-type="float">
            <text:p>0.010355330608549</text:p>
          </table:table-cell>
          <table:table-cell office:value-type="float" office:value="0.672900575674239" calcext:value-type="float">
            <text:p>0.672900575674239</text:p>
          </table:table-cell>
          <table:table-cell office:value-type="float" office:value="0.0105973668794473" calcext:value-type="float">
            <text:p>0.010597366879447</text:p>
          </table:table-cell>
          <table:table-cell office:value-type="float" office:value="0.209169913169547" calcext:value-type="float">
            <text:p>0.209169913169547</text:p>
          </table:table-cell>
          <table:table-cell office:value-type="float" office:value="0.0118171026864627" calcext:value-type="float">
            <text:p>0.011817102686463</text:p>
          </table:table-cell>
          <table:table-cell office:value-type="float" office:value="0.762355610611627" calcext:value-type="float">
            <text:p>0.762355610611627</text:p>
          </table:table-cell>
          <table:table-cell office:value-type="float" office:value="0.0113175250619929" calcext:value-type="float">
            <text:p>0.011317525061993</text:p>
          </table:table-cell>
          <table:table-cell office:value-type="float" office:value="0.00993500013399292" calcext:value-type="float">
            <text:p>0.009935000133993</text:p>
          </table:table-cell>
          <table:table-cell office:value-type="float" office:value="0.00863617580547007" calcext:value-type="float">
            <text:p>0.00863617580547</text:p>
          </table:table-cell>
          <table:table-cell office:value-type="float" office:value="0.160073296027021" calcext:value-type="float">
            <text:p>0.160073296027021</text:p>
          </table:table-cell>
          <table:table-cell office:value-type="float" office:value="0.00101721845738343" calcext:value-type="float">
            <text:p>0.001017218457383</text:p>
          </table:table-cell>
          <table:table-cell office:value-type="float" office:value="0.154732084274292" calcext:value-type="float">
            <text:p>0.154732084274292</text:p>
          </table:table-cell>
          <table:table-cell office:value-type="float" office:value="0.00253386019519332" calcext:value-type="float">
            <text:p>0.002533860195193</text:p>
          </table:table-cell>
          <table:table-cell office:value-type="float" office:value="1.41032891273499" calcext:value-type="float">
            <text:p>1.41032891273499</text:p>
          </table:table-cell>
          <table:table-cell office:value-type="float" office:value="0.453036980270029" calcext:value-type="float">
            <text:p>0.453036980270029</text:p>
          </table:table-cell>
        </table:table-row>
        <table:table-row table:style-name="ro1">
          <table:table-cell office:value-type="string" calcext:value-type="string">
            <text:p>GPcalib_lin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XGBoost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808577777777778" calcext:value-type="float">
            <text:p>0.808577777777778</text:p>
          </table:table-cell>
          <table:table-cell office:value-type="float" office:value="0.00156154051473201" calcext:value-type="float">
            <text:p>0.001561540514732</text:p>
          </table:table-cell>
          <table:table-cell office:value-type="float" office:value="0.417263690154993" calcext:value-type="float">
            <text:p>0.417263690154993</text:p>
          </table:table-cell>
          <table:table-cell office:value-type="float" office:value="0.00179809259428072" calcext:value-type="float">
            <text:p>0.001798092594281</text:p>
          </table:table-cell>
          <table:table-cell office:value-type="float" office:value="0.0399477384960718" calcext:value-type="float">
            <text:p>0.039947738496072</text:p>
          </table:table-cell>
          <table:table-cell office:value-type="float" office:value="0.00208554465687398" calcext:value-type="float">
            <text:p>0.002085544656874</text:p>
          </table:table-cell>
          <table:table-cell office:value-type="float" office:value="0.0244920105820106" calcext:value-type="float">
            <text:p>0.024492010582011</text:p>
          </table:table-cell>
          <table:table-cell office:value-type="float" office:value="0.00176355445310722" calcext:value-type="float">
            <text:p>0.001763554453107</text:p>
          </table:table-cell>
          <table:table-cell office:value-type="float" office:value="0.220391745253217" calcext:value-type="float">
            <text:p>0.220391745253217</text:p>
          </table:table-cell>
          <table:table-cell office:value-type="float" office:value="0.0353931722003709" calcext:value-type="float">
            <text:p>0.035393172200371</text:p>
          </table:table-cell>
          <table:table-cell office:value-type="float" office:value="0.292549052259129" calcext:value-type="float">
            <text:p>0.292549052259129</text:p>
          </table:table-cell>
          <table:table-cell office:value-type="float" office:value="0.00525435904187234" calcext:value-type="float">
            <text:p>0.005254359041872</text:p>
          </table:table-cell>
          <table:table-cell office:value-type="float" office:value="0.715409640707878" calcext:value-type="float">
            <text:p>0.715409640707878</text:p>
          </table:table-cell>
          <table:table-cell office:value-type="float" office:value="0.00736655598743241" calcext:value-type="float">
            <text:p>0.007366555987432</text:p>
          </table:table-cell>
          <table:table-cell office:value-type="float" office:value="0.158231552311961" calcext:value-type="float">
            <text:p>0.158231552311961</text:p>
          </table:table-cell>
          <table:table-cell office:value-type="float" office:value="0.00808971240998636" calcext:value-type="float">
            <text:p>0.008089712409986</text:p>
          </table:table-cell>
          <table:table-cell office:value-type="float" office:value="0.817578987632959" calcext:value-type="float">
            <text:p>0.817578987632959</text:p>
          </table:table-cell>
          <table:table-cell office:value-type="float" office:value="0.00775470325810844" calcext:value-type="float">
            <text:p>0.007754703258108</text:p>
          </table:table-cell>
          <table:table-cell office:value-type="float" office:value="0.0115916742129401" calcext:value-type="float">
            <text:p>0.01159167421294</text:p>
          </table:table-cell>
          <table:table-cell office:value-type="float" office:value="0.0050620833673373" calcext:value-type="float">
            <text:p>0.005062083367337</text:p>
          </table:table-cell>
          <table:table-cell office:value-type="float" office:value="0.134100307625496" calcext:value-type="float">
            <text:p>0.134100307625496</text:p>
          </table:table-cell>
          <table:table-cell office:value-type="float" office:value="0.000871896316791311" calcext:value-type="float">
            <text:p>0.000871896316791</text:p>
          </table:table-cell>
          <table:table-cell office:value-type="float" office:value="0.154727029800415" calcext:value-type="float">
            <text:p>0.154727029800415</text:p>
          </table:table-cell>
          <table:table-cell office:value-type="float" office:value="0.00162872743449523" calcext:value-type="float">
            <text:p>0.001628727434495</text:p>
          </table:table-cell>
          <table:table-cell office:value-type="float" office:value="0.855231022834778" calcext:value-type="float">
            <text:p>0.855231022834778</text:p>
          </table:table-cell>
          <table:table-cell office:value-type="float" office:value="0.0163967647420126" calcext:value-type="float">
            <text:p>0.016396764742013</text:p>
          </table:table-cell>
        </table:table-row>
        <table:table-row table:style-name="ro1">
          <table:table-cell office:value-type="string" calcext:value-type="string">
            <text:p>GPcalib_lin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mondrian_forest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794622222222222" calcext:value-type="float">
            <text:p>0.794622222222222</text:p>
          </table:table-cell>
          <table:table-cell office:value-type="float" office:value="0.0012991502973863" calcext:value-type="float">
            <text:p>0.001299150297386</text:p>
          </table:table-cell>
          <table:table-cell office:value-type="float" office:value="0.415233372522965" calcext:value-type="float">
            <text:p>0.415233372522965</text:p>
          </table:table-cell>
          <table:table-cell office:value-type="float" office:value="0.00112184165718007" calcext:value-type="float">
            <text:p>0.00112184165718</text:p>
          </table:table-cell>
          <table:table-cell office:value-type="float" office:value="0.0426149214365881" calcext:value-type="float">
            <text:p>0.042614921436588</text:p>
          </table:table-cell>
          <table:table-cell office:value-type="float" office:value="0.00155088139978314" calcext:value-type="float">
            <text:p>0.001550881399783</text:p>
          </table:table-cell>
          <table:table-cell office:value-type="float" office:value="0.0286537301587302" calcext:value-type="float">
            <text:p>0.02865373015873</text:p>
          </table:table-cell>
          <table:table-cell office:value-type="float" office:value="0.00175954348948025" calcext:value-type="float">
            <text:p>0.00175954348948</text:p>
          </table:table-cell>
          <table:table-cell office:value-type="float" office:value="0.155969091792288" calcext:value-type="float">
            <text:p>0.155969091792288</text:p>
          </table:table-cell>
          <table:table-cell office:value-type="float" office:value="0.0224007316564855" calcext:value-type="float">
            <text:p>0.022400731656486</text:p>
          </table:table-cell>
          <table:table-cell office:value-type="float" office:value="0.382244288535158" calcext:value-type="float">
            <text:p>0.382244288535158</text:p>
          </table:table-cell>
          <table:table-cell office:value-type="float" office:value="0.0252873514134197" calcext:value-type="float">
            <text:p>0.02528735141342</text:p>
          </table:table-cell>
          <table:table-cell office:value-type="float" office:value="0.677819123905664" calcext:value-type="float">
            <text:p>0.677819123905664</text:p>
          </table:table-cell>
          <table:table-cell office:value-type="float" office:value="0.00915275244017905" calcext:value-type="float">
            <text:p>0.009152752440179</text:p>
          </table:table-cell>
          <table:table-cell office:value-type="float" office:value="0.169036400509595" calcext:value-type="float">
            <text:p>0.169036400509595</text:p>
          </table:table-cell>
          <table:table-cell office:value-type="float" office:value="0.00603233390649017" calcext:value-type="float">
            <text:p>0.00603233390649</text:p>
          </table:table-cell>
          <table:table-cell office:value-type="float" office:value="0.799513188691297" calcext:value-type="float">
            <text:p>0.799513188691297</text:p>
          </table:table-cell>
          <table:table-cell office:value-type="float" office:value="0.00637636083427891" calcext:value-type="float">
            <text:p>0.006376360834279</text:p>
          </table:table-cell>
          <table:table-cell office:value-type="float" office:value="0.00799353527445075" calcext:value-type="float">
            <text:p>0.007993535274451</text:p>
          </table:table-cell>
          <table:table-cell office:value-type="float" office:value="0.00346816596040718" calcext:value-type="float">
            <text:p>0.003468165960407</text:p>
          </table:table-cell>
          <table:table-cell office:value-type="float" office:value="0.13717579537283" calcext:value-type="float">
            <text:p>0.13717579537283</text:p>
          </table:table-cell>
          <table:table-cell office:value-type="float" office:value="0.000558588493628782" calcext:value-type="float">
            <text:p>0.000558588493629</text:p>
          </table:table-cell>
          <table:table-cell office:value-type="float" office:value="0.155845284461975" calcext:value-type="float">
            <text:p>0.155845284461975</text:p>
          </table:table-cell>
          <table:table-cell office:value-type="float" office:value="0.0031970180127403" calcext:value-type="float">
            <text:p>0.00319701801274</text:p>
          </table:table-cell>
          <table:table-cell office:value-type="float" office:value="0.864350986480713" calcext:value-type="float">
            <text:p>0.864350986480713</text:p>
          </table:table-cell>
          <table:table-cell office:value-type="float" office:value="0.0791691279071084" calcext:value-type="float">
            <text:p>0.079169127907109</text:p>
          </table:table-cell>
        </table:table-row>
        <table:table-row table:style-name="ro1">
          <table:table-cell office:value-type="string" calcext:value-type="string">
            <text:p>GPcalib_lin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random_forest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848255555555555" calcext:value-type="float">
            <text:p>0.848255555555555</text:p>
          </table:table-cell>
          <table:table-cell office:value-type="float" office:value="0.00104632087811176" calcext:value-type="float">
            <text:p>0.001046320878112</text:p>
          </table:table-cell>
          <table:table-cell office:value-type="float" office:value="0.336744704725982" calcext:value-type="float">
            <text:p>0.336744704725982</text:p>
          </table:table-cell>
          <table:table-cell office:value-type="float" office:value="0.00215385654586381" calcext:value-type="float">
            <text:p>0.002153856545864</text:p>
          </table:table-cell>
          <table:table-cell office:value-type="float" office:value="0.0211941907968575" calcext:value-type="float">
            <text:p>0.021194190796858</text:p>
          </table:table-cell>
          <table:table-cell office:value-type="float" office:value="0.00131883858396637" calcext:value-type="float">
            <text:p>0.001318838583966</text:p>
          </table:table-cell>
          <table:table-cell office:value-type="float" office:value="0.0192584920634921" calcext:value-type="float">
            <text:p>0.019258492063492</text:p>
          </table:table-cell>
          <table:table-cell office:value-type="float" office:value="0.00108817191223308" calcext:value-type="float">
            <text:p>0.001088171912233</text:p>
          </table:table-cell>
          <table:table-cell office:value-type="float" office:value="0.244485782795681" calcext:value-type="float">
            <text:p>0.244485782795681</text:p>
          </table:table-cell>
          <table:table-cell office:value-type="float" office:value="0.240453666428846" calcext:value-type="float">
            <text:p>0.240453666428846</text:p>
          </table:table-cell>
          <table:table-cell office:value-type="float" office:value="0.353588915701015" calcext:value-type="float">
            <text:p>0.353588915701015</text:p>
          </table:table-cell>
          <table:table-cell office:value-type="float" office:value="0.00217603980974594" calcext:value-type="float">
            <text:p>0.002176039809746</text:p>
          </table:table-cell>
          <table:table-cell office:value-type="float" office:value="0.708792523199246" calcext:value-type="float">
            <text:p>0.708792523199246</text:p>
          </table:table-cell>
          <table:table-cell office:value-type="float" office:value="0.00696794617787661" calcext:value-type="float">
            <text:p>0.006967946177877</text:p>
          </table:table-cell>
          <table:table-cell office:value-type="float" office:value="0.117107837485562" calcext:value-type="float">
            <text:p>0.117107837485562</text:p>
          </table:table-cell>
          <table:table-cell office:value-type="float" office:value="0.00527775101016996" calcext:value-type="float">
            <text:p>0.00527775101017</text:p>
          </table:table-cell>
          <table:table-cell office:value-type="float" office:value="0.856472848417147" calcext:value-type="float">
            <text:p>0.856472848417147</text:p>
          </table:table-cell>
          <table:table-cell office:value-type="float" office:value="0.0054485121704218" calcext:value-type="float">
            <text:p>0.005448512170422</text:p>
          </table:table-cell>
          <table:table-cell office:value-type="float" office:value="0.0082172928615918" calcext:value-type="float">
            <text:p>0.008217292861592</text:p>
          </table:table-cell>
          <table:table-cell office:value-type="float" office:value="0.00585769345066837" calcext:value-type="float">
            <text:p>0.005857693450668</text:p>
          </table:table-cell>
          <table:table-cell office:value-type="float" office:value="0.106092223805299" calcext:value-type="float">
            <text:p>0.106092223805299</text:p>
          </table:table-cell>
          <table:table-cell office:value-type="float" office:value="0.000642666387961874" calcext:value-type="float">
            <text:p>0.000642666387962</text:p>
          </table:table-cell>
          <table:table-cell office:value-type="float" office:value="0.156040000915527" calcext:value-type="float">
            <text:p>0.156040000915527</text:p>
          </table:table-cell>
          <table:table-cell office:value-type="float" office:value="0.00308020965769667" calcext:value-type="float">
            <text:p>0.003080209657697</text:p>
          </table:table-cell>
          <table:table-cell office:value-type="float" office:value="0.836136341094971" calcext:value-type="float">
            <text:p>0.836136341094971</text:p>
          </table:table-cell>
          <table:table-cell office:value-type="float" office:value="0.0113184809834574" calcext:value-type="float">
            <text:p>0.011318480983458</text:p>
          </table:table-cell>
        </table:table-row>
        <table:table-row table:style-name="ro1">
          <table:table-cell office:value-type="string" calcext:value-type="string">
            <text:p>GPcalib_lin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1layer_NN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592122222222222" calcext:value-type="float">
            <text:p>0.592122222222222</text:p>
          </table:table-cell>
          <table:table-cell office:value-type="float" office:value="0.00120407401711152" calcext:value-type="float">
            <text:p>0.001204074017112</text:p>
          </table:table-cell>
          <table:table-cell office:value-type="float" office:value="0.664530573465949" calcext:value-type="float">
            <text:p>0.664530573465949</text:p>
          </table:table-cell>
          <table:table-cell office:value-type="float" office:value="0.00175530699270776" calcext:value-type="float">
            <text:p>0.001755306992708</text:p>
          </table:table-cell>
          <table:table-cell office:value-type="float" office:value="0.0518312401795735" calcext:value-type="float">
            <text:p>0.051831240179574</text:p>
          </table:table-cell>
          <table:table-cell office:value-type="float" office:value="0.0086238452204033" calcext:value-type="float">
            <text:p>0.008623845220403</text:p>
          </table:table-cell>
          <table:table-cell office:value-type="float" office:value="0.049327380952381" calcext:value-type="float">
            <text:p>0.049327380952381</text:p>
          </table:table-cell>
          <table:table-cell office:value-type="float" office:value="0.00882863204785951" calcext:value-type="float">
            <text:p>0.00882863204786</text:p>
          </table:table-cell>
          <table:table-cell office:value-type="float" office:value="0.177516004172136" calcext:value-type="float">
            <text:p>0.177516004172136</text:p>
          </table:table-cell>
          <table:table-cell office:value-type="float" office:value="0.103229133827449" calcext:value-type="float">
            <text:p>0.103229133827449</text:p>
          </table:table-cell>
          <table:table-cell office:value-type="float" office:value="0.0450020621384769" calcext:value-type="float">
            <text:p>0.045002062138477</text:p>
          </table:table-cell>
          <table:table-cell office:value-type="float" office:value="0.0242810529125833" calcext:value-type="float">
            <text:p>0.024281052912583</text:p>
          </table:table-cell>
          <table:table-cell office:value-type="float" office:value="0.587540360880645" calcext:value-type="float">
            <text:p>0.587540360880645</text:p>
          </table:table-cell>
          <table:table-cell office:value-type="float" office:value="0.00996411616808441" calcext:value-type="float">
            <text:p>0.009964116168084</text:p>
          </table:table-cell>
          <table:table-cell office:value-type="float" office:value="0.395046918757838" calcext:value-type="float">
            <text:p>0.395046918757838</text:p>
          </table:table-cell>
          <table:table-cell office:value-type="float" office:value="0.00802440660999179" calcext:value-type="float">
            <text:p>0.008024406609992</text:p>
          </table:table-cell>
          <table:table-cell office:value-type="float" office:value="0.597845877213288" calcext:value-type="float">
            <text:p>0.597845877213288</text:p>
          </table:table-cell>
          <table:table-cell office:value-type="float" office:value="0.00851461755638321" calcext:value-type="float">
            <text:p>0.008514617556383</text:p>
          </table:table-cell>
          <table:table-cell office:value-type="float" office:value="0.00780482922552041" calcext:value-type="float">
            <text:p>0.00780482922552</text:p>
          </table:table-cell>
          <table:table-cell office:value-type="float" office:value="0.00651066485557887" calcext:value-type="float">
            <text:p>0.006510664855579</text:p>
          </table:table-cell>
          <table:table-cell office:value-type="float" office:value="0.236011003583084" calcext:value-type="float">
            <text:p>0.236011003583084</text:p>
          </table:table-cell>
          <table:table-cell office:value-type="float" office:value="0.000815660806044133" calcext:value-type="float">
            <text:p>0.000815660806044</text:p>
          </table:table-cell>
          <table:table-cell office:value-type="float" office:value="0.156012153625488" calcext:value-type="float">
            <text:p>0.156012153625488</text:p>
          </table:table-cell>
          <table:table-cell office:value-type="float" office:value="0.00671551083292721" calcext:value-type="float">
            <text:p>0.006715510832927</text:p>
          </table:table-cell>
          <table:table-cell office:value-type="float" office:value="0.92052218914032" calcext:value-type="float">
            <text:p>0.92052218914032</text:p>
          </table:table-cell>
          <table:table-cell office:value-type="float" office:value="0.257950184533762" calcext:value-type="float">
            <text:p>0.257950184533762</text:p>
          </table:table-cell>
        </table:table-row>
        <table:table-row table:style-name="ro1">
          <table:table-cell office:value-type="string" calcext:value-type="string">
            <text:p>GPcalib_approx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AdaBoost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758588888888889" calcext:value-type="float">
            <text:p>0.758588888888889</text:p>
          </table:table-cell>
          <table:table-cell office:value-type="float" office:value="0.00217609534407436" calcext:value-type="float">
            <text:p>0.002176095344074</text:p>
          </table:table-cell>
          <table:table-cell office:value-type="float" office:value="0.482788507436642" calcext:value-type="float">
            <text:p>0.482788507436642</text:p>
          </table:table-cell>
          <table:table-cell office:value-type="float" office:value="0.00223917023928267" calcext:value-type="float">
            <text:p>0.002239170239283</text:p>
          </table:table-cell>
          <table:table-cell office:value-type="float" office:value="0.0387501806958474" calcext:value-type="float">
            <text:p>0.038750180695847</text:p>
          </table:table-cell>
          <table:table-cell office:value-type="float" office:value="0.00268349204291068" calcext:value-type="float">
            <text:p>0.002683492042911</text:p>
          </table:table-cell>
          <table:table-cell office:value-type="float" office:value="0.0258774867724868" calcext:value-type="float">
            <text:p>0.025877486772487</text:p>
          </table:table-cell>
          <table:table-cell office:value-type="float" office:value="0.00441819307202746" calcext:value-type="float">
            <text:p>0.004418193072027</text:p>
          </table:table-cell>
          <table:table-cell office:value-type="float" office:value="0.228028621026964" calcext:value-type="float">
            <text:p>0.228028621026964</text:p>
          </table:table-cell>
          <table:table-cell office:value-type="float" office:value="0.0436535487836361" calcext:value-type="float">
            <text:p>0.043653548783636</text:p>
          </table:table-cell>
          <table:table-cell office:value-type="float" office:value="0.308629542208226" calcext:value-type="float">
            <text:p>0.308629542208226</text:p>
          </table:table-cell>
          <table:table-cell office:value-type="float" office:value="0.0130363053820142" calcext:value-type="float">
            <text:p>0.013036305382014</text:p>
          </table:table-cell>
          <table:table-cell office:value-type="float" office:value="0.673334322160761" calcext:value-type="float">
            <text:p>0.673334322160761</text:p>
          </table:table-cell>
          <table:table-cell office:value-type="float" office:value="0.0103445029611518" calcext:value-type="float">
            <text:p>0.010344502961152</text:p>
          </table:table-cell>
          <table:table-cell office:value-type="float" office:value="0.210827385781709" calcext:value-type="float">
            <text:p>0.210827385781709</text:p>
          </table:table-cell>
          <table:table-cell office:value-type="float" office:value="0.0118887316132407" calcext:value-type="float">
            <text:p>0.011888731613241</text:p>
          </table:table-cell>
          <table:table-cell office:value-type="float" office:value="0.761204573084236" calcext:value-type="float">
            <text:p>0.761204573084236</text:p>
          </table:table-cell>
          <table:table-cell office:value-type="float" office:value="0.0113068100073305" calcext:value-type="float">
            <text:p>0.011306810007331</text:p>
          </table:table-cell>
          <table:table-cell office:value-type="float" office:value="0.00923040923917897" calcext:value-type="float">
            <text:p>0.009230409239179</text:p>
          </table:table-cell>
          <table:table-cell office:value-type="float" office:value="0.00893849121650538" calcext:value-type="float">
            <text:p>0.008938491216505</text:p>
          </table:table-cell>
          <table:table-cell office:value-type="float" office:value="0.160141972964859" calcext:value-type="float">
            <text:p>0.160141972964859</text:p>
          </table:table-cell>
          <table:table-cell office:value-type="float" office:value="0.00102235045551283" calcext:value-type="float">
            <text:p>0.001022350455513</text:p>
          </table:table-cell>
          <table:table-cell office:value-type="float" office:value="0.116753363609314" calcext:value-type="float">
            <text:p>0.116753363609314</text:p>
          </table:table-cell>
          <table:table-cell office:value-type="float" office:value="0.00189876448440164" calcext:value-type="float">
            <text:p>0.001898764484402</text:p>
          </table:table-cell>
          <table:table-cell office:value-type="float" office:value="1.35872254371643" calcext:value-type="float">
            <text:p>1.35872254371643</text:p>
          </table:table-cell>
          <table:table-cell office:value-type="float" office:value="0.357452088086784" calcext:value-type="float">
            <text:p>0.357452088086784</text:p>
          </table:table-cell>
        </table:table-row>
        <table:table-row table:style-name="ro1">
          <table:table-cell office:value-type="string" calcext:value-type="string">
            <text:p>GPcalib_approx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XGBoost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808577777777778" calcext:value-type="float">
            <text:p>0.808577777777778</text:p>
          </table:table-cell>
          <table:table-cell office:value-type="float" office:value="0.00156154051473201" calcext:value-type="float">
            <text:p>0.001561540514732</text:p>
          </table:table-cell>
          <table:table-cell office:value-type="float" office:value="0.413644822369011" calcext:value-type="float">
            <text:p>0.413644822369011</text:p>
          </table:table-cell>
          <table:table-cell office:value-type="float" office:value="0.00130440576887264" calcext:value-type="float">
            <text:p>0.001304405768873</text:p>
          </table:table-cell>
          <table:table-cell office:value-type="float" office:value="0.0353582794612795" calcext:value-type="float">
            <text:p>0.03535827946128</text:p>
          </table:table-cell>
          <table:table-cell office:value-type="float" office:value="0.00259721735174498" calcext:value-type="float">
            <text:p>0.002597217351745</text:p>
          </table:table-cell>
          <table:table-cell office:value-type="float" office:value="0.0218057936507937" calcext:value-type="float">
            <text:p>0.021805793650794</text:p>
          </table:table-cell>
          <table:table-cell office:value-type="float" office:value="0.00414342023297667" calcext:value-type="float">
            <text:p>0.004143420232977</text:p>
          </table:table-cell>
          <table:table-cell office:value-type="float" office:value="0.183721753088052" calcext:value-type="float">
            <text:p>0.183721753088052</text:p>
          </table:table-cell>
          <table:table-cell office:value-type="float" office:value="0.027572511445458" calcext:value-type="float">
            <text:p>0.027572511445458</text:p>
          </table:table-cell>
          <table:table-cell office:value-type="float" office:value="0.328717863037264" calcext:value-type="float">
            <text:p>0.328717863037264</text:p>
          </table:table-cell>
          <table:table-cell office:value-type="float" office:value="0.00392894375578437" calcext:value-type="float">
            <text:p>0.003928943755784</text:p>
          </table:table-cell>
          <table:table-cell office:value-type="float" office:value="0.697990275269852" calcext:value-type="float">
            <text:p>0.697990275269852</text:p>
          </table:table-cell>
          <table:table-cell office:value-type="float" office:value="0.00990544794169125" calcext:value-type="float">
            <text:p>0.009905447941691</text:p>
          </table:table-cell>
          <table:table-cell office:value-type="float" office:value="0.167309830869732" calcext:value-type="float">
            <text:p>0.167309830869732</text:p>
          </table:table-cell>
          <table:table-cell office:value-type="float" office:value="0.00984491143613351" calcext:value-type="float">
            <text:p>0.009844911436134</text:p>
          </table:table-cell>
          <table:table-cell office:value-type="float" office:value="0.806905365748738" calcext:value-type="float">
            <text:p>0.806905365748738</text:p>
          </table:table-cell>
          <table:table-cell office:value-type="float" office:value="0.00965220054663983" calcext:value-type="float">
            <text:p>0.00965220054664</text:p>
          </table:table-cell>
          <table:table-cell office:value-type="float" office:value="0.00812608714635613" calcext:value-type="float">
            <text:p>0.008126087146356</text:p>
          </table:table-cell>
          <table:table-cell office:value-type="float" office:value="0.00732206199316342" calcext:value-type="float">
            <text:p>0.007322061993163</text:p>
          </table:table-cell>
          <table:table-cell office:value-type="float" office:value="0.133737077077089" calcext:value-type="float">
            <text:p>0.133737077077089</text:p>
          </table:table-cell>
          <table:table-cell office:value-type="float" office:value="0.000584835996305027" calcext:value-type="float">
            <text:p>0.000584835996305</text:p>
          </table:table-cell>
          <table:table-cell office:value-type="float" office:value="0.116360425949097" calcext:value-type="float">
            <text:p>0.116360425949097</text:p>
          </table:table-cell>
          <table:table-cell office:value-type="float" office:value="0.00141182146433284" calcext:value-type="float">
            <text:p>0.001411821464333</text:p>
          </table:table-cell>
          <table:table-cell office:value-type="float" office:value="0.916303992271423" calcext:value-type="float">
            <text:p>0.916303992271423</text:p>
          </table:table-cell>
          <table:table-cell office:value-type="float" office:value="0.0481191088370877" calcext:value-type="float">
            <text:p>0.048119108837088</text:p>
          </table:table-cell>
        </table:table-row>
        <table:table-row table:style-name="ro1">
          <table:table-cell office:value-type="string" calcext:value-type="string">
            <text:p>GPcalib_approx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mondrian_forest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794588888888889" calcext:value-type="float">
            <text:p>0.794588888888889</text:p>
          </table:table-cell>
          <table:table-cell office:value-type="float" office:value="0.00124617384242401" calcext:value-type="float">
            <text:p>0.001246173842424</text:p>
          </table:table-cell>
          <table:table-cell office:value-type="float" office:value="0.407711017598802" calcext:value-type="float">
            <text:p>0.407711017598802</text:p>
          </table:table-cell>
          <table:table-cell office:value-type="float" office:value="0.00130857286037899" calcext:value-type="float">
            <text:p>0.001308572860379</text:p>
          </table:table-cell>
          <table:table-cell office:value-type="float" office:value="0.0344016681490715" calcext:value-type="float">
            <text:p>0.034401668149072</text:p>
          </table:table-cell>
          <table:table-cell office:value-type="float" office:value="0.00401204882147622" calcext:value-type="float">
            <text:p>0.004012048821476</text:p>
          </table:table-cell>
          <table:table-cell office:value-type="float" office:value="0.0263033465244216" calcext:value-type="float">
            <text:p>0.026303346524422</text:p>
          </table:table-cell>
          <table:table-cell office:value-type="float" office:value="0.00578155740963434" calcext:value-type="float">
            <text:p>0.005781557409634</text:p>
          </table:table-cell>
          <table:table-cell office:value-type="float" office:value="0.148671126861689" calcext:value-type="float">
            <text:p>0.148671126861689</text:p>
          </table:table-cell>
          <table:table-cell office:value-type="float" office:value="0.0282152729387765" calcext:value-type="float">
            <text:p>0.028215272938777</text:p>
          </table:table-cell>
          <table:table-cell office:value-type="float" office:value="0.462074470583245" calcext:value-type="float">
            <text:p>0.462074470583245</text:p>
          </table:table-cell>
          <table:table-cell office:value-type="float" office:value="0.0256138510331127" calcext:value-type="float">
            <text:p>0.025613851033113</text:p>
          </table:table-cell>
          <table:table-cell office:value-type="float" office:value="0.644375386619454" calcext:value-type="float">
            <text:p>0.644375386619454</text:p>
          </table:table-cell>
          <table:table-cell office:value-type="float" office:value="0.012763066181464" calcext:value-type="float">
            <text:p>0.012763066181464</text:p>
          </table:table-cell>
          <table:table-cell office:value-type="float" office:value="0.186013009785563" calcext:value-type="float">
            <text:p>0.186013009785563</text:p>
          </table:table-cell>
          <table:table-cell office:value-type="float" office:value="0.00915386367051706" calcext:value-type="float">
            <text:p>0.009153863670517</text:p>
          </table:table-cell>
          <table:table-cell office:value-type="float" office:value="0.779150600756369" calcext:value-type="float">
            <text:p>0.779150600756369</text:p>
          </table:table-cell>
          <table:table-cell office:value-type="float" office:value="0.00969627632676068" calcext:value-type="float">
            <text:p>0.009696276326761</text:p>
          </table:table-cell>
          <table:table-cell office:value-type="float" office:value="0.0155790838322876" calcext:value-type="float">
            <text:p>0.015579083832288</text:p>
          </table:table-cell>
          <table:table-cell office:value-type="float" office:value="0.0105194512693514" calcext:value-type="float">
            <text:p>0.010519451269351</text:p>
          </table:table-cell>
          <table:table-cell office:value-type="float" office:value="0.137072467815965" calcext:value-type="float">
            <text:p>0.137072467815965</text:p>
          </table:table-cell>
          <table:table-cell office:value-type="float" office:value="0.000388120415244962" calcext:value-type="float">
            <text:p>0.000388120415245</text:p>
          </table:table-cell>
          <table:table-cell office:value-type="float" office:value="0.118326139450073" calcext:value-type="float">
            <text:p>0.118326139450073</text:p>
          </table:table-cell>
          <table:table-cell office:value-type="float" office:value="0.00150715161020526" calcext:value-type="float">
            <text:p>0.001507151610205</text:p>
          </table:table-cell>
          <table:table-cell office:value-type="float" office:value="1.01950316429138" calcext:value-type="float">
            <text:p>1.01950316429138</text:p>
          </table:table-cell>
          <table:table-cell office:value-type="float" office:value="0.27299303428149" calcext:value-type="float">
            <text:p>0.27299303428149</text:p>
          </table:table-cell>
        </table:table-row>
        <table:table-row table:style-name="ro1">
          <table:table-cell office:value-type="string" calcext:value-type="string">
            <text:p>GPcalib_approx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random_forest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848666666666667" calcext:value-type="float">
            <text:p>0.848666666666667</text:p>
          </table:table-cell>
          <table:table-cell office:value-type="float" office:value="0.000737027731190098" calcext:value-type="float">
            <text:p>0.00073702773119</text:p>
          </table:table-cell>
          <table:table-cell office:value-type="float" office:value="0.350594209344708" calcext:value-type="float">
            <text:p>0.350594209344708</text:p>
          </table:table-cell>
          <table:table-cell office:value-type="float" office:value="0.00320331580808213" calcext:value-type="float">
            <text:p>0.003203315808082</text:p>
          </table:table-cell>
          <table:table-cell office:value-type="float" office:value="0.0211584118967452" calcext:value-type="float">
            <text:p>0.021158411896745</text:p>
          </table:table-cell>
          <table:table-cell office:value-type="float" office:value="0.00201863891189643" calcext:value-type="float">
            <text:p>0.002018638911896</text:p>
          </table:table-cell>
          <table:table-cell office:value-type="float" office:value="0.0212069841269841" calcext:value-type="float">
            <text:p>0.021206984126984</text:p>
          </table:table-cell>
          <table:table-cell office:value-type="float" office:value="0.00268856697988703" calcext:value-type="float">
            <text:p>0.002688566979887</text:p>
          </table:table-cell>
          <table:table-cell office:value-type="float" office:value="0.101734886811908" calcext:value-type="float">
            <text:p>0.101734886811908</text:p>
          </table:table-cell>
          <table:table-cell office:value-type="float" office:value="0.0180904492191833" calcext:value-type="float">
            <text:p>0.018090449219183</text:p>
          </table:table-cell>
          <table:table-cell office:value-type="float" office:value="0.36012430026992" calcext:value-type="float">
            <text:p>0.36012430026992</text:p>
          </table:table-cell>
          <table:table-cell office:value-type="float" office:value="0.0252230819921688" calcext:value-type="float">
            <text:p>0.025223081992169</text:p>
          </table:table-cell>
          <table:table-cell office:value-type="float" office:value="0.705489270889903" calcext:value-type="float">
            <text:p>0.705489270889903</text:p>
          </table:table-cell>
          <table:table-cell office:value-type="float" office:value="0.00699224124180646" calcext:value-type="float">
            <text:p>0.006992241241806</text:p>
          </table:table-cell>
          <table:table-cell office:value-type="float" office:value="0.119671915707954" calcext:value-type="float">
            <text:p>0.119671915707954</text:p>
          </table:table-cell>
          <table:table-cell office:value-type="float" office:value="0.00491058118845497" calcext:value-type="float">
            <text:p>0.004910581188455</text:p>
          </table:table-cell>
          <table:table-cell office:value-type="float" office:value="0.85386933580154" calcext:value-type="float">
            <text:p>0.85386933580154</text:p>
          </table:table-cell>
          <table:table-cell office:value-type="float" office:value="0.00486873190971166" calcext:value-type="float">
            <text:p>0.004868731909712</text:p>
          </table:table-cell>
          <table:table-cell office:value-type="float" office:value="0.00592238428382902" calcext:value-type="float">
            <text:p>0.005922384283829</text:p>
          </table:table-cell>
          <table:table-cell office:value-type="float" office:value="0.00433171781082532" calcext:value-type="float">
            <text:p>0.004331717810825</text:p>
          </table:table-cell>
          <table:table-cell office:value-type="float" office:value="0.106079093330641" calcext:value-type="float">
            <text:p>0.106079093330641</text:p>
          </table:table-cell>
          <table:table-cell office:value-type="float" office:value="0.000610353500366438" calcext:value-type="float">
            <text:p>0.000610353500366</text:p>
          </table:table-cell>
          <table:table-cell office:value-type="float" office:value="0.117596697807312" calcext:value-type="float">
            <text:p>0.117596697807312</text:p>
          </table:table-cell>
          <table:table-cell office:value-type="float" office:value="0.00124937434311504" calcext:value-type="float">
            <text:p>0.001249374343115</text:p>
          </table:table-cell>
          <table:table-cell office:value-type="float" office:value="1.05363881587982" calcext:value-type="float">
            <text:p>1.05363881587982</text:p>
          </table:table-cell>
          <table:table-cell office:value-type="float" office:value="0.343823194251802" calcext:value-type="float">
            <text:p>0.343823194251802</text:p>
          </table:table-cell>
        </table:table-row>
        <table:table-row table:style-name="ro1">
          <table:table-cell office:value-type="string" calcext:value-type="string">
            <text:p>GPcalib_approx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1layer_NN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576833333333333" calcext:value-type="float">
            <text:p>0.576833333333333</text:p>
          </table:table-cell>
          <table:table-cell office:value-type="float" office:value="0.00330906805806326" calcext:value-type="float">
            <text:p>0.003309068058063</text:p>
          </table:table-cell>
          <table:table-cell office:value-type="float" office:value="0.672834546348249" calcext:value-type="float">
            <text:p>0.672834546348249</text:p>
          </table:table-cell>
          <table:table-cell office:value-type="float" office:value="0.000933177482418261" calcext:value-type="float">
            <text:p>0.000933177482418</text:p>
          </table:table-cell>
          <table:table-cell office:value-type="float" office:value="0.0487060830527497" calcext:value-type="float">
            <text:p>0.04870608305275</text:p>
          </table:table-cell>
          <table:table-cell office:value-type="float" office:value="0.00318758447310406" calcext:value-type="float">
            <text:p>0.003187584473104</text:p>
          </table:table-cell>
          <table:table-cell office:value-type="float" office:value="0.0416949206349206" calcext:value-type="float">
            <text:p>0.041694920634921</text:p>
          </table:table-cell>
          <table:table-cell office:value-type="float" office:value="0.00208979055218614" calcext:value-type="float">
            <text:p>0.002089790552186</text:p>
          </table:table-cell>
          <table:table-cell office:value-type="float" office:value="0.673434343434344" calcext:value-type="float">
            <text:p>0.673434343434344</text:p>
          </table:table-cell>
          <table:table-cell office:value-type="float" office:value="0.0581611214591218" calcext:value-type="float">
            <text:p>0.058161121459122</text:p>
          </table:table-cell>
          <table:table-cell office:value-type="float" office:value="0.223864956490875" calcext:value-type="float">
            <text:p>0.223864956490875</text:p>
          </table:table-cell>
          <table:table-cell office:value-type="float" office:value="0.0122062794550777" calcext:value-type="float">
            <text:p>0.012206279455078</text:p>
          </table:table-cell>
          <table:table-cell office:value-type="float" office:value="0.569972122443471" calcext:value-type="float">
            <text:p>0.569972122443471</text:p>
          </table:table-cell>
          <table:table-cell office:value-type="float" office:value="0.00176883698086796" calcext:value-type="float">
            <text:p>0.001768836980868</text:p>
          </table:table-cell>
          <table:table-cell office:value-type="float" office:value="0.385684765334329" calcext:value-type="float">
            <text:p>0.385684765334329</text:p>
          </table:table-cell>
          <table:table-cell office:value-type="float" office:value="0.00258412844580888" calcext:value-type="float">
            <text:p>0.002584128445809</text:p>
          </table:table-cell>
          <table:table-cell office:value-type="float" office:value="0.595552947994688" calcext:value-type="float">
            <text:p>0.595552947994688</text:p>
          </table:table-cell>
          <table:table-cell office:value-type="float" office:value="0.00235863530614218" calcext:value-type="float">
            <text:p>0.002358635306142</text:p>
          </table:table-cell>
          <table:table-cell office:value-type="float" office:value="0.0187196146613544" calcext:value-type="float">
            <text:p>0.018719614661355</text:p>
          </table:table-cell>
          <table:table-cell office:value-type="float" office:value="0.00165761267923041" calcext:value-type="float">
            <text:p>0.00165761267923</text:p>
          </table:table-cell>
          <table:table-cell office:value-type="float" office:value="0.23678324179396" calcext:value-type="float">
            <text:p>0.23678324179396</text:p>
          </table:table-cell>
          <table:table-cell office:value-type="float" office:value="0.000367792352003025" calcext:value-type="float">
            <text:p>0.000367792352003</text:p>
          </table:table-cell>
          <table:table-cell office:value-type="float" office:value="0.116706609725952" calcext:value-type="float">
            <text:p>0.116706609725952</text:p>
          </table:table-cell>
          <table:table-cell office:value-type="float" office:value="0.0015119436919884" calcext:value-type="float">
            <text:p>0.001511943691988</text:p>
          </table:table-cell>
          <table:table-cell office:value-type="float" office:value="0.897622776031494" calcext:value-type="float">
            <text:p>0.897622776031494</text:p>
          </table:table-cell>
          <table:table-cell office:value-type="float" office:value="0.0297909514668692" calcext:value-type="float">
            <text:p>0.029790951466869</text:p>
          </table:table-cell>
        </table:table-row>
        <table:table-row table:style-name="ro1">
          <table:table-cell office:value-type="string" calcext:value-type="string">
            <text:p>Platt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AdaBoost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760944444444444" calcext:value-type="float">
            <text:p>0.760944444444444</text:p>
          </table:table-cell>
          <table:table-cell office:value-type="float" office:value="0.00300308483371998" calcext:value-type="float">
            <text:p>0.00300308483372</text:p>
          </table:table-cell>
          <table:table-cell office:value-type="float" office:value="0.481426752685202" calcext:value-type="float">
            <text:p>0.481426752685202</text:p>
          </table:table-cell>
          <table:table-cell office:value-type="float" office:value="0.00221300205714343" calcext:value-type="float">
            <text:p>0.002213002057143</text:p>
          </table:table-cell>
          <table:table-cell office:value-type="float" office:value="0.0408539304152638" calcext:value-type="float">
            <text:p>0.040853930415264</text:p>
          </table:table-cell>
          <table:table-cell office:value-type="float" office:value="0.00196813204567643" calcext:value-type="float">
            <text:p>0.001968132045676</text:p>
          </table:table-cell>
          <table:table-cell office:value-type="float" office:value="0.0238279365079365" calcext:value-type="float">
            <text:p>0.023827936507937</text:p>
          </table:table-cell>
          <table:table-cell office:value-type="float" office:value="0.00384070179802844" calcext:value-type="float">
            <text:p>0.003840701798028</text:p>
          </table:table-cell>
          <table:table-cell office:value-type="float" office:value="0.180762368758299" calcext:value-type="float">
            <text:p>0.180762368758299</text:p>
          </table:table-cell>
          <table:table-cell office:value-type="float" office:value="0.0269126030909326" calcext:value-type="float">
            <text:p>0.026912603090933</text:p>
          </table:table-cell>
          <table:table-cell office:value-type="float" office:value="0.317826179398785" calcext:value-type="float">
            <text:p>0.317826179398785</text:p>
          </table:table-cell>
          <table:table-cell office:value-type="float" office:value="0.010874758712655" calcext:value-type="float">
            <text:p>0.010874758712655</text:p>
          </table:table-cell>
          <table:table-cell office:value-type="float" office:value="0.676040754014483" calcext:value-type="float">
            <text:p>0.676040754014483</text:p>
          </table:table-cell>
          <table:table-cell office:value-type="float" office:value="0.0117857666680952" calcext:value-type="float">
            <text:p>0.011785766668095</text:p>
          </table:table-cell>
          <table:table-cell office:value-type="float" office:value="0.2079623677468" calcext:value-type="float">
            <text:p>0.2079623677468</text:p>
          </table:table-cell>
          <table:table-cell office:value-type="float" office:value="0.0120136750416473" calcext:value-type="float">
            <text:p>0.012013675041647</text:p>
          </table:table-cell>
          <table:table-cell office:value-type="float" office:value="0.764300061849152" calcext:value-type="float">
            <text:p>0.764300061849152</text:p>
          </table:table-cell>
          <table:table-cell office:value-type="float" office:value="0.0118342236266044" calcext:value-type="float">
            <text:p>0.011834223626604</text:p>
          </table:table-cell>
          <table:table-cell office:value-type="float" office:value="0.00979206536062509" calcext:value-type="float">
            <text:p>0.009792065360625</text:p>
          </table:table-cell>
          <table:table-cell office:value-type="float" office:value="0.00807107426776892" calcext:value-type="float">
            <text:p>0.008071074267769</text:p>
          </table:table-cell>
          <table:table-cell office:value-type="float" office:value="0.159708456131636" calcext:value-type="float">
            <text:p>0.159708456131636</text:p>
          </table:table-cell>
          <table:table-cell office:value-type="float" office:value="0.0010066377424528" calcext:value-type="float">
            <text:p>0.001006637742453</text:p>
          </table:table-cell>
          <table:table-cell office:value-type="float" office:value="0.000244545936584473" calcext:value-type="float">
            <text:p>0.000244545936584</text:p>
          </table:table-cell>
          <table:table-cell office:value-type="float" office:value="0.0000202358095759954" calcext:value-type="float">
            <text:p>2.02358095759954E-05</text:p>
          </table:table-cell>
          <table:table-cell office:value-type="float" office:value="0.0035893440246582" calcext:value-type="float">
            <text:p>0.003589344024658</text:p>
          </table:table-cell>
          <table:table-cell office:value-type="float" office:value="0.000209525241241032" calcext:value-type="float">
            <text:p>0.000209525241241</text:p>
          </table:table-cell>
        </table:table-row>
        <table:table-row table:style-name="ro1">
          <table:table-cell office:value-type="string" calcext:value-type="string">
            <text:p>Platt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XGBoost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806522222222222" calcext:value-type="float">
            <text:p>0.806522222222222</text:p>
          </table:table-cell>
          <table:table-cell office:value-type="float" office:value="0.00131682162967867" calcext:value-type="float">
            <text:p>0.001316821629679</text:p>
          </table:table-cell>
          <table:table-cell office:value-type="float" office:value="0.414932374844184" calcext:value-type="float">
            <text:p>0.414932374844184</text:p>
          </table:table-cell>
          <table:table-cell office:value-type="float" office:value="0.00198977054850266" calcext:value-type="float">
            <text:p>0.001989770548503</text:p>
          </table:table-cell>
          <table:table-cell office:value-type="float" office:value="0.0378405679012346" calcext:value-type="float">
            <text:p>0.037840567901235</text:p>
          </table:table-cell>
          <table:table-cell office:value-type="float" office:value="0.000952341419553053" calcext:value-type="float">
            <text:p>0.000952341419553</text:p>
          </table:table-cell>
          <table:table-cell office:value-type="float" office:value="0.0225489682539682" calcext:value-type="float">
            <text:p>0.022548968253968</text:p>
          </table:table-cell>
          <table:table-cell office:value-type="float" office:value="0.00210967226758898" calcext:value-type="float">
            <text:p>0.002109672267589</text:p>
          </table:table-cell>
          <table:table-cell office:value-type="float" office:value="0.223337254422588" calcext:value-type="float">
            <text:p>0.223337254422588</text:p>
          </table:table-cell>
          <table:table-cell office:value-type="float" office:value="0.0364915260112319" calcext:value-type="float">
            <text:p>0.036491526011232</text:p>
          </table:table-cell>
          <table:table-cell office:value-type="float" office:value="0.30603082409293" calcext:value-type="float">
            <text:p>0.30603082409293</text:p>
          </table:table-cell>
          <table:table-cell office:value-type="float" office:value="0.00674383185399232" calcext:value-type="float">
            <text:p>0.006743831853992</text:p>
          </table:table-cell>
          <table:table-cell office:value-type="float" office:value="0.708816175545861" calcext:value-type="float">
            <text:p>0.708816175545861</text:p>
          </table:table-cell>
          <table:table-cell office:value-type="float" office:value="0.00821327765645999" calcext:value-type="float">
            <text:p>0.00821327765646</text:p>
          </table:table-cell>
          <table:table-cell office:value-type="float" office:value="0.157345267781718" calcext:value-type="float">
            <text:p>0.157345267781718</text:p>
          </table:table-cell>
          <table:table-cell office:value-type="float" office:value="0.00780998001996474" calcext:value-type="float">
            <text:p>0.007809980019965</text:p>
          </table:table-cell>
          <table:table-cell office:value-type="float" office:value="0.816758755659827" calcext:value-type="float">
            <text:p>0.816758755659827</text:p>
          </table:table-cell>
          <table:table-cell office:value-type="float" office:value="0.00771421218573666" calcext:value-type="float">
            <text:p>0.007714212185737</text:p>
          </table:table-cell>
          <table:table-cell office:value-type="float" office:value="0.0119655716362863" calcext:value-type="float">
            <text:p>0.011965571636286</text:p>
          </table:table-cell>
          <table:table-cell office:value-type="float" office:value="0.00581283802638799" calcext:value-type="float">
            <text:p>0.005812838026388</text:p>
          </table:table-cell>
          <table:table-cell office:value-type="float" office:value="0.133570466116098" calcext:value-type="float">
            <text:p>0.133570466116098</text:p>
          </table:table-cell>
          <table:table-cell office:value-type="float" office:value="0.000874276697736893" calcext:value-type="float">
            <text:p>0.000874276697737</text:p>
          </table:table-cell>
          <table:table-cell office:value-type="float" office:value="0.000252223014831543" calcext:value-type="float">
            <text:p>0.000252223014832</text:p>
          </table:table-cell>
          <table:table-cell office:value-type="float" office:value="0.00001230698240548" calcext:value-type="float">
            <text:p>1.230698240548E-05</text:p>
          </table:table-cell>
          <table:table-cell office:value-type="float" office:value="0.00235583782196045" calcext:value-type="float">
            <text:p>0.00235583782196</text:p>
          </table:table-cell>
          <table:table-cell office:value-type="float" office:value="0.0000888086680667804" calcext:value-type="float">
            <text:p>8.88086680667804E-05</text:p>
          </table:table-cell>
        </table:table-row>
        <table:table-row table:style-name="ro1">
          <table:table-cell office:value-type="string" calcext:value-type="string">
            <text:p>Platt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mondrian_forest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797622222222222" calcext:value-type="float">
            <text:p>0.797622222222222</text:p>
          </table:table-cell>
          <table:table-cell office:value-type="float" office:value="0.00134378618718618" calcext:value-type="float">
            <text:p>0.001343786187186</text:p>
          </table:table-cell>
          <table:table-cell office:value-type="float" office:value="0.410508699298373" calcext:value-type="float">
            <text:p>0.410508699298373</text:p>
          </table:table-cell>
          <table:table-cell office:value-type="float" office:value="0.00089042913430911" calcext:value-type="float">
            <text:p>0.000890429134309</text:p>
          </table:table-cell>
          <table:table-cell office:value-type="float" office:value="0.0428076711560045" calcext:value-type="float">
            <text:p>0.042807671156005</text:p>
          </table:table-cell>
          <table:table-cell office:value-type="float" office:value="0.00236989392910758" calcext:value-type="float">
            <text:p>0.002369893929108</text:p>
          </table:table-cell>
          <table:table-cell office:value-type="float" office:value="0.0302167724867725" calcext:value-type="float">
            <text:p>0.030216772486773</text:p>
          </table:table-cell>
          <table:table-cell office:value-type="float" office:value="0.00282268147268322" calcext:value-type="float">
            <text:p>0.002822681472683</text:p>
          </table:table-cell>
          <table:table-cell office:value-type="float" office:value="0.191693244803854" calcext:value-type="float">
            <text:p>0.191693244803854</text:p>
          </table:table-cell>
          <table:table-cell office:value-type="float" office:value="0.0369546532965791" calcext:value-type="float">
            <text:p>0.036954653296579</text:p>
          </table:table-cell>
          <table:table-cell office:value-type="float" office:value="0.378248254632811" calcext:value-type="float">
            <text:p>0.378248254632811</text:p>
          </table:table-cell>
          <table:table-cell office:value-type="float" office:value="0.0036258746933449" calcext:value-type="float">
            <text:p>0.003625874693345</text:p>
          </table:table-cell>
          <table:table-cell office:value-type="float" office:value="0.679868913012496" calcext:value-type="float">
            <text:p>0.679868913012496</text:p>
          </table:table-cell>
          <table:table-cell office:value-type="float" office:value="0.00534204689802407" calcext:value-type="float">
            <text:p>0.005342046898024</text:p>
          </table:table-cell>
          <table:table-cell office:value-type="float" office:value="0.165770193022599" calcext:value-type="float">
            <text:p>0.165770193022599</text:p>
          </table:table-cell>
          <table:table-cell office:value-type="float" office:value="0.00601981552251039" calcext:value-type="float">
            <text:p>0.00601981552251</text:p>
          </table:table-cell>
          <table:table-cell office:value-type="float" office:value="0.802989297345702" calcext:value-type="float">
            <text:p>0.802989297345702</text:p>
          </table:table-cell>
          <table:table-cell office:value-type="float" office:value="0.00570223394958955" calcext:value-type="float">
            <text:p>0.00570223394959</text:p>
          </table:table-cell>
          <table:table-cell office:value-type="float" office:value="0.00739211303365972" calcext:value-type="float">
            <text:p>0.00739211303366</text:p>
          </table:table-cell>
          <table:table-cell office:value-type="float" office:value="0.00416778575608529" calcext:value-type="float">
            <text:p>0.004167785756085</text:p>
          </table:table-cell>
          <table:table-cell office:value-type="float" office:value="0.135292329735926" calcext:value-type="float">
            <text:p>0.135292329735926</text:p>
          </table:table-cell>
          <table:table-cell office:value-type="float" office:value="0.000537765749286266" calcext:value-type="float">
            <text:p>0.000537765749286</text:p>
          </table:table-cell>
          <table:table-cell office:value-type="float" office:value="0.000245332717895508" calcext:value-type="float">
            <text:p>0.000245332717896</text:p>
          </table:table-cell>
          <table:table-cell office:value-type="float" office:value="0.0000157227768759283" calcext:value-type="float">
            <text:p>1.57227768759283E-05</text:p>
          </table:table-cell>
          <table:table-cell office:value-type="float" office:value="0.00242607593536377" calcext:value-type="float">
            <text:p>0.002426075935364</text:p>
          </table:table-cell>
          <table:table-cell office:value-type="float" office:value="0.0001066789301973" calcext:value-type="float">
            <text:p>0.000106678930197</text:p>
          </table:table-cell>
        </table:table-row>
        <table:table-row table:style-name="ro1">
          <table:table-cell office:value-type="string" calcext:value-type="string">
            <text:p>Platt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random_forest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848444444444445" calcext:value-type="float">
            <text:p>0.848444444444445</text:p>
          </table:table-cell>
          <table:table-cell office:value-type="float" office:value="0.00152437893535233" calcext:value-type="float">
            <text:p>0.001524378935352</text:p>
          </table:table-cell>
          <table:table-cell office:value-type="float" office:value="0.334698074971424" calcext:value-type="float">
            <text:p>0.334698074971424</text:p>
          </table:table-cell>
          <table:table-cell office:value-type="float" office:value="0.00225132800907705" calcext:value-type="float">
            <text:p>0.002251328009077</text:p>
          </table:table-cell>
          <table:table-cell office:value-type="float" office:value="0.0237125364758698" calcext:value-type="float">
            <text:p>0.02371253647587</text:p>
          </table:table-cell>
          <table:table-cell office:value-type="float" office:value="0.00351047757179932" calcext:value-type="float">
            <text:p>0.003510477571799</text:p>
          </table:table-cell>
          <table:table-cell office:value-type="float" office:value="0.0201708994708995" calcext:value-type="float">
            <text:p>0.0201708994709</text:p>
          </table:table-cell>
          <table:table-cell office:value-type="float" office:value="0.00145076361280373" calcext:value-type="float">
            <text:p>0.001450763612804</text:p>
          </table:table-cell>
          <table:table-cell office:value-type="float" office:value="0.142596284385899" calcext:value-type="float">
            <text:p>0.142596284385899</text:p>
          </table:table-cell>
          <table:table-cell office:value-type="float" office:value="0.0259391037926327" calcext:value-type="float">
            <text:p>0.025939103792633</text:p>
          </table:table-cell>
          <table:table-cell office:value-type="float" office:value="0.336518505932673" calcext:value-type="float">
            <text:p>0.336518505932673</text:p>
          </table:table-cell>
          <table:table-cell office:value-type="float" office:value="0.00828406019035512" calcext:value-type="float">
            <text:p>0.008284060190355</text:p>
          </table:table-cell>
          <table:table-cell office:value-type="float" office:value="0.712877436313027" calcext:value-type="float">
            <text:p>0.712877436313027</text:p>
          </table:table-cell>
          <table:table-cell office:value-type="float" office:value="0.00650110689490398" calcext:value-type="float">
            <text:p>0.006501106894904</text:p>
          </table:table-cell>
          <table:table-cell office:value-type="float" office:value="0.114039405439646" calcext:value-type="float">
            <text:p>0.114039405439646</text:p>
          </table:table-cell>
          <table:table-cell office:value-type="float" office:value="0.00472451357849212" calcext:value-type="float">
            <text:p>0.004724513578492</text:p>
          </table:table-cell>
          <table:table-cell office:value-type="float" office:value="0.859728377652862" calcext:value-type="float">
            <text:p>0.859728377652862</text:p>
          </table:table-cell>
          <table:table-cell office:value-type="float" office:value="0.00491068406485354" calcext:value-type="float">
            <text:p>0.004910684064854</text:p>
          </table:table-cell>
          <table:table-cell office:value-type="float" office:value="0.0112839332084177" calcext:value-type="float">
            <text:p>0.011283933208418</text:p>
          </table:table-cell>
          <table:table-cell office:value-type="float" office:value="0.0054401958948896" calcext:value-type="float">
            <text:p>0.00544019589489</text:p>
          </table:table-cell>
          <table:table-cell office:value-type="float" office:value="0.105256131593089" calcext:value-type="float">
            <text:p>0.105256131593089</text:p>
          </table:table-cell>
          <table:table-cell office:value-type="float" office:value="0.000707567026849889" calcext:value-type="float">
            <text:p>0.00070756702685</text:p>
          </table:table-cell>
          <table:table-cell office:value-type="float" office:value="0.000245213508605957" calcext:value-type="float">
            <text:p>0.000245213508606</text:p>
          </table:table-cell>
          <table:table-cell office:value-type="float" office:value="0.0000126894292934748" calcext:value-type="float">
            <text:p>1.26894292934748E-05</text:p>
          </table:table-cell>
          <table:table-cell office:value-type="float" office:value="0.00253100395202637" calcext:value-type="float">
            <text:p>0.002531003952026</text:p>
          </table:table-cell>
          <table:table-cell office:value-type="float" office:value="0.000146470821904885" calcext:value-type="float">
            <text:p>0.000146470821905</text:p>
          </table:table-cell>
        </table:table-row>
        <table:table-row table:style-name="ro1">
          <table:table-cell office:value-type="string" calcext:value-type="string">
            <text:p>Platt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1layer_NN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623944444444444" calcext:value-type="float">
            <text:p>0.623944444444444</text:p>
          </table:table-cell>
          <table:table-cell office:value-type="float" office:value="0.00702127865203091" calcext:value-type="float">
            <text:p>0.007021278652031</text:p>
          </table:table-cell>
          <table:table-cell office:value-type="float" office:value="0.658882278202827" calcext:value-type="float">
            <text:p>0.658882278202827</text:p>
          </table:table-cell>
          <table:table-cell office:value-type="float" office:value="0.000480301431216064" calcext:value-type="float">
            <text:p>0.000480301431216</text:p>
          </table:table-cell>
          <table:table-cell office:value-type="float" office:value="0.0717427160493827" calcext:value-type="float">
            <text:p>0.071742716049383</text:p>
          </table:table-cell>
          <table:table-cell office:value-type="float" office:value="0.00514226236034212" calcext:value-type="float">
            <text:p>0.005142262360342</text:p>
          </table:table-cell>
          <table:table-cell office:value-type="float" office:value="0.0620742592592593" calcext:value-type="float">
            <text:p>0.062074259259259</text:p>
          </table:table-cell>
          <table:table-cell office:value-type="float" office:value="0.00338342803041168" calcext:value-type="float">
            <text:p>0.003383428030412</text:p>
          </table:table-cell>
          <table:table-cell office:value-type="float" office:value="0.381900266157276" calcext:value-type="float">
            <text:p>0.381900266157276</text:p>
          </table:table-cell>
          <table:table-cell office:value-type="float" office:value="0.0363862822403176" calcext:value-type="float">
            <text:p>0.036386282240318</text:p>
          </table:table-cell>
          <table:table-cell office:value-type="float" office:value="0.0584609179997129" calcext:value-type="float">
            <text:p>0.058460917999713</text:p>
          </table:table-cell>
          <table:table-cell office:value-type="float" office:value="0.0104715838650204" calcext:value-type="float">
            <text:p>0.01047158386502</text:p>
          </table:table-cell>
          <table:table-cell office:value-type="float" office:value="0.601207092516054" calcext:value-type="float">
            <text:p>0.601207092516054</text:p>
          </table:table-cell>
          <table:table-cell office:value-type="float" office:value="0.00642198662671184" calcext:value-type="float">
            <text:p>0.006421986626712</text:p>
          </table:table-cell>
          <table:table-cell office:value-type="float" office:value="0.386553272545531" calcext:value-type="float">
            <text:p>0.386553272545531</text:p>
          </table:table-cell>
          <table:table-cell office:value-type="float" office:value="0.00682175655273585" calcext:value-type="float">
            <text:p>0.006821756552736</text:p>
          </table:table-cell>
          <table:table-cell office:value-type="float" office:value="0.608832347378486" calcext:value-type="float">
            <text:p>0.608832347378486</text:p>
          </table:table-cell>
          <table:table-cell office:value-type="float" office:value="0.00660899254644736" calcext:value-type="float">
            <text:p>0.006608992546447</text:p>
          </table:table-cell>
          <table:table-cell office:value-type="float" office:value="0.0158127753354969" calcext:value-type="float">
            <text:p>0.015812775335497</text:p>
          </table:table-cell>
          <table:table-cell office:value-type="float" office:value="0.00812831876672249" calcext:value-type="float">
            <text:p>0.008128318766722</text:p>
          </table:table-cell>
          <table:table-cell office:value-type="float" office:value="0.232807835688247" calcext:value-type="float">
            <text:p>0.232807835688247</text:p>
          </table:table-cell>
          <table:table-cell office:value-type="float" office:value="0.000237028919436891" calcext:value-type="float">
            <text:p>0.000237028919437</text:p>
          </table:table-cell>
          <table:table-cell office:value-type="float" office:value="0.000242710113525391" calcext:value-type="float">
            <text:p>0.000242710113525</text:p>
          </table:table-cell>
          <table:table-cell office:value-type="float" office:value="0.00000920239437493015" calcext:value-type="float">
            <text:p>9.20239437493015E-06</text:p>
          </table:table-cell>
          <table:table-cell office:value-type="float" office:value="0.00191206932067871" calcext:value-type="float">
            <text:p>0.001912069320679</text:p>
          </table:table-cell>
          <table:table-cell office:value-type="float" office:value="0.000105283441727856" calcext:value-type="float">
            <text:p>0.000105283441728</text:p>
          </table:table-cell>
        </table:table-row>
        <table:table-row table:style-name="ro1">
          <table:table-cell office:value-type="string" calcext:value-type="string">
            <text:p>Isotonic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AdaBoost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764433333333333" calcext:value-type="float">
            <text:p>0.764433333333333</text:p>
          </table:table-cell>
          <table:table-cell office:value-type="float" office:value="0.00251440295541946" calcext:value-type="float">
            <text:p>0.002514402955419</text:p>
          </table:table-cell>
          <table:table-cell office:value-type="float" office:value="0.552162843318286" calcext:value-type="float">
            <text:p>0.552162843318286</text:p>
          </table:table-cell>
          <table:table-cell office:value-type="float" office:value="0.064940006399321" calcext:value-type="float">
            <text:p>0.064940006399321</text:p>
          </table:table-cell>
          <table:table-cell office:value-type="float" office:value="0.0334794410774411" calcext:value-type="float">
            <text:p>0.033479441077441</text:p>
          </table:table-cell>
          <table:table-cell office:value-type="float" office:value="0.00471620771581109" calcext:value-type="float">
            <text:p>0.004716207715811</text:p>
          </table:table-cell>
          <table:table-cell office:value-type="float" office:value="0.0269711375661376" calcext:value-type="float">
            <text:p>0.026971137566138</text:p>
          </table:table-cell>
          <table:table-cell office:value-type="float" office:value="0.00474175648730676" calcext:value-type="float">
            <text:p>0.004741756487307</text:p>
          </table:table-cell>
          <table:table-cell office:value-type="float" office:value="0.791080808080808" calcext:value-type="float">
            <text:p>0.791080808080808</text:p>
          </table:table-cell>
          <table:table-cell office:value-type="float" office:value="0.100539609080894" calcext:value-type="float">
            <text:p>0.100539609080894</text:p>
          </table:table-cell>
          <table:table-cell office:value-type="float" office:value="0.353781765194638" calcext:value-type="float">
            <text:p>0.353781765194638</text:p>
          </table:table-cell>
          <table:table-cell office:value-type="float" office:value="0.0363295018800672" calcext:value-type="float">
            <text:p>0.036329501880067</text:p>
          </table:table-cell>
          <table:table-cell office:value-type="float" office:value="0.679449664213607" calcext:value-type="float">
            <text:p>0.679449664213607</text:p>
          </table:table-cell>
          <table:table-cell office:value-type="float" office:value="0.0139651070642346" calcext:value-type="float">
            <text:p>0.013965107064235</text:p>
          </table:table-cell>
          <table:table-cell office:value-type="float" office:value="0.204559873218143" calcext:value-type="float">
            <text:p>0.204559873218143</text:p>
          </table:table-cell>
          <table:table-cell office:value-type="float" office:value="0.012706105896415" calcext:value-type="float">
            <text:p>0.012706105896415</text:p>
          </table:table-cell>
          <table:table-cell office:value-type="float" office:value="0.768113741798761" calcext:value-type="float">
            <text:p>0.768113741798761</text:p>
          </table:table-cell>
          <table:table-cell office:value-type="float" office:value="0.0124855147521951" calcext:value-type="float">
            <text:p>0.012485514752195</text:p>
          </table:table-cell>
          <table:table-cell office:value-type="float" office:value="0.0108731947193487" calcext:value-type="float">
            <text:p>0.010873194719349</text:p>
          </table:table-cell>
          <table:table-cell office:value-type="float" office:value="0.00974263576357674" calcext:value-type="float">
            <text:p>0.009742635763577</text:p>
          </table:table-cell>
          <table:table-cell office:value-type="float" office:value="0.160606167145697" calcext:value-type="float">
            <text:p>0.160606167145697</text:p>
          </table:table-cell>
          <table:table-cell office:value-type="float" office:value="0.00113769073695847" calcext:value-type="float">
            <text:p>0.001137690736958</text:p>
          </table:table-cell>
          <table:table-cell office:value-type="float" office:value="0.000418853759765625" calcext:value-type="float">
            <text:p>0.000418853759766</text:p>
          </table:table-cell>
          <table:table-cell office:value-type="float" office:value="0.000016460976137516" calcext:value-type="float">
            <text:p>1.6460976137516E-05</text:p>
          </table:table-cell>
          <table:table-cell office:value-type="float" office:value="0.000664734840393066" calcext:value-type="float">
            <text:p>0.000664734840393</text:p>
          </table:table-cell>
          <table:table-cell office:value-type="float" office:value="0.0000500481493401986" calcext:value-type="float">
            <text:p>5.00481493401986E-05</text:p>
          </table:table-cell>
        </table:table-row>
        <table:table-row table:style-name="ro1">
          <table:table-cell office:value-type="string" calcext:value-type="string">
            <text:p>Isotonic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XGBoost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804955555555556" calcext:value-type="float">
            <text:p>0.804955555555556</text:p>
          </table:table-cell>
          <table:table-cell office:value-type="float" office:value="0.00182739404580078" calcext:value-type="float">
            <text:p>0.001827394045801</text:p>
          </table:table-cell>
          <table:table-cell office:value-type="float" office:value="0.469579529864669" calcext:value-type="float">
            <text:p>0.469579529864669</text:p>
          </table:table-cell>
          <table:table-cell office:value-type="float" office:value="0.0510203266656232" calcext:value-type="float">
            <text:p>0.051020326665623</text:p>
          </table:table-cell>
          <table:table-cell office:value-type="float" office:value="0.032293152637486" calcext:value-type="float">
            <text:p>0.032293152637486</text:p>
          </table:table-cell>
          <table:table-cell office:value-type="float" office:value="0.00581236084968343" calcext:value-type="float">
            <text:p>0.005812360849683</text:p>
          </table:table-cell>
          <table:table-cell office:value-type="float" office:value="0.0270234126984127" calcext:value-type="float">
            <text:p>0.027023412698413</text:p>
          </table:table-cell>
          <table:table-cell office:value-type="float" office:value="0.00345512424147217" calcext:value-type="float">
            <text:p>0.003455124241472</text:p>
          </table:table-cell>
          <table:table-cell office:value-type="float" office:value="0.824070707070707" calcext:value-type="float">
            <text:p>0.824070707070707</text:p>
          </table:table-cell>
          <table:table-cell office:value-type="float" office:value="0.149708539442726" calcext:value-type="float">
            <text:p>0.149708539442726</text:p>
          </table:table-cell>
          <table:table-cell office:value-type="float" office:value="0.367854236946617" calcext:value-type="float">
            <text:p>0.367854236946617</text:p>
          </table:table-cell>
          <table:table-cell office:value-type="float" office:value="0.0442245824887418" calcext:value-type="float">
            <text:p>0.044224582488742</text:p>
          </table:table-cell>
          <table:table-cell office:value-type="float" office:value="0.701724119654721" calcext:value-type="float">
            <text:p>0.701724119654721</text:p>
          </table:table-cell>
          <table:table-cell office:value-type="float" office:value="0.0147135143928329" calcext:value-type="float">
            <text:p>0.014713514392833</text:p>
          </table:table-cell>
          <table:table-cell office:value-type="float" office:value="0.154832780822889" calcext:value-type="float">
            <text:p>0.154832780822889</text:p>
          </table:table-cell>
          <table:table-cell office:value-type="float" office:value="0.00910991767598928" calcext:value-type="float">
            <text:p>0.009109917675989</text:p>
          </table:table-cell>
          <table:table-cell office:value-type="float" office:value="0.817191107022958" calcext:value-type="float">
            <text:p>0.817191107022958</text:p>
          </table:table-cell>
          <table:table-cell office:value-type="float" office:value="0.00972928298456368" calcext:value-type="float">
            <text:p>0.009729282984564</text:p>
          </table:table-cell>
          <table:table-cell office:value-type="float" office:value="0.0152938062495223" calcext:value-type="float">
            <text:p>0.015293806249522</text:p>
          </table:table-cell>
          <table:table-cell office:value-type="float" office:value="0.00469340340391918" calcext:value-type="float">
            <text:p>0.004693403403919</text:p>
          </table:table-cell>
          <table:table-cell office:value-type="float" office:value="0.135202357577542" calcext:value-type="float">
            <text:p>0.135202357577542</text:p>
          </table:table-cell>
          <table:table-cell office:value-type="float" office:value="0.000922305062764905" calcext:value-type="float">
            <text:p>0.000922305062765</text:p>
          </table:table-cell>
          <table:table-cell office:value-type="float" office:value="0.000410747528076172" calcext:value-type="float">
            <text:p>0.000410747528076</text:p>
          </table:table-cell>
          <table:table-cell office:value-type="float" office:value="0.0000165695861965087" calcext:value-type="float">
            <text:p>1.65695861965087E-05</text:p>
          </table:table-cell>
          <table:table-cell office:value-type="float" office:value="0.00065915584564209" calcext:value-type="float">
            <text:p>0.000659155845642</text:p>
          </table:table-cell>
          <table:table-cell office:value-type="float" office:value="0.0000343424011680669" calcext:value-type="float">
            <text:p>3.43424011680669E-05</text:p>
          </table:table-cell>
        </table:table-row>
        <table:table-row table:style-name="ro1">
          <table:table-cell office:value-type="string" calcext:value-type="string">
            <text:p>Isotonic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mondrian_forest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795366666666667" calcext:value-type="float">
            <text:p>0.795366666666667</text:p>
          </table:table-cell>
          <table:table-cell office:value-type="float" office:value="0.00321819671919804" calcext:value-type="float">
            <text:p>0.003218196719198</text:p>
          </table:table-cell>
          <table:table-cell office:value-type="float" office:value="0.446082222971173" calcext:value-type="float">
            <text:p>0.446082222971173</text:p>
          </table:table-cell>
          <table:table-cell office:value-type="float" office:value="0.0307162990944792" calcext:value-type="float">
            <text:p>0.030716299094479</text:p>
          </table:table-cell>
          <table:table-cell office:value-type="float" office:value="0.0290953209876543" calcext:value-type="float">
            <text:p>0.029095320987654</text:p>
          </table:table-cell>
          <table:table-cell office:value-type="float" office:value="0.00659662277236334" calcext:value-type="float">
            <text:p>0.006596622772363</text:p>
          </table:table-cell>
          <table:table-cell office:value-type="float" office:value="0.0307006084656085" calcext:value-type="float">
            <text:p>0.030700608465609</text:p>
          </table:table-cell>
          <table:table-cell office:value-type="float" office:value="0.00590786583685176" calcext:value-type="float">
            <text:p>0.005907865836852</text:p>
          </table:table-cell>
          <table:table-cell office:value-type="float" office:value="0.863343434343434" calcext:value-type="float">
            <text:p>0.863343434343434</text:p>
          </table:table-cell>
          <table:table-cell office:value-type="float" office:value="0.0883299588859546" calcext:value-type="float">
            <text:p>0.088329958885955</text:p>
          </table:table-cell>
          <table:table-cell office:value-type="float" office:value="0.45431112877672" calcext:value-type="float">
            <text:p>0.45431112877672</text:p>
          </table:table-cell>
          <table:table-cell office:value-type="float" office:value="0.0487401742312622" calcext:value-type="float">
            <text:p>0.048740174231262</text:p>
          </table:table-cell>
          <table:table-cell office:value-type="float" office:value="0.663748382505522" calcext:value-type="float">
            <text:p>0.663748382505522</text:p>
          </table:table-cell>
          <table:table-cell office:value-type="float" office:value="0.0182281860560681" calcext:value-type="float">
            <text:p>0.018228186056068</text:p>
          </table:table-cell>
          <table:table-cell office:value-type="float" office:value="0.16626425383347" calcext:value-type="float">
            <text:p>0.16626425383347</text:p>
          </table:table-cell>
          <table:table-cell office:value-type="float" office:value="0.00931252274927273" calcext:value-type="float">
            <text:p>0.009312522749273</text:p>
          </table:table-cell>
          <table:table-cell office:value-type="float" office:value="0.798934193678335" calcext:value-type="float">
            <text:p>0.798934193678335</text:p>
          </table:table-cell>
          <table:table-cell office:value-type="float" office:value="0.0109096791272794" calcext:value-type="float">
            <text:p>0.010909679127279</text:p>
          </table:table-cell>
          <table:table-cell office:value-type="float" office:value="0.00819522429465756" calcext:value-type="float">
            <text:p>0.008195224294658</text:p>
          </table:table-cell>
          <table:table-cell office:value-type="float" office:value="0.00782761444045145" calcext:value-type="float">
            <text:p>0.007827614440451</text:p>
          </table:table-cell>
          <table:table-cell office:value-type="float" office:value="0.135912874641517" calcext:value-type="float">
            <text:p>0.135912874641517</text:p>
          </table:table-cell>
          <table:table-cell office:value-type="float" office:value="0.000519530003465702" calcext:value-type="float">
            <text:p>0.000519530003466</text:p>
          </table:table-cell>
          <table:table-cell office:value-type="float" office:value="0.000404262542724609" calcext:value-type="float">
            <text:p>0.000404262542725</text:p>
          </table:table-cell>
          <table:table-cell office:value-type="float" office:value="0.0000249403510633212" calcext:value-type="float">
            <text:p>2.49403510633212E-05</text:p>
          </table:table-cell>
          <table:table-cell office:value-type="float" office:value="0.00066065788269043" calcext:value-type="float">
            <text:p>0.00066065788269</text:p>
          </table:table-cell>
          <table:table-cell office:value-type="float" office:value="0.0000489520561096986" calcext:value-type="float">
            <text:p>4.89520561096986E-05</text:p>
          </table:table-cell>
        </table:table-row>
        <table:table-row table:style-name="ro1">
          <table:table-cell office:value-type="string" calcext:value-type="string">
            <text:p>Isotonic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random_forest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847288888888889" calcext:value-type="float">
            <text:p>0.847288888888889</text:p>
          </table:table-cell>
          <table:table-cell office:value-type="float" office:value="0.00156101335311859" calcext:value-type="float">
            <text:p>0.001561013353119</text:p>
          </table:table-cell>
          <table:table-cell office:value-type="float" office:value="0.374501592194106" calcext:value-type="float">
            <text:p>0.374501592194106</text:p>
          </table:table-cell>
          <table:table-cell office:value-type="float" office:value="0.0208859302419706" calcext:value-type="float">
            <text:p>0.020885930241971</text:p>
          </table:table-cell>
          <table:table-cell office:value-type="float" office:value="0.0232932985409652" calcext:value-type="float">
            <text:p>0.023293298540965</text:p>
          </table:table-cell>
          <table:table-cell office:value-type="float" office:value="0.00523948704575108" calcext:value-type="float">
            <text:p>0.005239487045751</text:p>
          </table:table-cell>
          <table:table-cell office:value-type="float" office:value="0.0220247619047619" calcext:value-type="float">
            <text:p>0.022024761904762</text:p>
          </table:table-cell>
          <table:table-cell office:value-type="float" office:value="0.00477149547158252" calcext:value-type="float">
            <text:p>0.004771495471583</text:p>
          </table:table-cell>
          <table:table-cell office:value-type="float" office:value="0.0989388101497336" calcext:value-type="float">
            <text:p>0.098938810149734</text:p>
          </table:table-cell>
          <table:table-cell office:value-type="float" office:value="0.0393902675166668" calcext:value-type="float">
            <text:p>0.039390267516667</text:p>
          </table:table-cell>
          <table:table-cell office:value-type="float" office:value="0.363258500681635" calcext:value-type="float">
            <text:p>0.363258500681635</text:p>
          </table:table-cell>
          <table:table-cell office:value-type="float" office:value="0.0361539452847996" calcext:value-type="float">
            <text:p>0.0361539452848</text:p>
          </table:table-cell>
          <table:table-cell office:value-type="float" office:value="0.710151945997724" calcext:value-type="float">
            <text:p>0.710151945997724</text:p>
          </table:table-cell>
          <table:table-cell office:value-type="float" office:value="0.0113361920019441" calcext:value-type="float">
            <text:p>0.011336192001944</text:p>
          </table:table-cell>
          <table:table-cell office:value-type="float" office:value="0.112365094588126" calcext:value-type="float">
            <text:p>0.112365094588126</text:p>
          </table:table-cell>
          <table:table-cell office:value-type="float" office:value="0.00471396314891626" calcext:value-type="float">
            <text:p>0.004713963148916</text:p>
          </table:table-cell>
          <table:table-cell office:value-type="float" office:value="0.860526593137222" calcext:value-type="float">
            <text:p>0.860526593137222</text:p>
          </table:table-cell>
          <table:table-cell office:value-type="float" office:value="0.00517994237299308" calcext:value-type="float">
            <text:p>0.005179942372993</text:p>
          </table:table-cell>
          <table:table-cell office:value-type="float" office:value="0.0132377042483332" calcext:value-type="float">
            <text:p>0.013237704248333</text:p>
          </table:table-cell>
          <table:table-cell office:value-type="float" office:value="0.00584489089281659" calcext:value-type="float">
            <text:p>0.005844890892817</text:p>
          </table:table-cell>
          <table:table-cell office:value-type="float" office:value="0.106360427635843" calcext:value-type="float">
            <text:p>0.106360427635843</text:p>
          </table:table-cell>
          <table:table-cell office:value-type="float" office:value="0.00100638693614674" calcext:value-type="float">
            <text:p>0.001006386936147</text:p>
          </table:table-cell>
          <table:table-cell office:value-type="float" office:value="0.000434422492980957" calcext:value-type="float">
            <text:p>0.000434422492981</text:p>
          </table:table-cell>
          <table:table-cell office:value-type="float" office:value="0.0000224041448119244" calcext:value-type="float">
            <text:p>2.24041448119244E-05</text:p>
          </table:table-cell>
          <table:table-cell office:value-type="float" office:value="0.000658345222473145" calcext:value-type="float">
            <text:p>0.000658345222473</text:p>
          </table:table-cell>
          <table:table-cell office:value-type="float" office:value="0.0000621835440241733" calcext:value-type="float">
            <text:p>6.21835440241733E-05</text:p>
          </table:table-cell>
        </table:table-row>
        <table:table-row table:style-name="ro1">
          <table:table-cell office:value-type="string" calcext:value-type="string">
            <text:p>Isotonic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1layer_NN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650433333333333" calcext:value-type="float">
            <text:p>0.650433333333333</text:p>
          </table:table-cell>
          <table:table-cell office:value-type="float" office:value="0.00193193506978225" calcext:value-type="float">
            <text:p>0.001931935069782</text:p>
          </table:table-cell>
          <table:table-cell office:value-type="float" office:value="0.659588965700118" calcext:value-type="float">
            <text:p>0.659588965700118</text:p>
          </table:table-cell>
          <table:table-cell office:value-type="float" office:value="0.0240441551702254" calcext:value-type="float">
            <text:p>0.024044155170225</text:p>
          </table:table-cell>
          <table:table-cell office:value-type="float" office:value="0.0297071257014591" calcext:value-type="float">
            <text:p>0.029707125701459</text:p>
          </table:table-cell>
          <table:table-cell office:value-type="float" office:value="0.0091677011485152" calcext:value-type="float">
            <text:p>0.009167701148515</text:p>
          </table:table-cell>
          <table:table-cell office:value-type="float" office:value="0.0262107671957672" calcext:value-type="float">
            <text:p>0.026210767195767</text:p>
          </table:table-cell>
          <table:table-cell office:value-type="float" office:value="0.00785820531146271" calcext:value-type="float">
            <text:p>0.007858205311463</text:p>
          </table:table-cell>
          <table:table-cell office:value-type="float" office:value="0.879676767676768" calcext:value-type="float">
            <text:p>0.879676767676768</text:p>
          </table:table-cell>
          <table:table-cell office:value-type="float" office:value="0.121619564460524" calcext:value-type="float">
            <text:p>0.121619564460524</text:p>
          </table:table-cell>
          <table:table-cell office:value-type="float" office:value="0.10107034000656" calcext:value-type="float">
            <text:p>0.10107034000656</text:p>
          </table:table-cell>
          <table:table-cell office:value-type="float" office:value="0.0318259050137689" calcext:value-type="float">
            <text:p>0.031825905013769</text:p>
          </table:table-cell>
          <table:table-cell office:value-type="float" office:value="0.640205288898472" calcext:value-type="float">
            <text:p>0.640205288898472</text:p>
          </table:table-cell>
          <table:table-cell office:value-type="float" office:value="0.0185440148226878" calcext:value-type="float">
            <text:p>0.018544014822688</text:p>
          </table:table-cell>
          <table:table-cell office:value-type="float" office:value="0.33741147813047" calcext:value-type="float">
            <text:p>0.33741147813047</text:p>
          </table:table-cell>
          <table:table-cell office:value-type="float" office:value="0.0165185742010017" calcext:value-type="float">
            <text:p>0.016518574201002</text:p>
          </table:table-cell>
          <table:table-cell office:value-type="float" office:value="0.654763913761017" calcext:value-type="float">
            <text:p>0.654763913761017</text:p>
          </table:table-cell>
          <table:table-cell office:value-type="float" office:value="0.0170941433946501" calcext:value-type="float">
            <text:p>0.01709414339465</text:p>
          </table:table-cell>
          <table:table-cell office:value-type="float" office:value="0.0154685560147206" calcext:value-type="float">
            <text:p>0.015468556014721</text:p>
          </table:table-cell>
          <table:table-cell office:value-type="float" office:value="0.00996872947028278" calcext:value-type="float">
            <text:p>0.009968729470283</text:p>
          </table:table-cell>
          <table:table-cell office:value-type="float" office:value="0.223832853877363" calcext:value-type="float">
            <text:p>0.223832853877363</text:p>
          </table:table-cell>
          <table:table-cell office:value-type="float" office:value="0.00096367977824755" calcext:value-type="float">
            <text:p>0.000963679778248</text:p>
          </table:table-cell>
          <table:table-cell office:value-type="float" office:value="0.000363898277282715" calcext:value-type="float">
            <text:p>0.000363898277283</text:p>
          </table:table-cell>
          <table:table-cell office:value-type="float" office:value="0.0000230706987771162" calcext:value-type="float">
            <text:p>2.30706987771162E-05</text:p>
          </table:table-cell>
          <table:table-cell office:value-type="float" office:value="0.000667738914489746" calcext:value-type="float">
            <text:p>0.00066773891449</text:p>
          </table:table-cell>
          <table:table-cell office:value-type="float" office:value="0.0000696408158566879" calcext:value-type="float">
            <text:p>6.96408158566879E-05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AdaBoost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760955555555556" calcext:value-type="float">
            <text:p>0.760955555555556</text:p>
          </table:table-cell>
          <table:table-cell office:value-type="float" office:value="0.00296999166330646" calcext:value-type="float">
            <text:p>0.002969991663306</text:p>
          </table:table-cell>
          <table:table-cell office:value-type="float" office:value="0.481283581717059" calcext:value-type="float">
            <text:p>0.481283581717059</text:p>
          </table:table-cell>
          <table:table-cell office:value-type="float" office:value="0.00225862768858141" calcext:value-type="float">
            <text:p>0.002258627688581</text:p>
          </table:table-cell>
          <table:table-cell office:value-type="float" office:value="0.0397294579124579" calcext:value-type="float">
            <text:p>0.039729457912458</text:p>
          </table:table-cell>
          <table:table-cell office:value-type="float" office:value="0.00238512489116098" calcext:value-type="float">
            <text:p>0.002385124891161</text:p>
          </table:table-cell>
          <table:table-cell office:value-type="float" office:value="0.0238670105820106" calcext:value-type="float">
            <text:p>0.023867010582011</text:p>
          </table:table-cell>
          <table:table-cell office:value-type="float" office:value="0.0039941031073391" calcext:value-type="float">
            <text:p>0.003994103107339</text:p>
          </table:table-cell>
          <table:table-cell office:value-type="float" office:value="0.184856722474235" calcext:value-type="float">
            <text:p>0.184856722474235</text:p>
          </table:table-cell>
          <table:table-cell office:value-type="float" office:value="0.0306688364135519" calcext:value-type="float">
            <text:p>0.030668836413552</text:p>
          </table:table-cell>
          <table:table-cell office:value-type="float" office:value="0.318052432214203" calcext:value-type="float">
            <text:p>0.318052432214203</text:p>
          </table:table-cell>
          <table:table-cell office:value-type="float" office:value="0.0108026465541435" calcext:value-type="float">
            <text:p>0.010802646554144</text:p>
          </table:table-cell>
          <table:table-cell office:value-type="float" office:value="0.675988015720074" calcext:value-type="float">
            <text:p>0.675988015720074</text:p>
          </table:table-cell>
          <table:table-cell office:value-type="float" office:value="0.011843253305048" calcext:value-type="float">
            <text:p>0.011843253305048</text:p>
          </table:table-cell>
          <table:table-cell office:value-type="float" office:value="0.207916459064181" calcext:value-type="float">
            <text:p>0.207916459064181</text:p>
          </table:table-cell>
          <table:table-cell office:value-type="float" office:value="0.0120076875314157" calcext:value-type="float">
            <text:p>0.012007687531416</text:p>
          </table:table-cell>
          <table:table-cell office:value-type="float" office:value="0.76432383856388" calcext:value-type="float">
            <text:p>0.76432383856388</text:p>
          </table:table-cell>
          <table:table-cell office:value-type="float" office:value="0.0118452367672002" calcext:value-type="float">
            <text:p>0.0118452367672</text:p>
          </table:table-cell>
          <table:table-cell office:value-type="float" office:value="0.00978553594199843" calcext:value-type="float">
            <text:p>0.009785535941998</text:p>
          </table:table-cell>
          <table:table-cell office:value-type="float" office:value="0.00808051432201277" calcext:value-type="float">
            <text:p>0.008080514322013</text:p>
          </table:table-cell>
          <table:table-cell office:value-type="float" office:value="0.159682578043995" calcext:value-type="float">
            <text:p>0.159682578043995</text:p>
          </table:table-cell>
          <table:table-cell office:value-type="float" office:value="0.0010140961371246" calcext:value-type="float">
            <text:p>0.001014096137125</text:p>
          </table:table-cell>
          <table:table-cell office:value-type="float" office:value="0.000848937034606934" calcext:value-type="float">
            <text:p>0.000848937034607</text:p>
          </table:table-cell>
          <table:table-cell office:value-type="float" office:value="0.00037468885436244" calcext:value-type="float">
            <text:p>0.000374688854362</text:p>
          </table:table-cell>
          <table:table-cell office:value-type="float" office:value="0.00383458137512207" calcext:value-type="float">
            <text:p>0.003834581375122</text:p>
          </table:table-cell>
          <table:table-cell office:value-type="float" office:value="0.00241501208932914" calcext:value-type="float">
            <text:p>0.002415012089329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XGBoost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806822222222222" calcext:value-type="float">
            <text:p>0.806822222222222</text:p>
          </table:table-cell>
          <table:table-cell office:value-type="float" office:value="0.00147517174838824" calcext:value-type="float">
            <text:p>0.001475171748388</text:p>
          </table:table-cell>
          <table:table-cell office:value-type="float" office:value="0.413432049351403" calcext:value-type="float">
            <text:p>0.413432049351403</text:p>
          </table:table-cell>
          <table:table-cell office:value-type="float" office:value="0.00242603571595283" calcext:value-type="float">
            <text:p>0.002426035715953</text:p>
          </table:table-cell>
          <table:table-cell office:value-type="float" office:value="0.0356432356902357" calcext:value-type="float">
            <text:p>0.035643235690236</text:p>
          </table:table-cell>
          <table:table-cell office:value-type="float" office:value="0.00281901290293762" calcext:value-type="float">
            <text:p>0.002819012902938</text:p>
          </table:table-cell>
          <table:table-cell office:value-type="float" office:value="0.0188503968253968" calcext:value-type="float">
            <text:p>0.018850396825397</text:p>
          </table:table-cell>
          <table:table-cell office:value-type="float" office:value="0.0044415802710305" calcext:value-type="float">
            <text:p>0.004441580271031</text:p>
          </table:table-cell>
          <table:table-cell office:value-type="float" office:value="0.192232683629312" calcext:value-type="float">
            <text:p>0.192232683629312</text:p>
          </table:table-cell>
          <table:table-cell office:value-type="float" office:value="0.0312189955281791" calcext:value-type="float">
            <text:p>0.031218995528179</text:p>
          </table:table-cell>
          <table:table-cell office:value-type="float" office:value="0.359584582802744" calcext:value-type="float">
            <text:p>0.359584582802744</text:p>
          </table:table-cell>
          <table:table-cell office:value-type="float" office:value="0.00449028616739995" calcext:value-type="float">
            <text:p>0.0044902861674</text:p>
          </table:table-cell>
          <table:table-cell office:value-type="float" office:value="0.693050462483874" calcext:value-type="float">
            <text:p>0.693050462483874</text:p>
          </table:table-cell>
          <table:table-cell office:value-type="float" office:value="0.00850530928926238" calcext:value-type="float">
            <text:p>0.008505309289262</text:p>
          </table:table-cell>
          <table:table-cell office:value-type="float" office:value="0.163047512993608" calcext:value-type="float">
            <text:p>0.163047512993608</text:p>
          </table:table-cell>
          <table:table-cell office:value-type="float" office:value="0.00801906239529839" calcext:value-type="float">
            <text:p>0.008019062395298</text:p>
          </table:table-cell>
          <table:table-cell office:value-type="float" office:value="0.809152783467894" calcext:value-type="float">
            <text:p>0.809152783467894</text:p>
          </table:table-cell>
          <table:table-cell office:value-type="float" office:value="0.00791088146136092" calcext:value-type="float">
            <text:p>0.007910881461361</text:p>
          </table:table-cell>
          <table:table-cell office:value-type="float" office:value="0.00785704688928763" calcext:value-type="float">
            <text:p>0.007857046889288</text:p>
          </table:table-cell>
          <table:table-cell office:value-type="float" office:value="0.00443134134218024" calcext:value-type="float">
            <text:p>0.00443134134218</text:p>
          </table:table-cell>
          <table:table-cell office:value-type="float" office:value="0.133551234014341" calcext:value-type="float">
            <text:p>0.133551234014341</text:p>
          </table:table-cell>
          <table:table-cell office:value-type="float" office:value="0.000755516955057854" calcext:value-type="float">
            <text:p>0.000755516955058</text:p>
          </table:table-cell>
          <table:table-cell office:value-type="float" office:value="0.0010364294052124" calcext:value-type="float">
            <text:p>0.001036429405212</text:p>
          </table:table-cell>
          <table:table-cell office:value-type="float" office:value="0.000071732385426504" calcext:value-type="float">
            <text:p>7.1732385426504E-05</text:p>
          </table:table-cell>
          <table:table-cell office:value-type="float" office:value="0.00190200805664063" calcext:value-type="float">
            <text:p>0.001902008056641</text:p>
          </table:table-cell>
          <table:table-cell office:value-type="float" office:value="0.0000886487742942951" calcext:value-type="float">
            <text:p>8.86487742942951E-05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mondrian_forest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797555555555555" calcext:value-type="float">
            <text:p>0.797555555555555</text:p>
          </table:table-cell>
          <table:table-cell office:value-type="float" office:value="0.00165882930937472" calcext:value-type="float">
            <text:p>0.001658829309375</text:p>
          </table:table-cell>
          <table:table-cell office:value-type="float" office:value="0.403133224744643" calcext:value-type="float">
            <text:p>0.403133224744643</text:p>
          </table:table-cell>
          <table:table-cell office:value-type="float" office:value="0.00135821248747531" calcext:value-type="float">
            <text:p>0.001358212487475</text:p>
          </table:table-cell>
          <table:table-cell office:value-type="float" office:value="0.0349258749409645" calcext:value-type="float">
            <text:p>0.034925874940965</text:p>
          </table:table-cell>
          <table:table-cell office:value-type="float" office:value="0.00399024961188694" calcext:value-type="float">
            <text:p>0.003990249611887</text:p>
          </table:table-cell>
          <table:table-cell office:value-type="float" office:value="0.0249673586277458" calcext:value-type="float">
            <text:p>0.024967358627746</text:p>
          </table:table-cell>
          <table:table-cell office:value-type="float" office:value="0.00584498018194948" calcext:value-type="float">
            <text:p>0.005844980181949</text:p>
          </table:table-cell>
          <table:table-cell office:value-type="float" office:value="0.151265293105866" calcext:value-type="float">
            <text:p>0.151265293105866</text:p>
          </table:table-cell>
          <table:table-cell office:value-type="float" office:value="0.0112538903144942" calcext:value-type="float">
            <text:p>0.011253890314494</text:p>
          </table:table-cell>
          <table:table-cell office:value-type="float" office:value="0.493504811327873" calcext:value-type="float">
            <text:p>0.493504811327873</text:p>
          </table:table-cell>
          <table:table-cell office:value-type="float" office:value="0.00822036815913853" calcext:value-type="float">
            <text:p>0.008220368159139</text:p>
          </table:table-cell>
          <table:table-cell office:value-type="float" office:value="0.642655007549649" calcext:value-type="float">
            <text:p>0.642655007549649</text:p>
          </table:table-cell>
          <table:table-cell office:value-type="float" office:value="0.00738939043181597" calcext:value-type="float">
            <text:p>0.007389390431816</text:p>
          </table:table-cell>
          <table:table-cell office:value-type="float" office:value="0.17974046130678" calcext:value-type="float">
            <text:p>0.17974046130678</text:p>
          </table:table-cell>
          <table:table-cell office:value-type="float" office:value="0.00681676498078175" calcext:value-type="float">
            <text:p>0.006816764980782</text:p>
          </table:table-cell>
          <table:table-cell office:value-type="float" office:value="0.784303566869302" calcext:value-type="float">
            <text:p>0.784303566869302</text:p>
          </table:table-cell>
          <table:table-cell office:value-type="float" office:value="0.00678938630660517" calcext:value-type="float">
            <text:p>0.006789386306605</text:p>
          </table:table-cell>
          <table:table-cell office:value-type="float" office:value="0.0132519886862532" calcext:value-type="float">
            <text:p>0.013251988686253</text:p>
          </table:table-cell>
          <table:table-cell office:value-type="float" office:value="0.00755404510778727" calcext:value-type="float">
            <text:p>0.007554045107787</text:p>
          </table:table-cell>
          <table:table-cell office:value-type="float" office:value="0.13517329259236" calcext:value-type="float">
            <text:p>0.13517329259236</text:p>
          </table:table-cell>
          <table:table-cell office:value-type="float" office:value="0.000342929645723093" calcext:value-type="float">
            <text:p>0.000342929645723</text:p>
          </table:table-cell>
          <table:table-cell office:value-type="float" office:value="0.00514020919799805" calcext:value-type="float">
            <text:p>0.005140209197998</text:p>
          </table:table-cell>
          <table:table-cell office:value-type="float" office:value="0.0000629998958525155" calcext:value-type="float">
            <text:p>6.29998958525155E-05</text:p>
          </table:table-cell>
          <table:table-cell office:value-type="float" office:value="0.0025036096572876" calcext:value-type="float">
            <text:p>0.002503609657288</text:p>
          </table:table-cell>
          <table:table-cell office:value-type="float" office:value="0.000084605900922477" calcext:value-type="float">
            <text:p>8.4605900922477E-05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random_forest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848244444444445" calcext:value-type="float">
            <text:p>0.848244444444445</text:p>
          </table:table-cell>
          <table:table-cell office:value-type="float" office:value="0.00164036865607898" calcext:value-type="float">
            <text:p>0.001640368656079</text:p>
          </table:table-cell>
          <table:table-cell office:value-type="float" office:value="0.350256216513737" calcext:value-type="float">
            <text:p>0.350256216513737</text:p>
          </table:table-cell>
          <table:table-cell office:value-type="float" office:value="0.00343714325681624" calcext:value-type="float">
            <text:p>0.003437143256816</text:p>
          </table:table-cell>
          <table:table-cell office:value-type="float" office:value="0.0292511164596332" calcext:value-type="float">
            <text:p>0.029251116459633</text:p>
          </table:table-cell>
          <table:table-cell office:value-type="float" office:value="0.00529432525510199" calcext:value-type="float">
            <text:p>0.005294325255102</text:p>
          </table:table-cell>
          <table:table-cell office:value-type="float" office:value="0.0225723800515583" calcext:value-type="float">
            <text:p>0.022572380051558</text:p>
          </table:table-cell>
          <table:table-cell office:value-type="float" office:value="0.00518107537856451" calcext:value-type="float">
            <text:p>0.005181075378565</text:p>
          </table:table-cell>
          <table:table-cell office:value-type="float" office:value="0.163570493217415" calcext:value-type="float">
            <text:p>0.163570493217415</text:p>
          </table:table-cell>
          <table:table-cell office:value-type="float" office:value="0.0286541133920978" calcext:value-type="float">
            <text:p>0.028654113392098</text:p>
          </table:table-cell>
          <table:table-cell office:value-type="float" office:value="0.366689912424558" calcext:value-type="float">
            <text:p>0.366689912424558</text:p>
          </table:table-cell>
          <table:table-cell office:value-type="float" office:value="0.0230259157311035" calcext:value-type="float">
            <text:p>0.023025915731104</text:p>
          </table:table-cell>
          <table:table-cell office:value-type="float" office:value="0.698970706127217" calcext:value-type="float">
            <text:p>0.698970706127217</text:p>
          </table:table-cell>
          <table:table-cell office:value-type="float" office:value="0.0117142681229018" calcext:value-type="float">
            <text:p>0.011714268122902</text:p>
          </table:table-cell>
          <table:table-cell office:value-type="float" office:value="0.122642874968208" calcext:value-type="float">
            <text:p>0.122642874968208</text:p>
          </table:table-cell>
          <table:table-cell office:value-type="float" office:value="0.00677348559656114" calcext:value-type="float">
            <text:p>0.006773485596561</text:p>
          </table:table-cell>
          <table:table-cell office:value-type="float" office:value="0.850284927284883" calcext:value-type="float">
            <text:p>0.850284927284883</text:p>
          </table:table-cell>
          <table:table-cell office:value-type="float" office:value="0.00715610202948426" calcext:value-type="float">
            <text:p>0.007156102029484</text:p>
          </table:table-cell>
          <table:table-cell office:value-type="float" office:value="0.00636671502325572" calcext:value-type="float">
            <text:p>0.006366715023256</text:p>
          </table:table-cell>
          <table:table-cell office:value-type="float" office:value="0.00244246255869415" calcext:value-type="float">
            <text:p>0.002442462558694</text:p>
          </table:table-cell>
          <table:table-cell office:value-type="float" office:value="0.105758369296509" calcext:value-type="float">
            <text:p>0.105758369296509</text:p>
          </table:table-cell>
          <table:table-cell office:value-type="float" office:value="0.001063161104584" calcext:value-type="float">
            <text:p>0.001063161104584</text:p>
          </table:table-cell>
          <table:table-cell office:value-type="float" office:value="0.00266461372375488" calcext:value-type="float">
            <text:p>0.002664613723755</text:p>
          </table:table-cell>
          <table:table-cell office:value-type="float" office:value="0.000251322959054213" calcext:value-type="float">
            <text:p>0.000251322959054</text:p>
          </table:table-cell>
          <table:table-cell office:value-type="float" office:value="0.00258357524871826" calcext:value-type="float">
            <text:p>0.002583575248718</text:p>
          </table:table-cell>
          <table:table-cell office:value-type="float" office:value="0.00058077150996895" calcext:value-type="float">
            <text:p>0.000580771509969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1layer_NN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6487" calcext:value-type="float">
            <text:p>0.6487</text:p>
          </table:table-cell>
          <table:table-cell office:value-type="float" office:value="0.00311773985176196" calcext:value-type="float">
            <text:p>0.003117739851762</text:p>
          </table:table-cell>
          <table:table-cell office:value-type="float" office:value="0.642888502382482" calcext:value-type="float">
            <text:p>0.642888502382482</text:p>
          </table:table-cell>
          <table:table-cell office:value-type="float" office:value="0.000586342410835069" calcext:value-type="float">
            <text:p>0.000586342410835</text:p>
          </table:table-cell>
          <table:table-cell office:value-type="float" office:value="0.0500541728395062" calcext:value-type="float">
            <text:p>0.050054172839506</text:p>
          </table:table-cell>
          <table:table-cell office:value-type="float" office:value="0.00485410266124732" calcext:value-type="float">
            <text:p>0.004854102661247</text:p>
          </table:table-cell>
          <table:table-cell office:value-type="float" office:value="0.0317242592592593" calcext:value-type="float">
            <text:p>0.031724259259259</text:p>
          </table:table-cell>
          <table:table-cell office:value-type="float" office:value="0.0066995577452199" calcext:value-type="float">
            <text:p>0.00669955774522</text:p>
          </table:table-cell>
          <table:table-cell office:value-type="float" office:value="0.924717171717172" calcext:value-type="float">
            <text:p>0.924717171717172</text:p>
          </table:table-cell>
          <table:table-cell office:value-type="float" office:value="0.013157342758673" calcext:value-type="float">
            <text:p>0.013157342758673</text:p>
          </table:table-cell>
          <table:table-cell office:value-type="float" office:value="0.0905602550024141" calcext:value-type="float">
            <text:p>0.090560255002414</text:p>
          </table:table-cell>
          <table:table-cell office:value-type="float" office:value="0.0109964383040199" calcext:value-type="float">
            <text:p>0.01099643830402</text:p>
          </table:table-cell>
          <table:table-cell office:value-type="float" office:value="0.615755481257757" calcext:value-type="float">
            <text:p>0.615755481257757</text:p>
          </table:table-cell>
          <table:table-cell office:value-type="float" office:value="0.00768822845727812" calcext:value-type="float">
            <text:p>0.007688228457278</text:p>
          </table:table-cell>
          <table:table-cell office:value-type="float" office:value="0.364852031921288" calcext:value-type="float">
            <text:p>0.364852031921288</text:p>
          </table:table-cell>
          <table:table-cell office:value-type="float" office:value="0.00826849504069105" calcext:value-type="float">
            <text:p>0.008268495040691</text:p>
          </table:table-cell>
          <table:table-cell office:value-type="float" office:value="0.628328319575902" calcext:value-type="float">
            <text:p>0.628328319575902</text:p>
          </table:table-cell>
          <table:table-cell office:value-type="float" office:value="0.00795475631960883" calcext:value-type="float">
            <text:p>0.007954756319609</text:p>
          </table:table-cell>
          <table:table-cell office:value-type="float" office:value="0.0203716804240979" calcext:value-type="float">
            <text:p>0.020371680424098</text:p>
          </table:table-cell>
          <table:table-cell office:value-type="float" office:value="0.00918229637522271" calcext:value-type="float">
            <text:p>0.009182296375223</text:p>
          </table:table-cell>
          <table:table-cell office:value-type="float" office:value="0.225187327193898" calcext:value-type="float">
            <text:p>0.225187327193898</text:p>
          </table:table-cell>
          <table:table-cell office:value-type="float" office:value="0.000248094633683665" calcext:value-type="float">
            <text:p>0.000248094633684</text:p>
          </table:table-cell>
          <table:table-cell office:value-type="float" office:value="0.000713586807250977" calcext:value-type="float">
            <text:p>0.000713586807251</text:p>
          </table:table-cell>
          <table:table-cell office:value-type="float" office:value="0.0000238447717369556" calcext:value-type="float">
            <text:p>2.38447717369556E-05</text:p>
          </table:table-cell>
          <table:table-cell office:value-type="float" office:value="0.00231344699859619" calcext:value-type="float">
            <text:p>0.002313446998596</text:p>
          </table:table-cell>
          <table:table-cell office:value-type="float" office:value="0.0000949825394393447" calcext:value-type="float">
            <text:p>9.49825394393447E-05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AdaBoost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763833333333333" calcext:value-type="float">
            <text:p>0.763833333333333</text:p>
          </table:table-cell>
          <table:table-cell office:value-type="float" office:value="0.00321060058310783" calcext:value-type="float">
            <text:p>0.003210600583108</text:p>
          </table:table-cell>
          <table:table-cell office:value-type="float" office:value="0.485335038573462" calcext:value-type="float">
            <text:p>0.485335038573462</text:p>
          </table:table-cell>
          <table:table-cell office:value-type="float" office:value="0.0031242347409081" calcext:value-type="float">
            <text:p>0.003124234740908</text:p>
          </table:table-cell>
          <table:table-cell office:value-type="float" office:value="0.0330080662177329" calcext:value-type="float">
            <text:p>0.033008066217733</text:p>
          </table:table-cell>
          <table:table-cell office:value-type="float" office:value="0.00769668857193912" calcext:value-type="float">
            <text:p>0.007696688571939</text:p>
          </table:table-cell>
          <table:table-cell office:value-type="float" office:value="0.0266646825396825" calcext:value-type="float">
            <text:p>0.026664682539683</text:p>
          </table:table-cell>
          <table:table-cell office:value-type="float" office:value="0.00740181781132555" calcext:value-type="float">
            <text:p>0.007401817811326</text:p>
          </table:table-cell>
          <table:table-cell office:value-type="float" office:value="0.0989480537003007" calcext:value-type="float">
            <text:p>0.098948053700301</text:p>
          </table:table-cell>
          <table:table-cell office:value-type="float" office:value="0.0252644546554467" calcext:value-type="float">
            <text:p>0.025264454655447</text:p>
          </table:table-cell>
          <table:table-cell office:value-type="float" office:value="0.321765818356311" calcext:value-type="float">
            <text:p>0.321765818356311</text:p>
          </table:table-cell>
          <table:table-cell office:value-type="float" office:value="0.0397265530161694" calcext:value-type="float">
            <text:p>0.039726553016169</text:p>
          </table:table-cell>
          <table:table-cell office:value-type="float" office:value="0.674983398596622" calcext:value-type="float">
            <text:p>0.674983398596622</text:p>
          </table:table-cell>
          <table:table-cell office:value-type="float" office:value="0.0132640565206954" calcext:value-type="float">
            <text:p>0.013264056520695</text:p>
          </table:table-cell>
          <table:table-cell office:value-type="float" office:value="0.214740302342119" calcext:value-type="float">
            <text:p>0.214740302342119</text:p>
          </table:table-cell>
          <table:table-cell office:value-type="float" office:value="0.011922816101707" calcext:value-type="float">
            <text:p>0.011922816101707</text:p>
          </table:table-cell>
          <table:table-cell office:value-type="float" office:value="0.759205542880589" calcext:value-type="float">
            <text:p>0.759205542880589</text:p>
          </table:table-cell>
          <table:table-cell office:value-type="float" office:value="0.0116347218899684" calcext:value-type="float">
            <text:p>0.011634721889969</text:p>
          </table:table-cell>
          <table:table-cell office:value-type="float" office:value="0.0108018779218978" calcext:value-type="float">
            <text:p>0.010801877921898</text:p>
          </table:table-cell>
          <table:table-cell office:value-type="float" office:value="0.00868542074652313" calcext:value-type="float">
            <text:p>0.008685420746523</text:p>
          </table:table-cell>
          <table:table-cell office:value-type="float" office:value="0.160880430841029" calcext:value-type="float">
            <text:p>0.160880430841029</text:p>
          </table:table-cell>
          <table:table-cell office:value-type="float" office:value="0.000638365301241467" calcext:value-type="float">
            <text:p>0.000638365301241</text:p>
          </table:table-cell>
          <table:table-cell office:value-type="float" office:value="0.147779488563538" calcext:value-type="float">
            <text:p>0.147779488563538</text:p>
          </table:table-cell>
          <table:table-cell office:value-type="float" office:value="0.00299446044323746" calcext:value-type="float">
            <text:p>0.002994460443237</text:p>
          </table:table-cell>
          <table:table-cell office:value-type="float" office:value="0.0922584295272827" calcext:value-type="float">
            <text:p>0.092258429527283</text:p>
          </table:table-cell>
          <table:table-cell office:value-type="float" office:value="0.000831438566713199" calcext:value-type="float">
            <text:p>0.000831438566713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XGBoost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801966666666667" calcext:value-type="float">
            <text:p>0.801966666666667</text:p>
          </table:table-cell>
          <table:table-cell office:value-type="float" office:value="0.00659842646578842" calcext:value-type="float">
            <text:p>0.006598426465788</text:p>
          </table:table-cell>
          <table:table-cell office:value-type="float" office:value="0.423501300048576" calcext:value-type="float">
            <text:p>0.423501300048576</text:p>
          </table:table-cell>
          <table:table-cell office:value-type="float" office:value="0.00310559355124676" calcext:value-type="float">
            <text:p>0.003105593551247</text:p>
          </table:table-cell>
          <table:table-cell office:value-type="float" office:value="0.0312287957351291" calcext:value-type="float">
            <text:p>0.031228795735129</text:p>
          </table:table-cell>
          <table:table-cell office:value-type="float" office:value="0.0109747897820247" calcext:value-type="float">
            <text:p>0.010974789782025</text:p>
          </table:table-cell>
          <table:table-cell office:value-type="float" office:value="0.0307274338624338" calcext:value-type="float">
            <text:p>0.030727433862434</text:p>
          </table:table-cell>
          <table:table-cell office:value-type="float" office:value="0.00891123238216886" calcext:value-type="float">
            <text:p>0.008911232382169</text:p>
          </table:table-cell>
          <table:table-cell office:value-type="float" office:value="0.129952904256135" calcext:value-type="float">
            <text:p>0.129952904256135</text:p>
          </table:table-cell>
          <table:table-cell office:value-type="float" office:value="0.0540689870793563" calcext:value-type="float">
            <text:p>0.054068987079356</text:p>
          </table:table-cell>
          <table:table-cell office:value-type="float" office:value="0.343525035041393" calcext:value-type="float">
            <text:p>0.343525035041393</text:p>
          </table:table-cell>
          <table:table-cell office:value-type="float" office:value="0.0551737132653927" calcext:value-type="float">
            <text:p>0.055173713265393</text:p>
          </table:table-cell>
          <table:table-cell office:value-type="float" office:value="0.698742164763236" calcext:value-type="float">
            <text:p>0.698742164763236</text:p>
          </table:table-cell>
          <table:table-cell office:value-type="float" office:value="0.0163685425669046" calcext:value-type="float">
            <text:p>0.016368542566905</text:p>
          </table:table-cell>
          <table:table-cell office:value-type="float" office:value="0.163003206640541" calcext:value-type="float">
            <text:p>0.163003206640541</text:p>
          </table:table-cell>
          <table:table-cell office:value-type="float" office:value="0.00969439544369651" calcext:value-type="float">
            <text:p>0.009694395443697</text:p>
          </table:table-cell>
          <table:table-cell office:value-type="float" office:value="0.80953800456381" calcext:value-type="float">
            <text:p>0.80953800456381</text:p>
          </table:table-cell>
          <table:table-cell office:value-type="float" office:value="0.00897302638793549" calcext:value-type="float">
            <text:p>0.008973026387935</text:p>
          </table:table-cell>
          <table:table-cell office:value-type="float" office:value="0.0121225345771052" calcext:value-type="float">
            <text:p>0.012122534577105</text:p>
          </table:table-cell>
          <table:table-cell office:value-type="float" office:value="0.00621955409632816" calcext:value-type="float">
            <text:p>0.006219554096328</text:p>
          </table:table-cell>
          <table:table-cell office:value-type="float" office:value="0.136428862508385" calcext:value-type="float">
            <text:p>0.136428862508385</text:p>
          </table:table-cell>
          <table:table-cell office:value-type="float" office:value="0.000705651755897068" calcext:value-type="float">
            <text:p>0.000705651755897</text:p>
          </table:table-cell>
          <table:table-cell office:value-type="float" office:value="0.148219084739685" calcext:value-type="float">
            <text:p>0.148219084739685</text:p>
          </table:table-cell>
          <table:table-cell office:value-type="float" office:value="0.00332249419222451" calcext:value-type="float">
            <text:p>0.003322494192225</text:p>
          </table:table-cell>
          <table:table-cell office:value-type="float" office:value="0.0927781343460083" calcext:value-type="float">
            <text:p>0.092778134346008</text:p>
          </table:table-cell>
          <table:table-cell office:value-type="float" office:value="0.00054690233417495" calcext:value-type="float">
            <text:p>0.000546902334175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mondrian_forest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795" calcext:value-type="float">
            <text:p>0.795</text:p>
          </table:table-cell>
          <table:table-cell office:value-type="float" office:value="0.0026651230100009" calcext:value-type="float">
            <text:p>0.002665123010001</text:p>
          </table:table-cell>
          <table:table-cell office:value-type="float" office:value="0.478413073472115" calcext:value-type="float">
            <text:p>0.478413073472115</text:p>
          </table:table-cell>
          <table:table-cell office:value-type="float" office:value="0.0210838117108806" calcext:value-type="float">
            <text:p>0.021083811710881</text:p>
          </table:table-cell>
          <table:table-cell office:value-type="float" office:value="0.0642514956058815" calcext:value-type="float">
            <text:p>0.064251495605882</text:p>
          </table:table-cell>
          <table:table-cell office:value-type="float" office:value="0.0161329262967946" calcext:value-type="float">
            <text:p>0.016132926296795</text:p>
          </table:table-cell>
          <table:table-cell office:value-type="float" office:value="0.0574103477024867" calcext:value-type="float">
            <text:p>0.057410347702487</text:p>
          </table:table-cell>
          <table:table-cell office:value-type="float" office:value="0.0140179616114881" calcext:value-type="float">
            <text:p>0.014017961611488</text:p>
          </table:table-cell>
          <table:table-cell office:value-type="float" office:value="0.902308243339232" calcext:value-type="float">
            <text:p>0.902308243339232</text:p>
          </table:table-cell>
          <table:table-cell office:value-type="float" office:value="0.287909299929533" calcext:value-type="float">
            <text:p>0.287909299929533</text:p>
          </table:table-cell>
          <table:table-cell office:value-type="float" office:value="0.283494661792463" calcext:value-type="float">
            <text:p>0.283494661792463</text:p>
          </table:table-cell>
          <table:table-cell office:value-type="float" office:value="0.0532381738407461" calcext:value-type="float">
            <text:p>0.053238173840746</text:p>
          </table:table-cell>
          <table:table-cell office:value-type="float" office:value="0.667883368690978" calcext:value-type="float">
            <text:p>0.667883368690978</text:p>
          </table:table-cell>
          <table:table-cell office:value-type="float" office:value="0.0219977216540624" calcext:value-type="float">
            <text:p>0.021997721654062</text:p>
          </table:table-cell>
          <table:table-cell office:value-type="float" office:value="0.22112702094018" calcext:value-type="float">
            <text:p>0.22112702094018</text:p>
          </table:table-cell>
          <table:table-cell office:value-type="float" office:value="0.0222595510085447" calcext:value-type="float">
            <text:p>0.022259551008545</text:p>
          </table:table-cell>
          <table:table-cell office:value-type="float" office:value="0.756122804351192" calcext:value-type="float">
            <text:p>0.756122804351192</text:p>
          </table:table-cell>
          <table:table-cell office:value-type="float" office:value="0.0212035218457405" calcext:value-type="float">
            <text:p>0.021203521845741</text:p>
          </table:table-cell>
          <table:table-cell office:value-type="float" office:value="0.0410936010659355" calcext:value-type="float">
            <text:p>0.041093601065936</text:p>
          </table:table-cell>
          <table:table-cell office:value-type="float" office:value="0.0167394979414347" calcext:value-type="float">
            <text:p>0.016739497941435</text:p>
          </table:table-cell>
          <table:table-cell office:value-type="float" office:value="0.146453526781203" calcext:value-type="float">
            <text:p>0.146453526781203</text:p>
          </table:table-cell>
          <table:table-cell office:value-type="float" office:value="0.00307912373480452" calcext:value-type="float">
            <text:p>0.003079123734805</text:p>
          </table:table-cell>
          <table:table-cell office:value-type="float" office:value="0.146908760070801" calcext:value-type="float">
            <text:p>0.146908760070801</text:p>
          </table:table-cell>
          <table:table-cell office:value-type="float" office:value="0.00485503175420909" calcext:value-type="float">
            <text:p>0.004855031754209</text:p>
          </table:table-cell>
          <table:table-cell office:value-type="float" office:value="0.0890936374664307" calcext:value-type="float">
            <text:p>0.089093637466431</text:p>
          </table:table-cell>
          <table:table-cell office:value-type="float" office:value="0.000842178523713387" calcext:value-type="float">
            <text:p>0.000842178523713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random_forest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811044444444444" calcext:value-type="float">
            <text:p>0.811044444444444</text:p>
          </table:table-cell>
          <table:table-cell office:value-type="float" office:value="0.00409295289179896" calcext:value-type="float">
            <text:p>0.004092952891799</text:p>
          </table:table-cell>
          <table:table-cell office:value-type="float" office:value="0.511207394361462" calcext:value-type="float">
            <text:p>0.511207394361462</text:p>
          </table:table-cell>
          <table:table-cell office:value-type="float" office:value="0.0569473171261853" calcext:value-type="float">
            <text:p>0.056947317126185</text:p>
          </table:table-cell>
          <table:table-cell office:value-type="float" office:value="0.0599152861952862" calcext:value-type="float">
            <text:p>0.059915286195286</text:p>
          </table:table-cell>
          <table:table-cell office:value-type="float" office:value="0.00843630236523898" calcext:value-type="float">
            <text:p>0.008436302365239</text:p>
          </table:table-cell>
          <table:table-cell office:value-type="float" office:value="0.0498262698412699" calcext:value-type="float">
            <text:p>0.04982626984127</text:p>
          </table:table-cell>
          <table:table-cell office:value-type="float" office:value="0.00855706006226223" calcext:value-type="float">
            <text:p>0.008557060062262</text:p>
          </table:table-cell>
          <table:table-cell office:value-type="float" office:value="0.196882652818524" calcext:value-type="float">
            <text:p>0.196882652818524</text:p>
          </table:table-cell>
          <table:table-cell office:value-type="float" office:value="0.0508458575772881" calcext:value-type="float">
            <text:p>0.050845857577288</text:p>
          </table:table-cell>
          <table:table-cell office:value-type="float" office:value="0.353839272519432" calcext:value-type="float">
            <text:p>0.353839272519432</text:p>
          </table:table-cell>
          <table:table-cell office:value-type="float" office:value="0.0529259778130769" calcext:value-type="float">
            <text:p>0.052925977813077</text:p>
          </table:table-cell>
          <table:table-cell office:value-type="float" office:value="0.762792411656037" calcext:value-type="float">
            <text:p>0.762792411656037</text:p>
          </table:table-cell>
          <table:table-cell office:value-type="float" office:value="0.0139699947304098" calcext:value-type="float">
            <text:p>0.01396999473041</text:p>
          </table:table-cell>
          <table:table-cell office:value-type="float" office:value="0.124581533737497" calcext:value-type="float">
            <text:p>0.124581533737497</text:p>
          </table:table-cell>
          <table:table-cell office:value-type="float" office:value="0.00527624238316833" calcext:value-type="float">
            <text:p>0.005276242383168</text:p>
          </table:table-cell>
          <table:table-cell office:value-type="float" office:value="0.854096406049983" calcext:value-type="float">
            <text:p>0.854096406049983</text:p>
          </table:table-cell>
          <table:table-cell office:value-type="float" office:value="0.00469598879902426" calcext:value-type="float">
            <text:p>0.004695988799024</text:p>
          </table:table-cell>
          <table:table-cell office:value-type="float" office:value="0.0430519616055388" calcext:value-type="float">
            <text:p>0.043051961605539</text:p>
          </table:table-cell>
          <table:table-cell office:value-type="float" office:value="0.00535548096393928" calcext:value-type="float">
            <text:p>0.005355480963939</text:p>
          </table:table-cell>
          <table:table-cell office:value-type="float" office:value="0.142661227818422" calcext:value-type="float">
            <text:p>0.142661227818422</text:p>
          </table:table-cell>
          <table:table-cell office:value-type="float" office:value="0.00187251734382271" calcext:value-type="float">
            <text:p>0.001872517343823</text:p>
          </table:table-cell>
          <table:table-cell office:value-type="float" office:value="0.152539920806885" calcext:value-type="float">
            <text:p>0.152539920806885</text:p>
          </table:table-cell>
          <table:table-cell office:value-type="float" office:value="0.00588437513886696" calcext:value-type="float">
            <text:p>0.005884375138867</text:p>
          </table:table-cell>
          <table:table-cell office:value-type="float" office:value="0.0911010503768921" calcext:value-type="float">
            <text:p>0.091101050376892</text:p>
          </table:table-cell>
          <table:table-cell office:value-type="float" office:value="0.00205170342383282" calcext:value-type="float">
            <text:p>0.002051703423833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1layer_NN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645777777777778" calcext:value-type="float">
            <text:p>0.645777777777778</text:p>
          </table:table-cell>
          <table:table-cell office:value-type="float" office:value="0.00815370181105452" calcext:value-type="float">
            <text:p>0.008153701811055</text:p>
          </table:table-cell>
          <table:table-cell office:value-type="float" office:value="0.641041568753455" calcext:value-type="float">
            <text:p>0.641041568753455</text:p>
          </table:table-cell>
          <table:table-cell office:value-type="float" office:value="0.00285171672408817" calcext:value-type="float">
            <text:p>0.002851716724088</text:p>
          </table:table-cell>
          <table:table-cell office:value-type="float" office:value="0.0295827485970819" calcext:value-type="float">
            <text:p>0.029582748597082</text:p>
          </table:table-cell>
          <table:table-cell office:value-type="float" office:value="0.0101647276528215" calcext:value-type="float">
            <text:p>0.010164727652822</text:p>
          </table:table-cell>
          <table:table-cell office:value-type="float" office:value="0.0219231216931217" calcext:value-type="float">
            <text:p>0.021923121693122</text:p>
          </table:table-cell>
          <table:table-cell office:value-type="float" office:value="0.00632989540066093" calcext:value-type="float">
            <text:p>0.006329895400661</text:p>
          </table:table-cell>
          <table:table-cell office:value-type="float" office:value="0.088278195589593" calcext:value-type="float">
            <text:p>0.088278195589593</text:p>
          </table:table-cell>
          <table:table-cell office:value-type="float" office:value="0.0435382862806069" calcext:value-type="float">
            <text:p>0.043538286280607</text:p>
          </table:table-cell>
          <table:table-cell office:value-type="float" office:value="0.07435829430839" calcext:value-type="float">
            <text:p>0.07435829430839</text:p>
          </table:table-cell>
          <table:table-cell office:value-type="float" office:value="0.0434672473709478" calcext:value-type="float">
            <text:p>0.043467247370948</text:p>
          </table:table-cell>
          <table:table-cell office:value-type="float" office:value="0.635126615258963" calcext:value-type="float">
            <text:p>0.635126615258963</text:p>
          </table:table-cell>
          <table:table-cell office:value-type="float" office:value="0.021357432348079" calcext:value-type="float">
            <text:p>0.021357432348079</text:p>
          </table:table-cell>
          <table:table-cell office:value-type="float" office:value="0.345149045319814" calcext:value-type="float">
            <text:p>0.345149045319814</text:p>
          </table:table-cell>
          <table:table-cell office:value-type="float" office:value="0.0175402557183206" calcext:value-type="float">
            <text:p>0.017540255718321</text:p>
          </table:table-cell>
          <table:table-cell office:value-type="float" office:value="0.647792460271573" calcext:value-type="float">
            <text:p>0.647792460271573</text:p>
          </table:table-cell>
          <table:table-cell office:value-type="float" office:value="0.0182211488218292" calcext:value-type="float">
            <text:p>0.018221148821829</text:p>
          </table:table-cell>
          <table:table-cell office:value-type="float" office:value="0.0162165392317401" calcext:value-type="float">
            <text:p>0.01621653923174</text:p>
          </table:table-cell>
          <table:table-cell office:value-type="float" office:value="0.010276755585667" calcext:value-type="float">
            <text:p>0.010276755585667</text:p>
          </table:table-cell>
          <table:table-cell office:value-type="float" office:value="0.224631690921013" calcext:value-type="float">
            <text:p>0.224631690921013</text:p>
          </table:table-cell>
          <table:table-cell office:value-type="float" office:value="0.00120113857298321" calcext:value-type="float">
            <text:p>0.001201138572983</text:p>
          </table:table-cell>
          <table:table-cell office:value-type="float" office:value="0.155730772018433" calcext:value-type="float">
            <text:p>0.155730772018433</text:p>
          </table:table-cell>
          <table:table-cell office:value-type="float" office:value="0.00347135062029003" calcext:value-type="float">
            <text:p>0.00347135062029</text:p>
          </table:table-cell>
          <table:table-cell office:value-type="float" office:value="0.0963398456573486" calcext:value-type="float">
            <text:p>0.096339845657349</text:p>
          </table:table-cell>
          <table:table-cell office:value-type="float" office:value="0.00163505553013795" calcext:value-type="float">
            <text:p>0.00163505553013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AdaBoost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758588888888889" calcext:value-type="float">
            <text:p>0.758588888888889</text:p>
          </table:table-cell>
          <table:table-cell office:value-type="float" office:value="0.00217609534407436" calcext:value-type="float">
            <text:p>0.002176095344074</text:p>
          </table:table-cell>
          <table:table-cell office:value-type="float" office:value="0.481856307393825" calcext:value-type="float">
            <text:p>0.481856307393825</text:p>
          </table:table-cell>
          <table:table-cell office:value-type="float" office:value="0.00226658136453327" calcext:value-type="float">
            <text:p>0.002266581364533</text:p>
          </table:table-cell>
          <table:table-cell office:value-type="float" office:value="0.0381175925925926" calcext:value-type="float">
            <text:p>0.038117592592593</text:p>
          </table:table-cell>
          <table:table-cell office:value-type="float" office:value="0.00334852359602962" calcext:value-type="float">
            <text:p>0.00334852359603</text:p>
          </table:table-cell>
          <table:table-cell office:value-type="float" office:value="0.024022037037037" calcext:value-type="float">
            <text:p>0.024022037037037</text:p>
          </table:table-cell>
          <table:table-cell office:value-type="float" office:value="0.00442238300800314" calcext:value-type="float">
            <text:p>0.004422383008003</text:p>
          </table:table-cell>
          <table:table-cell office:value-type="float" office:value="0.230885843984098" calcext:value-type="float">
            <text:p>0.230885843984098</text:p>
          </table:table-cell>
          <table:table-cell office:value-type="float" office:value="0.039899815011996" calcext:value-type="float">
            <text:p>0.039899815011996</text:p>
          </table:table-cell>
          <table:table-cell office:value-type="float" office:value="0.321635848829648" calcext:value-type="float">
            <text:p>0.321635848829648</text:p>
          </table:table-cell>
          <table:table-cell office:value-type="float" office:value="0.0110186951940097" calcext:value-type="float">
            <text:p>0.01101869519401</text:p>
          </table:table-cell>
          <table:table-cell office:value-type="float" office:value="0.672754692967538" calcext:value-type="float">
            <text:p>0.672754692967538</text:p>
          </table:table-cell>
          <table:table-cell office:value-type="float" office:value="0.0105029022458384" calcext:value-type="float">
            <text:p>0.010502902245838</text:p>
          </table:table-cell>
          <table:table-cell office:value-type="float" office:value="0.208933342344322" calcext:value-type="float">
            <text:p>0.208933342344322</text:p>
          </table:table-cell>
          <table:table-cell office:value-type="float" office:value="0.0119880772103061" calcext:value-type="float">
            <text:p>0.011988077210306</text:p>
          </table:table-cell>
          <table:table-cell office:value-type="float" office:value="0.762501078413673" calcext:value-type="float">
            <text:p>0.762501078413673</text:p>
          </table:table-cell>
          <table:table-cell office:value-type="float" office:value="0.0114338658854813" calcext:value-type="float">
            <text:p>0.011433865885481</text:p>
          </table:table-cell>
          <table:table-cell office:value-type="float" office:value="0.00994848011057927" calcext:value-type="float">
            <text:p>0.009948480110579</text:p>
          </table:table-cell>
          <table:table-cell office:value-type="float" office:value="0.00877413602472232" calcext:value-type="float">
            <text:p>0.008774136024722</text:p>
          </table:table-cell>
          <table:table-cell office:value-type="float" office:value="0.1600595489805" calcext:value-type="float">
            <text:p>0.1600595489805</text:p>
          </table:table-cell>
          <table:table-cell office:value-type="float" office:value="0.00101426979596849" calcext:value-type="float">
            <text:p>0.001014269795968</text:p>
          </table:table-cell>
          <table:table-cell office:value-type="float" office:value="0.000850796699523926" calcext:value-type="float">
            <text:p>0.000850796699524</text:p>
          </table:table-cell>
          <table:table-cell office:value-type="float" office:value="0.0000378910143412959" calcext:value-type="float">
            <text:p>3.78910143412959E-05</text:p>
          </table:table-cell>
          <table:table-cell office:value-type="float" office:value="0.00956823825836182" calcext:value-type="float">
            <text:p>0.009568238258362</text:p>
          </table:table-cell>
          <table:table-cell office:value-type="float" office:value="0.0068601376775026" calcext:value-type="float">
            <text:p>0.00686013767750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XGBoost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808577777777778" calcext:value-type="float">
            <text:p>0.808577777777778</text:p>
          </table:table-cell>
          <table:table-cell office:value-type="float" office:value="0.00156154051473201" calcext:value-type="float">
            <text:p>0.001561540514732</text:p>
          </table:table-cell>
          <table:table-cell office:value-type="float" office:value="0.417263770598171" calcext:value-type="float">
            <text:p>0.417263770598171</text:p>
          </table:table-cell>
          <table:table-cell office:value-type="float" office:value="0.0017982536243859" calcext:value-type="float">
            <text:p>0.001798253624386</text:p>
          </table:table-cell>
          <table:table-cell office:value-type="float" office:value="0.0398911481481482" calcext:value-type="float">
            <text:p>0.039891148148148</text:p>
          </table:table-cell>
          <table:table-cell office:value-type="float" office:value="0.00202755072107629" calcext:value-type="float">
            <text:p>0.002027550721076</text:p>
          </table:table-cell>
          <table:table-cell office:value-type="float" office:value="0.0244635978835979" calcext:value-type="float">
            <text:p>0.024463597883598</text:p>
          </table:table-cell>
          <table:table-cell office:value-type="float" office:value="0.00180153067511391" calcext:value-type="float">
            <text:p>0.001801530675114</text:p>
          </table:table-cell>
          <table:table-cell office:value-type="float" office:value="0.219859174649218" calcext:value-type="float">
            <text:p>0.219859174649218</text:p>
          </table:table-cell>
          <table:table-cell office:value-type="float" office:value="0.0363478313262311" calcext:value-type="float">
            <text:p>0.036347831326231</text:p>
          </table:table-cell>
          <table:table-cell office:value-type="float" office:value="0.292549436907634" calcext:value-type="float">
            <text:p>0.292549436907634</text:p>
          </table:table-cell>
          <table:table-cell office:value-type="float" office:value="0.00525496538352908" calcext:value-type="float">
            <text:p>0.005254965383529</text:p>
          </table:table-cell>
          <table:table-cell office:value-type="float" office:value="0.71541091719312" calcext:value-type="float">
            <text:p>0.71541091719312</text:p>
          </table:table-cell>
          <table:table-cell office:value-type="float" office:value="0.0073673876311843" calcext:value-type="float">
            <text:p>0.007367387631184</text:p>
          </table:table-cell>
          <table:table-cell office:value-type="float" office:value="0.158230243282793" calcext:value-type="float">
            <text:p>0.158230243282793</text:p>
          </table:table-cell>
          <table:table-cell office:value-type="float" office:value="0.00809059603136592" calcext:value-type="float">
            <text:p>0.008090596031366</text:p>
          </table:table-cell>
          <table:table-cell office:value-type="float" office:value="0.817580290311301" calcext:value-type="float">
            <text:p>0.817580290311301</text:p>
          </table:table-cell>
          <table:table-cell office:value-type="float" office:value="0.00775557972011147" calcext:value-type="float">
            <text:p>0.007755579720111</text:p>
          </table:table-cell>
          <table:table-cell office:value-type="float" office:value="0.0115925638559435" calcext:value-type="float">
            <text:p>0.011592563855944</text:p>
          </table:table-cell>
          <table:table-cell office:value-type="float" office:value="0.00506393101635129" calcext:value-type="float">
            <text:p>0.005063931016351</text:p>
          </table:table-cell>
          <table:table-cell office:value-type="float" office:value="0.134100358904132" calcext:value-type="float">
            <text:p>0.134100358904132</text:p>
          </table:table-cell>
          <table:table-cell office:value-type="float" office:value="0.000871937875701746" calcext:value-type="float">
            <text:p>0.000871937875702</text:p>
          </table:table-cell>
          <table:table-cell office:value-type="float" office:value="0.000811028480529785" calcext:value-type="float">
            <text:p>0.00081102848053</text:p>
          </table:table-cell>
          <table:table-cell office:value-type="float" office:value="0.000033860297667699" calcext:value-type="float">
            <text:p>3.3860297667699E-05</text:p>
          </table:table-cell>
          <table:table-cell office:value-type="float" office:value="0.00638835430145264" calcext:value-type="float">
            <text:p>0.006388354301453</text:p>
          </table:table-cell>
          <table:table-cell office:value-type="float" office:value="0.00466847539408703" calcext:value-type="float">
            <text:p>0.00466847539408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mondrian_forest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794588888888889" calcext:value-type="float">
            <text:p>0.794588888888889</text:p>
          </table:table-cell>
          <table:table-cell office:value-type="float" office:value="0.00124617384242401" calcext:value-type="float">
            <text:p>0.001246173842424</text:p>
          </table:table-cell>
          <table:table-cell office:value-type="float" office:value="0.415339994916607" calcext:value-type="float">
            <text:p>0.415339994916607</text:p>
          </table:table-cell>
          <table:table-cell office:value-type="float" office:value="0.000948602218984407" calcext:value-type="float">
            <text:p>0.000948602218984</text:p>
          </table:table-cell>
          <table:table-cell office:value-type="float" office:value="0.0427001762065095" calcext:value-type="float">
            <text:p>0.04270017620651</text:p>
          </table:table-cell>
          <table:table-cell office:value-type="float" office:value="0.00129829429276064" calcext:value-type="float">
            <text:p>0.001298294292761</text:p>
          </table:table-cell>
          <table:table-cell office:value-type="float" office:value="0.0295465079365079" calcext:value-type="float">
            <text:p>0.029546507936508</text:p>
          </table:table-cell>
          <table:table-cell office:value-type="float" office:value="0.00243823360380655" calcext:value-type="float">
            <text:p>0.002438233603807</text:p>
          </table:table-cell>
          <table:table-cell office:value-type="float" office:value="0.150443329466505" calcext:value-type="float">
            <text:p>0.150443329466505</text:p>
          </table:table-cell>
          <table:table-cell office:value-type="float" office:value="0.0201084181494467" calcext:value-type="float">
            <text:p>0.020108418149447</text:p>
          </table:table-cell>
          <table:table-cell office:value-type="float" office:value="0.373889032554494" calcext:value-type="float">
            <text:p>0.373889032554494</text:p>
          </table:table-cell>
          <table:table-cell office:value-type="float" office:value="0.00339486141594222" calcext:value-type="float">
            <text:p>0.003394861415942</text:p>
          </table:table-cell>
          <table:table-cell office:value-type="float" office:value="0.680011870224622" calcext:value-type="float">
            <text:p>0.680011870224622</text:p>
          </table:table-cell>
          <table:table-cell office:value-type="float" office:value="0.00469975265384533" calcext:value-type="float">
            <text:p>0.004699752653845</text:p>
          </table:table-cell>
          <table:table-cell office:value-type="float" office:value="0.168362662654878" calcext:value-type="float">
            <text:p>0.168362662654878</text:p>
          </table:table-cell>
          <table:table-cell office:value-type="float" office:value="0.0050973526243222" calcext:value-type="float">
            <text:p>0.005097352624322</text:p>
          </table:table-cell>
          <table:table-cell office:value-type="float" office:value="0.800491127042444" calcext:value-type="float">
            <text:p>0.800491127042444</text:p>
          </table:table-cell>
          <table:table-cell office:value-type="float" office:value="0.00485100702985704" calcext:value-type="float">
            <text:p>0.004851007029857</text:p>
          </table:table-cell>
          <table:table-cell office:value-type="float" office:value="0.00718382672962734" calcext:value-type="float">
            <text:p>0.007183826729627</text:p>
          </table:table-cell>
          <table:table-cell office:value-type="float" office:value="0.00405676955147729" calcext:value-type="float">
            <text:p>0.004056769551477</text:p>
          </table:table-cell>
          <table:table-cell office:value-type="float" office:value="0.137151702997004" calcext:value-type="float">
            <text:p>0.137151702997004</text:p>
          </table:table-cell>
          <table:table-cell office:value-type="float" office:value="0.000578724041603111" calcext:value-type="float">
            <text:p>0.000578724041603</text:p>
          </table:table-cell>
          <table:table-cell office:value-type="float" office:value="0.000807595252990723" calcext:value-type="float">
            <text:p>0.000807595252991</text:p>
          </table:table-cell>
          <table:table-cell office:value-type="float" office:value="0.0000234365584527699" calcext:value-type="float">
            <text:p>2.34365584527699E-05</text:p>
          </table:table-cell>
          <table:table-cell office:value-type="float" office:value="0.00410208702087402" calcext:value-type="float">
            <text:p>0.004102087020874</text:p>
          </table:table-cell>
          <table:table-cell office:value-type="float" office:value="0.000263123541797405" calcext:value-type="float">
            <text:p>0.00026312354179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random_forest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848666666666667" calcext:value-type="float">
            <text:p>0.848666666666667</text:p>
          </table:table-cell>
          <table:table-cell office:value-type="float" office:value="0.000737027731190098" calcext:value-type="float">
            <text:p>0.00073702773119</text:p>
          </table:table-cell>
          <table:table-cell office:value-type="float" office:value="0.336744708088904" calcext:value-type="float">
            <text:p>0.336744708088904</text:p>
          </table:table-cell>
          <table:table-cell office:value-type="float" office:value="0.0021537727774692" calcext:value-type="float">
            <text:p>0.002153772777469</text:p>
          </table:table-cell>
          <table:table-cell office:value-type="float" office:value="0.0209115348669483" calcext:value-type="float">
            <text:p>0.020911534866948</text:p>
          </table:table-cell>
          <table:table-cell office:value-type="float" office:value="0.00128524979355461" calcext:value-type="float">
            <text:p>0.001285249793555</text:p>
          </table:table-cell>
          <table:table-cell office:value-type="float" office:value="0.0190495608823029" calcext:value-type="float">
            <text:p>0.019049560882303</text:p>
          </table:table-cell>
          <table:table-cell office:value-type="float" office:value="0.000985179012504799" calcext:value-type="float">
            <text:p>0.000985179012505</text:p>
          </table:table-cell>
          <table:table-cell office:value-type="float" office:value="0.102724785801807" calcext:value-type="float">
            <text:p>0.102724785801807</text:p>
          </table:table-cell>
          <table:table-cell office:value-type="float" office:value="0.0150634758072782" calcext:value-type="float">
            <text:p>0.015063475807278</text:p>
          </table:table-cell>
          <table:table-cell office:value-type="float" office:value="0.353592556172509" calcext:value-type="float">
            <text:p>0.353592556172509</text:p>
          </table:table-cell>
          <table:table-cell office:value-type="float" office:value="0.00217583915419731" calcext:value-type="float">
            <text:p>0.002175839154197</text:p>
          </table:table-cell>
          <table:table-cell office:value-type="float" office:value="0.709356531113684" calcext:value-type="float">
            <text:p>0.709356531113684</text:p>
          </table:table-cell>
          <table:table-cell office:value-type="float" office:value="0.00700151798268237" calcext:value-type="float">
            <text:p>0.007001517982682</text:p>
          </table:table-cell>
          <table:table-cell office:value-type="float" office:value="0.117294340126862" calcext:value-type="float">
            <text:p>0.117294340126862</text:p>
          </table:table-cell>
          <table:table-cell office:value-type="float" office:value="0.00525193672946217" calcext:value-type="float">
            <text:p>0.005251936729462</text:p>
          </table:table-cell>
          <table:table-cell office:value-type="float" office:value="0.856472121870567" calcext:value-type="float">
            <text:p>0.856472121870567</text:p>
          </table:table-cell>
          <table:table-cell office:value-type="float" office:value="0.00544912940976248" calcext:value-type="float">
            <text:p>0.005449129409762</text:p>
          </table:table-cell>
          <table:table-cell office:value-type="float" office:value="0.00783202961038293" calcext:value-type="float">
            <text:p>0.007832029610383</text:p>
          </table:table-cell>
          <table:table-cell office:value-type="float" office:value="0.00573463736048716" calcext:value-type="float">
            <text:p>0.005734637360487</text:p>
          </table:table-cell>
          <table:table-cell office:value-type="float" office:value="0.106092206811213" calcext:value-type="float">
            <text:p>0.106092206811213</text:p>
          </table:table-cell>
          <table:table-cell office:value-type="float" office:value="0.000642662112766849" calcext:value-type="float">
            <text:p>0.000642662112767</text:p>
          </table:table-cell>
          <table:table-cell office:value-type="float" office:value="0.000806641578674316" calcext:value-type="float">
            <text:p>0.000806641578674</text:p>
          </table:table-cell>
          <table:table-cell office:value-type="float" office:value="0.0000402573847983027" calcext:value-type="float">
            <text:p>4.02573847983027E-05</text:p>
          </table:table-cell>
          <table:table-cell office:value-type="float" office:value="0.00845484733581543" calcext:value-type="float">
            <text:p>0.008454847335815</text:p>
          </table:table-cell>
          <table:table-cell office:value-type="float" office:value="0.0069949006892142" calcext:value-type="float">
            <text:p>0.00699490068921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PCam</text:p>
          </table:table-cell>
          <table:table-cell office:value-type="string" calcext:value-type="string">
            <text:p>1layer_NN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5925" calcext:value-type="float">
            <text:p>0.5925</text:p>
          </table:table-cell>
          <table:table-cell office:value-type="float" office:value="0.000772024577247251" calcext:value-type="float">
            <text:p>0.000772024577247</text:p>
          </table:table-cell>
          <table:table-cell office:value-type="float" office:value="0.665060946791802" calcext:value-type="float">
            <text:p>0.665060946791802</text:p>
          </table:table-cell>
          <table:table-cell office:value-type="float" office:value="0.00031638736196079" calcext:value-type="float">
            <text:p>0.000316387361961</text:p>
          </table:table-cell>
          <table:table-cell office:value-type="float" office:value="0.054205760942761" calcext:value-type="float">
            <text:p>0.054205760942761</text:p>
          </table:table-cell>
          <table:table-cell office:value-type="float" office:value="0.00150698078293544" calcext:value-type="float">
            <text:p>0.001506980782935</text:p>
          </table:table-cell>
          <table:table-cell office:value-type="float" office:value="0.0519523015873016" calcext:value-type="float">
            <text:p>0.051952301587302</text:p>
          </table:table-cell>
          <table:table-cell office:value-type="float" office:value="0.0033097018493656" calcext:value-type="float">
            <text:p>0.003309701849366</text:p>
          </table:table-cell>
          <table:table-cell office:value-type="float" office:value="0.150923801974514" calcext:value-type="float">
            <text:p>0.150923801974514</text:p>
          </table:table-cell>
          <table:table-cell office:value-type="float" office:value="0.065684223889051" calcext:value-type="float">
            <text:p>0.065684223889051</text:p>
          </table:table-cell>
          <table:table-cell office:value-type="float" office:value="0.0372115790701911" calcext:value-type="float">
            <text:p>0.037211579070191</text:p>
          </table:table-cell>
          <table:table-cell office:value-type="float" office:value="0.00551254572325305" calcext:value-type="float">
            <text:p>0.005512545723253</text:p>
          </table:table-cell>
          <table:table-cell office:value-type="float" office:value="0.589481502303116" calcext:value-type="float">
            <text:p>0.589481502303116</text:p>
          </table:table-cell>
          <table:table-cell office:value-type="float" office:value="0.00687129037534983" calcext:value-type="float">
            <text:p>0.00687129037535</text:p>
          </table:table-cell>
          <table:table-cell office:value-type="float" office:value="0.394752866576943" calcext:value-type="float">
            <text:p>0.394752866576943</text:p>
          </table:table-cell>
          <table:table-cell office:value-type="float" office:value="0.00781324491356059" calcext:value-type="float">
            <text:p>0.007813244913561</text:p>
          </table:table-cell>
          <table:table-cell office:value-type="float" office:value="0.59882202970628" calcext:value-type="float">
            <text:p>0.59882202970628</text:p>
          </table:table-cell>
          <table:table-cell office:value-type="float" office:value="0.00741846244322346" calcext:value-type="float">
            <text:p>0.007418462443223</text:p>
          </table:table-cell>
          <table:table-cell office:value-type="float" office:value="0.00761673421273732" calcext:value-type="float">
            <text:p>0.007616734212737</text:p>
          </table:table-cell>
          <table:table-cell office:value-type="float" office:value="0.00669024931444243" calcext:value-type="float">
            <text:p>0.006690249314442</text:p>
          </table:table-cell>
          <table:table-cell office:value-type="float" office:value="0.236253742991139" calcext:value-type="float">
            <text:p>0.236253742991139</text:p>
          </table:table-cell>
          <table:table-cell office:value-type="float" office:value="0.000172159948116958" calcext:value-type="float">
            <text:p>0.000172159948117</text:p>
          </table:table-cell>
          <table:table-cell office:value-type="float" office:value="0.000778484344482422" calcext:value-type="float">
            <text:p>0.000778484344482</text:p>
          </table:table-cell>
          <table:table-cell office:value-type="float" office:value="0.0000235461868983586" calcext:value-type="float">
            <text:p>2.35461868983586E-05</text:p>
          </table:table-cell>
          <table:table-cell office:value-type="float" office:value="0.00276095867156982" calcext:value-type="float">
            <text:p>0.00276095867157</text:p>
          </table:table-cell>
          <table:table-cell office:value-type="float" office:value="0.000351439589904474" calcext:value-type="float">
            <text:p>0.000351439589904</text:p>
          </table:table-cell>
        </table:table-row>
        <table:table-row table:style-name="ro1" table:number-rows-repeated="3">
          <table:table-cell table:number-columns-repeated="33"/>
        </table:table-row>
        <table:table-row table:style-name="ro1">
          <table:table-cell table:number-columns-repeated="29"/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table:number-columns-repeated="28"/>
          <table:table-cell office:value-type="string" calcext:value-type="string">
            <text:p>GPcalib</text:p>
          </table:table-cell>
          <table:table-cell table:formula="of:=AVERAGE([.AD7:.AD11])" office:value-type="float" office:value="0.160981612205505" calcext:value-type="float">
            <text:p>0.160981612205505</text:p>
          </table:table-cell>
          <table:table-cell/>
          <table:table-cell table:formula="of:=AVERAGE([.AF7:.AF11])" office:value-type="float" office:value="1.06533755302429" calcext:value-type="float">
            <text:p>1.06533755302429</text:p>
          </table:table-cell>
          <table:table-cell/>
        </table:table-row>
        <table:table-row table:style-name="ro1">
          <table:table-cell table:number-columns-repeated="28"/>
          <table:table-cell office:value-type="string" calcext:value-type="string">
            <text:p>GPcalib_lin</text:p>
          </table:table-cell>
          <table:table-cell table:formula="of:=AVERAGE([.AD12:.AD16])" office:value-type="float" office:value="0.15547131061554" calcext:value-type="float">
            <text:p>0.15547131061554</text:p>
          </table:table-cell>
          <table:table-cell/>
          <table:table-cell table:formula="of:=AVERAGE([.AF12:.AF16])" office:value-type="float" office:value="0.977313890457153" calcext:value-type="float">
            <text:p>0.977313890457153</text:p>
          </table:table-cell>
          <table:table-cell/>
        </table:table-row>
        <table:table-row table:style-name="ro1">
          <table:table-cell table:number-columns-repeated="28"/>
          <table:table-cell office:value-type="string" calcext:value-type="string">
            <text:p>GPcalib_approx</text:p>
          </table:table-cell>
          <table:table-cell table:formula="of:=AVERAGE([.AD17:.AD21])" office:value-type="float" office:value="0.11714864730835" calcext:value-type="float">
            <text:p>0.11714864730835</text:p>
          </table:table-cell>
          <table:table-cell/>
          <table:table-cell table:formula="of:=AVERAGE([.AF17:.AF21])" office:value-type="float" office:value="1.04915825843811" calcext:value-type="float">
            <text:p>1.04915825843811</text:p>
          </table:table-cell>
          <table:table-cell/>
        </table:table-row>
        <table:table-row table:style-name="ro1">
          <table:table-cell table:number-columns-repeated="28"/>
          <table:table-cell office:value-type="string" calcext:value-type="string">
            <text:p>Platt</text:p>
          </table:table-cell>
          <table:table-cell table:formula="of:=AVERAGE([.AD23:.AD27])" office:value-type="float" office:value="0.000280866622924805" calcext:value-type="float">
            <text:p>0.000280866622925</text:p>
          </table:table-cell>
          <table:table-cell/>
          <table:table-cell table:formula="of:=AVERAGE([.AF23:.AF27])" office:value-type="float" office:value="0.00197794437408447" calcext:value-type="float">
            <text:p>0.001977944374084</text:p>
          </table:table-cell>
          <table:table-cell/>
        </table:table-row>
        <table:table-row table:style-name="ro1">
          <table:table-cell table:number-columns-repeated="28"/>
          <table:table-cell office:value-type="string" calcext:value-type="string">
            <text:p>Isotonic</text:p>
          </table:table-cell>
          <table:table-cell table:formula="of:=AVERAGE([.AD27:.AD31])" office:value-type="float" office:value="0.000406436920166016" calcext:value-type="float">
            <text:p>0.000406436920166</text:p>
          </table:table-cell>
          <table:table-cell/>
          <table:table-cell table:formula="of:=AVERAGE([.AF27:.AF31])" office:value-type="float" office:value="0.000662126541137695" calcext:value-type="float">
            <text:p>0.000662126541138</text:p>
          </table:table-cell>
          <table:table-cell/>
        </table:table-row>
        <table:table-row table:style-name="ro1">
          <table:table-cell table:number-columns-repeated="28"/>
          <table:table-cell office:value-type="string" calcext:value-type="string">
            <text:p>Beta</text:p>
          </table:table-cell>
          <table:table-cell table:formula="of:=AVERAGE([.AD32:.AD36])" office:value-type="float" office:value="0.00208075523376465" calcext:value-type="float">
            <text:p>0.002080755233765</text:p>
          </table:table-cell>
          <table:table-cell/>
          <table:table-cell table:formula="of:=AVERAGE([.AF32:.AF36])" office:value-type="float" office:value="0.00262744426727295" calcext:value-type="float">
            <text:p>0.002627444267273</text:p>
          </table:table-cell>
          <table:table-cell/>
        </table:table-row>
        <table:table-row table:style-name="ro1">
          <table:table-cell table:number-columns-repeated="28"/>
          <table:table-cell office:value-type="string" calcext:value-type="string">
            <text:p>BBQ</text:p>
          </table:table-cell>
          <table:table-cell table:formula="of:=AVERAGE([.AD37:.AD41])" office:value-type="float" office:value="0.150235605239868" calcext:value-type="float">
            <text:p>0.150235605239868</text:p>
          </table:table-cell>
          <table:table-cell/>
          <table:table-cell table:formula="of:=AVERAGE([.AF37:.AF41])" office:value-type="float" office:value="0.0923142194747925" calcext:value-type="float">
            <text:p>0.092314219474793</text:p>
          </table:table-cell>
          <table:table-cell/>
        </table:table-row>
        <table:table-row table:style-name="ro1">
          <table:table-cell table:number-columns-repeated="28"/>
          <table:table-cell office:value-type="string" calcext:value-type="string">
            <text:p>Temp</text:p>
          </table:table-cell>
          <table:table-cell table:formula="of:=AVERAGE([.AD42:.AD46])" office:value-type="float" office:value="0.000810909271240234" calcext:value-type="float">
            <text:p>0.00081090927124</text:p>
          </table:table-cell>
          <table:table-cell/>
          <table:table-cell table:formula="of:=AVERAGE([.AF42:.AF46])" office:value-type="float" office:value="0.00625489711761475" calcext:value-type="float">
            <text:p>0.0062548971176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2T17:40:23.898485811</dc:date>
    <meta:editing-duration>PT4M20S</meta:editing-duration>
    <meta:editing-cycles>1</meta:editing-cycles>
    <meta:document-statistic meta:table-count="1" meta:cell-count="1544" meta:object-count="0"/>
    <meta:generator>LibreOffice/6.0.7.3$Linux_X86_64 LibreOffice_project/00m0$Build-3</meta:generator>
  </office:meta>
</office:document-meta>
</file>